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7D2000001D40000015FA100B9A3C50D08C2.svg" manifest:media-type="image/svg+xml"/>
  <manifest:file-entry manifest:full-path="Pictures/100002010000001B00000014BA33F6A621256EA7.png" manifest:media-type="image/png"/>
  <manifest:file-entry manifest:full-path="Pictures/100018A8000004210000032087278F729FFE410B.svg" manifest:media-type="image/svg+xml"/>
  <manifest:file-entry manifest:full-path="Pictures/10000BFF000000B30000018D7DFEBC6C797856FB.svg" manifest:media-type="image/svg+xml"/>
  <manifest:file-entry manifest:full-path="Pictures/100002010000000A000000174EB0B45E2A85BFA0.png" manifest:media-type="image/png"/>
  <manifest:file-entry manifest:full-path="Pictures/100002010000003C0000002D346572DE5A93FB6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4" style:family="table">
      <style:table-properties style:width="17cm" table:align="margin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none"/>
    </style:style>
    <style:style style:name="Tabela5" style:family="table">
      <style:table-properties style:width="2.492cm" table:align="left"/>
    </style:style>
    <style:style style:name="Tabela5.A" style:family="table-column">
      <style:table-column-properties style:column-width="0.529cm"/>
    </style:style>
    <style:style style:name="Tabela5.B" style:family="table-column">
      <style:table-column-properties style:column-width="0.586cm"/>
    </style:style>
    <style:style style:name="Tabela5.C" style:family="table-column">
      <style:table-column-properties style:column-width="1.378cm"/>
    </style:style>
    <style:style style:name="Tabela5.A1" style:family="table-cell">
      <style:table-cell-properties fo:padding="0.097cm" fo:border-left="none" fo:border-right="0.5pt solid #000000" fo:border-top="none" fo:border-bottom="0.5pt solid #000000"/>
    </style:style>
    <style:style style:name="Tabela5.C1" style:family="table-cell">
      <style:table-cell-properties fo:padding="0.097cm" fo:border-left="none" fo:border-right="none" fo:border-top="none" fo:border-bottom="0.5pt solid #000000"/>
    </style:style>
    <style:style style:name="Tabela5.A2" style:family="table-cell">
      <style:table-cell-properties fo:padding="0.097cm" fo:border-left="none" fo:border-right="0.5pt solid #000000" fo:border-top="none" fo:border-bottom="none"/>
    </style:style>
    <style:style style:name="Tabela5.C2" style:family="table-cell">
      <style:table-cell-properties fo:padding="0.097cm" fo:border="none"/>
    </style:style>
    <style:style style:name="Tabela1" style:family="table">
      <style:table-properties style:width="2.492cm" table:align="left"/>
    </style:style>
    <style:style style:name="Tabela1.A" style:family="table-column">
      <style:table-column-properties style:column-width="0.529cm"/>
    </style:style>
    <style:style style:name="Tabela1.B" style:family="table-column">
      <style:table-column-properties style:column-width="0.586cm"/>
    </style:style>
    <style:style style:name="Tabela1.C" style:family="table-column">
      <style:table-column-properties style:column-width="1.378cm"/>
    </style:style>
    <style:style style:name="Tabela1.A1" style:family="table-cell">
      <style:table-cell-properties fo:padding="0.097cm" fo:border-left="none" fo:border-right="0.5pt solid #000000" fo:border-top="none" fo:border-bottom="0.5pt solid #000000"/>
    </style:style>
    <style:style style:name="Tabela1.C1" style:family="table-cell">
      <style:table-cell-properties fo:padding="0.097cm" fo:border-left="none" fo:border-right="none" fo:border-top="none" fo:border-bottom="0.5pt solid #000000"/>
    </style:style>
    <style:style style:name="Tabela1.A2" style:family="table-cell">
      <style:table-cell-properties fo:padding="0.097cm" fo:border-left="none" fo:border-right="0.5pt solid #000000" fo:border-top="none" fo:border-bottom="none"/>
    </style:style>
    <style:style style:name="Tabela1.C2" style:family="table-cell">
      <style:table-cell-properties fo:padding="0.097cm" fo:border="none"/>
    </style:style>
    <style:style style:name="Tabela2" style:family="table">
      <style:table-properties style:width="2.533cm" table:align="left"/>
    </style:style>
    <style:style style:name="Tabela2.A" style:family="table-column">
      <style:table-column-properties style:column-width="0.529cm"/>
    </style:style>
    <style:style style:name="Tabela2.B" style:family="table-column">
      <style:table-column-properties style:column-width="0.586cm"/>
    </style:style>
    <style:style style:name="Tabela2.C" style:family="table-column">
      <style:table-column-properties style:column-width="1.418cm"/>
    </style:style>
    <style:style style:name="Tabela2.A1" style:family="table-cell">
      <style:table-cell-properties fo:padding="0.097cm" fo:border-left="none" fo:border-right="0.5pt solid #000000" fo:border-top="none" fo:border-bottom="0.5pt solid #000000"/>
    </style:style>
    <style:style style:name="Tabela2.C1" style:family="table-cell">
      <style:table-cell-properties fo:padding="0.097cm" fo:border-left="none" fo:border-right="none" fo:border-top="none" fo:border-bottom="0.5pt solid #000000"/>
    </style:style>
    <style:style style:name="Tabela2.A2" style:family="table-cell">
      <style:table-cell-properties fo:padding="0.097cm" fo:border-left="none" fo:border-right="0.5pt solid #000000" fo:border-top="none" fo:border-bottom="none"/>
    </style:style>
    <style:style style:name="Tabela2.C2" style:family="table-cell">
      <style:table-cell-properties fo:padding="0.097cm" fo:border="none"/>
    </style:style>
    <style:style style:name="Tabela3" style:family="table">
      <style:table-properties style:width="2.533cm" table:align="left"/>
    </style:style>
    <style:style style:name="Tabela3.A" style:family="table-column">
      <style:table-column-properties style:column-width="0.529cm"/>
    </style:style>
    <style:style style:name="Tabela3.B" style:family="table-column">
      <style:table-column-properties style:column-width="0.586cm"/>
    </style:style>
    <style:style style:name="Tabela3.C" style:family="table-column">
      <style:table-column-properties style:column-width="1.418cm"/>
    </style:style>
    <style:style style:name="Tabela3.A1" style:family="table-cell">
      <style:table-cell-properties fo:padding="0.097cm" fo:border-left="none" fo:border-right="0.5pt solid #000000" fo:border-top="none" fo:border-bottom="0.5pt solid #000000"/>
    </style:style>
    <style:style style:name="Tabela3.C1" style:family="table-cell">
      <style:table-cell-properties fo:padding="0.097cm" fo:border-left="none" fo:border-right="none" fo:border-top="none" fo:border-bottom="0.5pt solid #000000"/>
    </style:style>
    <style:style style:name="Tabela3.A2" style:family="table-cell">
      <style:table-cell-properties fo:padding="0.097cm" fo:border-left="none" fo:border-right="0.5pt solid #000000" fo:border-top="none" fo:border-bottom="none"/>
    </style:style>
    <style:style style:name="Tabela3.C2" style:family="table-cell">
      <style:table-cell-properties fo:padding="0.097cm" fo:border="none"/>
    </style:style>
    <style:style style:name="Tabela6" style:family="table">
      <style:table-properties style:width="2.492cm" table:align="left"/>
    </style:style>
    <style:style style:name="Tabela6.A" style:family="table-column">
      <style:table-column-properties style:column-width="0.822cm"/>
    </style:style>
    <style:style style:name="Tabela6.B" style:family="table-column">
      <style:table-column-properties style:column-width="1.67cm"/>
    </style:style>
    <style:style style:name="Tabela6.A1" style:family="table-cell">
      <style:table-cell-properties fo:padding="0.097cm" fo:border-left="none" fo:border-right="0.5pt solid #000000" fo:border-top="none" fo:border-bottom="0.5pt solid #000000"/>
    </style:style>
    <style:style style:name="Tabela6.B1" style:family="table-cell">
      <style:table-cell-properties fo:padding="0.097cm" fo:border-left="none" fo:border-right="none" fo:border-top="none" fo:border-bottom="0.5pt solid #000000"/>
    </style:style>
    <style:style style:name="Tabela6.A2" style:family="table-cell">
      <style:table-cell-properties fo:padding="0.097cm" fo:border-left="none" fo:border-right="0.5pt solid #000000" fo:border-top="none" fo:border-bottom="none"/>
    </style:style>
    <style:style style:name="Tabela6.B2" style:family="table-cell">
      <style:table-cell-properties fo:padding="0.097cm" fo:border="none"/>
    </style:style>
    <style:style style:name="Tabela7" style:family="table">
      <style:table-properties style:width="3.671cm" table:align="left"/>
    </style:style>
    <style:style style:name="Tabela7.A" style:family="table-column">
      <style:table-column-properties style:column-width="0.529cm"/>
    </style:style>
    <style:style style:name="Tabela7.B" style:family="table-column">
      <style:table-column-properties style:column-width="0.586cm"/>
    </style:style>
    <style:style style:name="Tabela7.C" style:family="table-column">
      <style:table-column-properties style:column-width="0.854cm"/>
    </style:style>
    <style:style style:name="Tabela7.D" style:family="table-column">
      <style:table-column-properties style:column-width="1.702cm"/>
    </style:style>
    <style:style style:name="Tabela7.A1" style:family="table-cell">
      <style:table-cell-properties fo:padding="0.097cm" fo:border-left="none" fo:border-right="0.5pt solid #000000" fo:border-top="none" fo:border-bottom="0.5pt solid #000000"/>
    </style:style>
    <style:style style:name="Tabela7.D1" style:family="table-cell">
      <style:table-cell-properties fo:padding="0.097cm" fo:border-left="none" fo:border-right="none" fo:border-top="none" fo:border-bottom="0.5pt solid #000000"/>
    </style:style>
    <style:style style:name="Tabela7.A2" style:family="table-cell">
      <style:table-cell-properties fo:padding="0.097cm" fo:border-left="none" fo:border-right="0.5pt solid #000000" fo:border-top="none" fo:border-bottom="none"/>
    </style:style>
    <style:style style:name="Tabela7.D2" style:family="table-cell">
      <style:table-cell-properties fo:padding="0.097cm" fo:border="none"/>
    </style:style>
    <style:style style:name="Tabela8" style:family="table">
      <style:table-properties style:width="8.419cm" table:align="left"/>
    </style:style>
    <style:style style:name="Tabela8.A" style:family="table-column">
      <style:table-column-properties style:column-width="0.529cm"/>
    </style:style>
    <style:style style:name="Tabela8.B" style:family="table-column">
      <style:table-column-properties style:column-width="0.586cm"/>
    </style:style>
    <style:style style:name="Tabela8.C" style:family="table-column">
      <style:table-column-properties style:column-width="0.524cm"/>
    </style:style>
    <style:style style:name="Tabela8.D" style:family="table-column">
      <style:table-column-properties style:column-width="1.418cm"/>
    </style:style>
    <style:style style:name="Tabela8.E" style:family="table-column">
      <style:table-column-properties style:column-width="1.413cm"/>
    </style:style>
    <style:style style:name="Tabela8.F" style:family="table-column">
      <style:table-column-properties style:column-width="3.949cm"/>
    </style:style>
    <style:style style:name="Tabela8.A1" style:family="table-cell">
      <style:table-cell-properties fo:padding="0.097cm" fo:border-left="none" fo:border-right="0.5pt solid #000000" fo:border-top="none" fo:border-bottom="0.5pt solid #000000"/>
    </style:style>
    <style:style style:name="Tabela8.B1" style:family="table-cell">
      <style:table-cell-properties fo:padding="0.097cm" fo:border-left="none" fo:border-right="none" fo:border-top="none" fo:border-bottom="0.5pt solid #000000"/>
    </style:style>
    <style:style style:name="Tabela8.A2" style:family="table-cell">
      <style:table-cell-properties fo:padding="0.097cm" fo:border-left="none" fo:border-right="0.5pt solid #000000" fo:border-top="none" fo:border-bottom="none"/>
    </style:style>
    <style:style style:name="Tabela8.B2" style:family="table-cell">
      <style:table-cell-properties fo:padding="0.097cm" fo:border="none"/>
    </style:style>
    <style:style style:name="Tabela9" style:family="table">
      <style:table-properties style:width="4.235cm" table:align="left"/>
    </style:style>
    <style:style style:name="Tabela9.A" style:family="table-column">
      <style:table-column-properties style:column-width="0.529cm"/>
    </style:style>
    <style:style style:name="Tabela9.B" style:family="table-column">
      <style:table-column-properties style:column-width="0.586cm"/>
    </style:style>
    <style:style style:name="Tabela9.C" style:family="table-column">
      <style:table-column-properties style:column-width="1.418cm"/>
    </style:style>
    <style:style style:name="Tabela9.D" style:family="table-column">
      <style:table-column-properties style:column-width="1.702cm"/>
    </style:style>
    <style:style style:name="Tabela9.A1" style:family="table-cell">
      <style:table-cell-properties fo:padding="0.097cm" fo:border-left="none" fo:border-right="0.5pt solid #000000" fo:border-top="none" fo:border-bottom="0.5pt solid #000000"/>
    </style:style>
    <style:style style:name="Tabela9.B1" style:family="table-cell">
      <style:table-cell-properties fo:padding="0.097cm" fo:border-left="none" fo:border-right="none" fo:border-top="none" fo:border-bottom="0.5pt solid #000000"/>
    </style:style>
    <style:style style:name="Tabela9.C1" style:family="table-cell">
      <style:table-cell-properties fo:padding="0.097cm" fo:border-left="0.5pt solid #000000" fo:border-right="0.5pt solid #000000" fo:border-top="none" fo:border-bottom="0.5pt solid #000000"/>
    </style:style>
    <style:style style:name="Tabela9.A2" style:family="table-cell">
      <style:table-cell-properties fo:padding="0.097cm" fo:border-left="none" fo:border-right="0.5pt solid #000000" fo:border-top="none" fo:border-bottom="none"/>
    </style:style>
    <style:style style:name="Tabela9.B2" style:family="table-cell">
      <style:table-cell-properties fo:padding="0.097cm" fo:border="none"/>
    </style:style>
    <style:style style:name="Tabela9.C2" style:family="table-cell">
      <style:table-cell-properties fo:padding="0.097cm" fo:border-left="0.5pt solid #000000" fo:border-right="0.5pt solid #000000" fo:border-top="none" fo:border-bottom="none"/>
    </style:style>
    <style:style style:name="Tabela10" style:family="table">
      <style:table-properties style:width="5.11cm" table:align="left"/>
    </style:style>
    <style:style style:name="Tabela10.A" style:family="table-column">
      <style:table-column-properties style:column-width="0.529cm"/>
    </style:style>
    <style:style style:name="Tabela10.B" style:family="table-column">
      <style:table-column-properties style:column-width="0.586cm"/>
    </style:style>
    <style:style style:name="Tabela10.C" style:family="table-column">
      <style:table-column-properties style:column-width="1.969cm"/>
    </style:style>
    <style:style style:name="Tabela10.D" style:family="table-column">
      <style:table-column-properties style:column-width="2.027cm"/>
    </style:style>
    <style:style style:name="Tabela10.A1" style:family="table-cell">
      <style:table-cell-properties fo:padding="0.097cm" fo:border-left="none" fo:border-right="0.5pt solid #000000" fo:border-top="none" fo:border-bottom="0.5pt solid #000000"/>
    </style:style>
    <style:style style:name="Tabela10.B1" style:family="table-cell">
      <style:table-cell-properties fo:padding="0.097cm" fo:border-left="none" fo:border-right="none" fo:border-top="none" fo:border-bottom="0.5pt solid #000000"/>
    </style:style>
    <style:style style:name="Tabela10.C1" style:family="table-cell">
      <style:table-cell-properties fo:padding="0.097cm" fo:border-left="0.5pt solid #000000" fo:border-right="0.5pt solid #000000" fo:border-top="none" fo:border-bottom="0.5pt solid #000000"/>
    </style:style>
    <style:style style:name="Tabela10.A2" style:family="table-cell">
      <style:table-cell-properties fo:padding="0.097cm" fo:border-left="none" fo:border-right="0.5pt solid #000000" fo:border-top="none" fo:border-bottom="none"/>
    </style:style>
    <style:style style:name="Tabela10.B2" style:family="table-cell">
      <style:table-cell-properties fo:padding="0.097cm" fo:border="none"/>
    </style:style>
    <style:style style:name="Tabela10.C2" style:family="table-cell">
      <style:table-cell-properties fo:padding="0.097cm" fo:border-left="0.5pt solid #000000" fo:border-right="0.5pt solid #000000" fo:border-top="none" fo:border-bottom="none"/>
    </style:style>
    <style:style style:name="Tabela11" style:family="table">
      <style:table-properties style:width="8.421cm" table:align="left"/>
    </style:style>
    <style:style style:name="Tabela11.A" style:family="table-column">
      <style:table-column-properties style:column-width="0.55cm"/>
    </style:style>
    <style:style style:name="Tabela11.B" style:family="table-column">
      <style:table-column-properties style:column-width="0.609cm"/>
    </style:style>
    <style:style style:name="Tabela11.C" style:family="table-column">
      <style:table-column-properties style:column-width="0.543cm"/>
    </style:style>
    <style:style style:name="Tabela11.D" style:family="table-column">
      <style:table-column-properties style:column-width="2.644cm"/>
    </style:style>
    <style:style style:name="Tabela11.E" style:family="table-column">
      <style:table-column-properties style:column-width="4.075cm"/>
    </style:style>
    <style:style style:name="Tabela11.A1" style:family="table-cell">
      <style:table-cell-properties fo:padding="0.097cm" fo:border-left="none" fo:border-right="0.5pt solid #000000" fo:border-top="none" fo:border-bottom="0.5pt solid #000000"/>
    </style:style>
    <style:style style:name="Tabela11.B1" style:family="table-cell">
      <style:table-cell-properties fo:padding="0.097cm" fo:border-left="none" fo:border-right="none" fo:border-top="none" fo:border-bottom="0.5pt solid #000000"/>
    </style:style>
    <style:style style:name="Tabela11.A2" style:family="table-cell">
      <style:table-cell-properties fo:padding="0.097cm" fo:border-left="none" fo:border-right="0.5pt solid #000000" fo:border-top="none" fo:border-bottom="none"/>
    </style:style>
    <style:style style:name="Tabela11.B2" style:family="table-cell">
      <style:table-cell-properties fo:padding="0.097cm" fo:border="none"/>
    </style:style>
    <style:style style:name="Tabela12" style:family="table">
      <style:table-properties style:width="7.59cm" table:align="center" fo:background-color="transparent">
        <style:background-image/>
      </style:table-properties>
    </style:style>
    <style:style style:name="Tabela12.A" style:family="table-column">
      <style:table-column-properties style:column-width="2.512cm"/>
    </style:style>
    <style:style style:name="Tabela12.B" style:family="table-column">
      <style:table-column-properties style:column-width="0.725cm"/>
    </style:style>
    <style:style style:name="Tabela12.C" style:family="table-column">
      <style:table-column-properties style:column-width="0.727cm"/>
    </style:style>
    <style:style style:name="Tabela12.1" style:family="table-row">
      <style:table-row-properties fo:background-color="transparent">
        <style:background-image/>
      </style:table-row-properties>
    </style:style>
    <style:style style:name="Tabela12.A1" style:family="table-cell">
      <style:table-cell-properties fo:padding="0.097cm" fo:border-left="none" fo:border-right="0.5pt solid #000000" fo:border-top="none" fo:border-bottom="0.5pt solid #000000"/>
    </style:style>
    <style:style style:name="Tabela12.B1" style:family="table-cell">
      <style:table-cell-properties fo:padding="0.097cm" fo:border-left="none" fo:border-right="none" fo:border-top="none" fo:border-bottom="0.5pt solid #000000"/>
    </style:style>
    <style:style style:name="Tabela12.A2" style:family="table-cell">
      <style:table-cell-properties fo:padding="0.097cm" fo:border-left="none" fo:border-right="0.5pt solid #000000" fo:border-top="none" fo:border-bottom="none"/>
    </style:style>
    <style:style style:name="Tabela12.B2" style:family="table-cell">
      <style:table-cell-properties fo:padding="0.097cm" fo:border="none"/>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3f83b6a"/>
    </style:style>
    <style:style style:name="P4" style:family="paragraph" style:parent-style-name="Text_20_body">
      <style:text-properties officeooo:rsid="03fa2cc1" officeooo:paragraph-rsid="03fa2cc1"/>
    </style:style>
    <style:style style:name="P5" style:family="paragraph" style:parent-style-name="Text_20_body">
      <style:text-properties officeooo:paragraph-rsid="03fbc5f1"/>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3fd9966"/>
    </style:style>
    <style:style style:name="P8" style:family="paragraph" style:parent-style-name="Text_20_body">
      <style:paragraph-properties fo:text-align="center" style:justify-single-word="false"/>
      <style:text-properties officeooo:paragraph-rsid="0449617a"/>
    </style:style>
    <style:style style:name="P9" style:family="paragraph" style:parent-style-name="Text_20_body">
      <style:paragraph-properties fo:text-align="center" style:justify-single-word="false"/>
      <style:text-properties officeooo:paragraph-rsid="046bf917"/>
    </style:style>
    <style:style style:name="P10" style:family="paragraph" style:parent-style-name="Text_20_body">
      <style:text-properties officeooo:paragraph-rsid="03fe13e6"/>
    </style:style>
    <style:style style:name="P11" style:family="paragraph" style:parent-style-name="Text_20_body">
      <style:text-properties officeooo:rsid="0400ab4b" officeooo:paragraph-rsid="0400ab4b"/>
    </style:style>
    <style:style style:name="P12" style:family="paragraph" style:parent-style-name="Text_20_body">
      <style:text-properties officeooo:paragraph-rsid="0402d273"/>
    </style:style>
    <style:style style:name="P13" style:family="paragraph" style:parent-style-name="Text_20_body">
      <style:text-properties officeooo:rsid="04077e0c" officeooo:paragraph-rsid="04077e0c"/>
    </style:style>
    <style:style style:name="P14" style:family="paragraph" style:parent-style-name="Text_20_body">
      <style:text-properties officeooo:paragraph-rsid="0409b8aa"/>
    </style:style>
    <style:style style:name="P15" style:family="paragraph" style:parent-style-name="Text_20_body">
      <style:text-properties officeooo:rsid="040dcc4e" officeooo:paragraph-rsid="040dcc4e"/>
    </style:style>
    <style:style style:name="P16" style:family="paragraph" style:parent-style-name="Text_20_body">
      <style:text-properties officeooo:paragraph-rsid="0417b6c2"/>
    </style:style>
    <style:style style:name="P17" style:family="paragraph" style:parent-style-name="Text_20_body">
      <style:text-properties officeooo:paragraph-rsid="041b1ad7"/>
    </style:style>
    <style:style style:name="P18" style:family="paragraph" style:parent-style-name="Text_20_body">
      <style:text-properties officeooo:rsid="0420ddd0" officeooo:paragraph-rsid="0420ddd0"/>
    </style:style>
    <style:style style:name="P19" style:family="paragraph" style:parent-style-name="Text_20_body">
      <style:text-properties officeooo:paragraph-rsid="0422c96f"/>
    </style:style>
    <style:style style:name="P20" style:family="paragraph" style:parent-style-name="Text_20_body">
      <style:text-properties officeooo:rsid="0425fd35" officeooo:paragraph-rsid="0425fd35"/>
    </style:style>
    <style:style style:name="P21" style:family="paragraph" style:parent-style-name="Text_20_body">
      <style:text-properties officeooo:paragraph-rsid="04276eb6"/>
    </style:style>
    <style:style style:name="P22" style:family="paragraph" style:parent-style-name="Text_20_body">
      <style:text-properties officeooo:paragraph-rsid="043690ba"/>
    </style:style>
    <style:style style:name="P23" style:family="paragraph" style:parent-style-name="Text_20_body">
      <style:text-properties officeooo:paragraph-rsid="0438e6bb"/>
    </style:style>
    <style:style style:name="P24" style:family="paragraph" style:parent-style-name="Text_20_body">
      <style:text-properties officeooo:paragraph-rsid="0439d37e"/>
    </style:style>
    <style:style style:name="P25" style:family="paragraph" style:parent-style-name="Text_20_body">
      <style:text-properties officeooo:paragraph-rsid="043ca784"/>
    </style:style>
    <style:style style:name="P26" style:family="paragraph" style:parent-style-name="Text_20_body">
      <style:text-properties officeooo:rsid="043eed8d" officeooo:paragraph-rsid="043eed8d"/>
    </style:style>
    <style:style style:name="P27" style:family="paragraph" style:parent-style-name="Text_20_body">
      <style:paragraph-properties fo:text-align="center" style:justify-single-word="false"/>
      <style:text-properties officeooo:rsid="043eed8d" officeooo:paragraph-rsid="043eed8d"/>
    </style:style>
    <style:style style:name="P28" style:family="paragraph" style:parent-style-name="Text_20_body">
      <style:text-properties officeooo:paragraph-rsid="044928ed"/>
    </style:style>
    <style:style style:name="P29" style:family="paragraph" style:parent-style-name="Text_20_body">
      <style:text-properties officeooo:paragraph-rsid="044d4110"/>
    </style:style>
    <style:style style:name="P30" style:family="paragraph" style:parent-style-name="Text_20_body">
      <style:text-properties officeooo:paragraph-rsid="044f533f"/>
    </style:style>
    <style:style style:name="P31" style:family="paragraph" style:parent-style-name="Text_20_body">
      <style:text-properties officeooo:rsid="04627268" officeooo:paragraph-rsid="04627268"/>
    </style:style>
    <style:style style:name="P32" style:family="paragraph" style:parent-style-name="Text_20_body">
      <style:paragraph-properties fo:text-align="center" style:justify-single-word="false"/>
      <style:text-properties officeooo:rsid="04627268" officeooo:paragraph-rsid="04627268"/>
    </style:style>
    <style:style style:name="P33" style:family="paragraph" style:parent-style-name="Text_20_body">
      <style:paragraph-properties fo:text-align="center" style:justify-single-word="false"/>
      <style:text-properties officeooo:rsid="04658b22" officeooo:paragraph-rsid="04658b22"/>
    </style:style>
    <style:style style:name="P34" style:family="paragraph" style:parent-style-name="Corpo_20_do_20_Exemplo">
      <style:text-properties officeooo:rsid="04021fb1" officeooo:paragraph-rsid="04021fb1"/>
    </style:style>
    <style:style style:name="P35" style:family="paragraph" style:parent-style-name="Corpo_20_do_20_Exemplo">
      <style:text-properties officeooo:rsid="04021fb1" officeooo:paragraph-rsid="0402d273"/>
    </style:style>
    <style:style style:name="P36" style:family="paragraph" style:parent-style-name="Corpo_20_do_20_Exemplo">
      <style:text-properties officeooo:paragraph-rsid="0405b39e"/>
    </style:style>
    <style:style style:name="P37" style:family="paragraph" style:parent-style-name="Corpo_20_do_20_Exemplo">
      <style:text-properties officeooo:rsid="0408149e" officeooo:paragraph-rsid="0408149e"/>
    </style:style>
    <style:style style:name="P38" style:family="paragraph" style:parent-style-name="Corpo_20_do_20_Exemplo">
      <style:text-properties officeooo:rsid="0409b8aa" officeooo:paragraph-rsid="0409b8aa"/>
    </style:style>
    <style:style style:name="P39" style:family="paragraph" style:parent-style-name="Corpo_20_do_20_Exemplo">
      <style:text-properties officeooo:paragraph-rsid="0409b8aa"/>
    </style:style>
    <style:style style:name="P40" style:family="paragraph" style:parent-style-name="Corpo_20_do_20_Exemplo">
      <style:text-properties officeooo:rsid="040fb144" officeooo:paragraph-rsid="040fb144"/>
    </style:style>
    <style:style style:name="P41" style:family="paragraph" style:parent-style-name="Corpo_20_do_20_Exemplo">
      <style:text-properties officeooo:rsid="0405b39e" officeooo:paragraph-rsid="0405b39e"/>
    </style:style>
    <style:style style:name="P42" style:family="paragraph" style:parent-style-name="Corpo_20_do_20_Exemplo">
      <style:text-properties officeooo:rsid="0414eba0" officeooo:paragraph-rsid="0414eba0"/>
    </style:style>
    <style:style style:name="P43" style:family="paragraph" style:parent-style-name="Corpo_20_do_20_Exemplo">
      <style:text-properties officeooo:paragraph-rsid="0416c663"/>
    </style:style>
    <style:style style:name="P44" style:family="paragraph" style:parent-style-name="Corpo_20_do_20_Exemplo">
      <style:paragraph-properties fo:text-align="center" style:justify-single-word="false"/>
    </style:style>
    <style:style style:name="P45" style:family="paragraph" style:parent-style-name="Corpo_20_do_20_Exemplo">
      <style:paragraph-properties fo:text-align="center" style:justify-single-word="false"/>
      <style:text-properties officeooo:paragraph-rsid="04194a27"/>
    </style:style>
    <style:style style:name="P46" style:family="paragraph" style:parent-style-name="Corpo_20_do_20_Exemplo">
      <style:paragraph-properties fo:text-align="center" style:justify-single-word="false"/>
      <style:text-properties officeooo:paragraph-rsid="042c3e89"/>
    </style:style>
    <style:style style:name="P47" style:family="paragraph" style:parent-style-name="Corpo_20_do_20_Exemplo">
      <style:paragraph-properties fo:text-align="center" style:justify-single-word="false"/>
      <style:text-properties officeooo:paragraph-rsid="04564ec8"/>
    </style:style>
    <style:style style:name="P48" style:family="paragraph" style:parent-style-name="Corpo_20_do_20_Exemplo">
      <style:text-properties officeooo:rsid="0419bc88" officeooo:paragraph-rsid="0419bc88"/>
    </style:style>
    <style:style style:name="P49" style:family="paragraph" style:parent-style-name="Corpo_20_do_20_Exemplo">
      <style:text-properties officeooo:rsid="041b1ad7" officeooo:paragraph-rsid="041bf52b"/>
    </style:style>
    <style:style style:name="P50" style:family="paragraph" style:parent-style-name="Corpo_20_do_20_Exemplo">
      <style:text-properties officeooo:rsid="041e436c" officeooo:paragraph-rsid="041e436c"/>
    </style:style>
    <style:style style:name="P51" style:family="paragraph" style:parent-style-name="Corpo_20_do_20_Exemplo">
      <style:text-properties officeooo:rsid="041e436c" officeooo:paragraph-rsid="041ef4d3"/>
    </style:style>
    <style:style style:name="P52" style:family="paragraph" style:parent-style-name="Corpo_20_do_20_Exemplo">
      <style:text-properties officeooo:paragraph-rsid="04204860"/>
    </style:style>
    <style:style style:name="P53" style:family="paragraph" style:parent-style-name="Corpo_20_do_20_Exemplo">
      <style:text-properties officeooo:rsid="0423c6b0" officeooo:paragraph-rsid="0423c6b0"/>
    </style:style>
    <style:style style:name="P54" style:family="paragraph" style:parent-style-name="Corpo_20_do_20_Exemplo">
      <style:text-properties officeooo:paragraph-rsid="042c3e89"/>
    </style:style>
    <style:style style:name="P55" style:family="paragraph" style:parent-style-name="Corpo_20_do_20_Exemplo">
      <style:text-properties officeooo:rsid="042fc3f3" officeooo:paragraph-rsid="042fc3f3"/>
    </style:style>
    <style:style style:name="P56" style:family="paragraph" style:parent-style-name="Corpo_20_do_20_Exemplo">
      <style:text-properties officeooo:paragraph-rsid="042fc3f3"/>
    </style:style>
    <style:style style:name="P57" style:family="paragraph" style:parent-style-name="Corpo_20_do_20_Exemplo">
      <style:text-properties officeooo:rsid="0442911d" officeooo:paragraph-rsid="0442911d"/>
    </style:style>
    <style:style style:name="P58" style:family="paragraph" style:parent-style-name="Corpo_20_do_20_Exemplo">
      <style:text-properties officeooo:rsid="04446c4e" officeooo:paragraph-rsid="04446c4e"/>
    </style:style>
    <style:style style:name="P59" style:family="paragraph" style:parent-style-name="Corpo_20_do_20_Exemplo">
      <style:text-properties officeooo:rsid="0444ce11" officeooo:paragraph-rsid="0444ce11"/>
    </style:style>
    <style:style style:name="P60" style:family="paragraph" style:parent-style-name="Corpo_20_do_20_Exemplo">
      <style:text-properties officeooo:paragraph-rsid="0444ce11"/>
    </style:style>
    <style:style style:name="P61" style:family="paragraph" style:parent-style-name="Corpo_20_do_20_Exemplo">
      <style:paragraph-properties fo:text-align="justify" style:justify-single-word="false"/>
      <style:text-properties officeooo:rsid="04463bd2" officeooo:paragraph-rsid="04463bd2"/>
    </style:style>
    <style:style style:name="P62" style:family="paragraph" style:parent-style-name="Corpo_20_do_20_Exemplo">
      <style:text-properties officeooo:rsid="044d4110" officeooo:paragraph-rsid="044d4110"/>
    </style:style>
    <style:style style:name="P63" style:family="paragraph" style:parent-style-name="Corpo_20_do_20_Exemplo">
      <style:text-properties officeooo:rsid="044f533f" officeooo:paragraph-rsid="044f533f"/>
    </style:style>
    <style:style style:name="P64" style:family="paragraph" style:parent-style-name="Corpo_20_do_20_Exemplo">
      <style:text-properties officeooo:paragraph-rsid="0453499a"/>
    </style:style>
    <style:style style:name="P65" style:family="paragraph" style:parent-style-name="Corpo_20_do_20_Exemplo">
      <style:paragraph-properties fo:text-align="center" style:justify-single-word="false"/>
      <style:text-properties officeooo:rsid="04555098" officeooo:paragraph-rsid="04568950"/>
    </style:style>
    <style:style style:name="P66" style:family="paragraph" style:parent-style-name="Corpo_20_do_20_Exemplo">
      <style:text-properties officeooo:rsid="04564ec8" officeooo:paragraph-rsid="04564ec8"/>
    </style:style>
    <style:style style:name="P67" style:family="paragraph" style:parent-style-name="Corpo_20_do_20_Exemplo">
      <style:text-properties officeooo:rsid="04568950" officeooo:paragraph-rsid="04568950"/>
    </style:style>
    <style:style style:name="P68" style:family="paragraph" style:parent-style-name="Corpo_20_do_20_Exemplo">
      <style:paragraph-properties fo:text-align="center" style:justify-single-word="false"/>
      <style:text-properties officeooo:rsid="04568950" officeooo:paragraph-rsid="04568950"/>
    </style:style>
    <style:style style:name="P69" style:family="paragraph" style:parent-style-name="Corpo_20_do_20_Exemplo">
      <style:text-properties officeooo:paragraph-rsid="04568950"/>
    </style:style>
    <style:style style:name="P70" style:family="paragraph" style:parent-style-name="Corpo_20_do_20_Exemplo">
      <style:text-properties officeooo:rsid="04584dfe" officeooo:paragraph-rsid="04584dfe"/>
    </style:style>
    <style:style style:name="P71" style:family="paragraph" style:parent-style-name="Corpo_20_do_20_Exemplo">
      <style:paragraph-properties fo:text-align="center" style:justify-single-word="false"/>
      <style:text-properties officeooo:rsid="04584dfe" officeooo:paragraph-rsid="04584dfe"/>
    </style:style>
    <style:style style:name="P72" style:family="paragraph" style:parent-style-name="Corpo_20_do_20_Exemplo">
      <style:text-properties officeooo:rsid="045a794a" officeooo:paragraph-rsid="045bbb1a"/>
    </style:style>
    <style:style style:name="P73" style:family="paragraph" style:parent-style-name="Corpo_20_do_20_Exemplo">
      <style:text-properties officeooo:rsid="045c2f1a" officeooo:paragraph-rsid="045c2f1a"/>
    </style:style>
    <style:style style:name="P74" style:family="paragraph" style:parent-style-name="Corpo_20_do_20_Exemplo">
      <style:paragraph-properties fo:text-align="center" style:justify-single-word="false"/>
      <style:text-properties officeooo:rsid="045c2f1a" officeooo:paragraph-rsid="045c2f1a"/>
    </style:style>
    <style:style style:name="P75" style:family="paragraph" style:parent-style-name="Corpo_20_do_20_Exemplo">
      <style:text-properties officeooo:paragraph-rsid="046073be"/>
    </style:style>
    <style:style style:name="P76" style:family="paragraph" style:parent-style-name="Corpo_20_do_20_Exemplo">
      <style:text-properties officeooo:rsid="046665c9" officeooo:paragraph-rsid="046665c9"/>
    </style:style>
    <style:style style:name="P77" style:family="paragraph" style:parent-style-name="Corpo_20_do_20_Exemplo">
      <style:paragraph-properties fo:text-align="center" style:justify-single-word="false"/>
      <style:text-properties officeooo:rsid="0466f549" officeooo:paragraph-rsid="0466f549"/>
    </style:style>
    <style:style style:name="P78" style:family="paragraph" style:parent-style-name="Corpo_20_do_20_Exemplo">
      <style:paragraph-properties fo:text-align="center" style:justify-single-word="false"/>
      <style:text-properties officeooo:rsid="0466f549" officeooo:paragraph-rsid="0468ed09"/>
    </style:style>
    <style:style style:name="P79" style:family="paragraph" style:parent-style-name="Corpo_20_do_20_Exemplo">
      <style:text-properties officeooo:rsid="0466f549" officeooo:paragraph-rsid="0466f549"/>
    </style:style>
    <style:style style:name="P80" style:family="paragraph" style:parent-style-name="Corpo_20_do_20_Exemplo">
      <style:text-properties officeooo:paragraph-rsid="04695dc5"/>
    </style:style>
    <style:style style:name="P81" style:family="paragraph" style:parent-style-name="Corpo_20_do_20_Exemplo" style:master-page-name="">
      <loext:graphic-properties draw:fill="none"/>
      <style:paragraph-properties fo:margin-left="1.3cm" fo:margin-right="0cm" fo:margin-top="0cm" fo:margin-bottom="0.247cm" loext:contextual-spacing="false" fo:line-height="115%" fo:text-align="justify" style:justify-single-word="false" fo:hyphenation-ladder-count="no-limit" fo:text-indent="-1.3cm" style:auto-text-indent="false" style:page-number="auto" fo:background-color="transparent" fo:padding="0.049cm" fo:border="0.06pt solid #000000"/>
      <style:text-properties officeooo:rsid="04021fb1" officeooo:paragraph-rsid="04021fb1" fo:hyphenate="true" fo:hyphenation-remain-char-count="2" fo:hyphenation-push-char-count="2" loext:hyphenation-no-caps="false"/>
    </style:style>
    <style:style style:name="P82" style:family="paragraph" style:parent-style-name="Text_20_body">
      <style:paragraph-properties fo:margin-left="1.251cm" fo:margin-right="0cm" fo:text-indent="0cm" style:auto-text-indent="false"/>
      <style:text-properties officeooo:rsid="03fedad9" officeooo:paragraph-rsid="03fedad9"/>
    </style:style>
    <style:style style:name="P83" style:family="paragraph" style:parent-style-name="Título_20_do_20_Exemplo">
      <style:text-properties officeooo:rsid="03f873cb" officeooo:paragraph-rsid="03f873cb"/>
    </style:style>
    <style:style style:name="P84" style:family="paragraph" style:parent-style-name="Título_20_do_20_Exemplo">
      <style:text-properties officeooo:rsid="03fa2cc1" officeooo:paragraph-rsid="03fa2cc1"/>
    </style:style>
    <style:style style:name="P85" style:family="paragraph" style:parent-style-name="Título_20_do_20_Exemplo">
      <style:text-properties officeooo:rsid="04021fb1" officeooo:paragraph-rsid="04021fb1"/>
    </style:style>
    <style:style style:name="P86" style:family="paragraph" style:parent-style-name="Título_20_do_20_Exemplo">
      <style:text-properties officeooo:rsid="0405b39e" officeooo:paragraph-rsid="0405b39e"/>
    </style:style>
    <style:style style:name="P87" style:family="paragraph" style:parent-style-name="Título_20_do_20_Exemplo">
      <style:text-properties officeooo:rsid="0408149e" officeooo:paragraph-rsid="0408149e"/>
    </style:style>
    <style:style style:name="P88" style:family="paragraph" style:parent-style-name="Título_20_do_20_Exemplo">
      <style:text-properties officeooo:rsid="0409b8aa" officeooo:paragraph-rsid="0409b8aa"/>
    </style:style>
    <style:style style:name="P89" style:family="paragraph" style:parent-style-name="Título_20_do_20_Exemplo">
      <style:text-properties officeooo:rsid="040fb144" officeooo:paragraph-rsid="040fb144"/>
    </style:style>
    <style:style style:name="P90" style:family="paragraph" style:parent-style-name="Título_20_do_20_Exemplo">
      <style:text-properties officeooo:rsid="0414eba0" officeooo:paragraph-rsid="0414eba0"/>
    </style:style>
    <style:style style:name="P91" style:family="paragraph" style:parent-style-name="Título_20_do_20_Exemplo">
      <style:text-properties officeooo:rsid="04194a27" officeooo:paragraph-rsid="04194a27"/>
    </style:style>
    <style:style style:name="P92" style:family="paragraph" style:parent-style-name="Título_20_do_20_Exemplo">
      <style:text-properties officeooo:rsid="041b1ad7" officeooo:paragraph-rsid="041b1ad7"/>
    </style:style>
    <style:style style:name="P93" style:family="paragraph" style:parent-style-name="Título_20_do_20_Exemplo">
      <style:text-properties officeooo:rsid="041e436c" officeooo:paragraph-rsid="041e436c"/>
    </style:style>
    <style:style style:name="P94" style:family="paragraph" style:parent-style-name="Título_20_do_20_Exemplo">
      <style:text-properties officeooo:rsid="04224334" officeooo:paragraph-rsid="04224334"/>
    </style:style>
    <style:style style:name="P95" style:family="paragraph" style:parent-style-name="Título_20_do_20_Exemplo">
      <style:text-properties officeooo:rsid="0423c6b0" officeooo:paragraph-rsid="0423c6b0"/>
    </style:style>
    <style:style style:name="P96" style:family="paragraph" style:parent-style-name="Título_20_do_20_Exemplo">
      <style:text-properties officeooo:rsid="042c00bb" officeooo:paragraph-rsid="042c00bb"/>
    </style:style>
    <style:style style:name="P97" style:family="paragraph" style:parent-style-name="Título_20_do_20_Exemplo">
      <style:text-properties officeooo:rsid="0442911d" officeooo:paragraph-rsid="0442911d"/>
    </style:style>
    <style:style style:name="P98" style:family="paragraph" style:parent-style-name="Título_20_do_20_Exemplo">
      <style:text-properties officeooo:rsid="0444ce11" officeooo:paragraph-rsid="0444ce11"/>
    </style:style>
    <style:style style:name="P99" style:family="paragraph" style:parent-style-name="Título_20_do_20_Exemplo">
      <style:text-properties officeooo:rsid="044d4110" officeooo:paragraph-rsid="044d4110"/>
    </style:style>
    <style:style style:name="P100" style:family="paragraph" style:parent-style-name="Título_20_do_20_Exemplo">
      <style:text-properties officeooo:rsid="044f533f" officeooo:paragraph-rsid="044f533f"/>
    </style:style>
    <style:style style:name="P101" style:family="paragraph" style:parent-style-name="Título_20_do_20_Exemplo">
      <style:text-properties officeooo:rsid="0453499a" officeooo:paragraph-rsid="0453499a"/>
    </style:style>
    <style:style style:name="P102" style:family="paragraph" style:parent-style-name="Título_20_do_20_Exemplo">
      <style:text-properties officeooo:rsid="04555098" officeooo:paragraph-rsid="04555098"/>
    </style:style>
    <style:style style:name="P103" style:family="paragraph" style:parent-style-name="Título_20_do_20_Exemplo">
      <style:text-properties officeooo:rsid="04564ec8" officeooo:paragraph-rsid="04564ec8"/>
    </style:style>
    <style:style style:name="P104" style:family="paragraph" style:parent-style-name="Título_20_do_20_Exemplo">
      <style:text-properties officeooo:rsid="04568950" officeooo:paragraph-rsid="04568950"/>
    </style:style>
    <style:style style:name="P105" style:family="paragraph" style:parent-style-name="Título_20_do_20_Exemplo">
      <style:text-properties officeooo:rsid="04584dfe" officeooo:paragraph-rsid="04584dfe"/>
    </style:style>
    <style:style style:name="P106" style:family="paragraph" style:parent-style-name="Título_20_do_20_Exemplo">
      <style:text-properties officeooo:rsid="045a794a" officeooo:paragraph-rsid="045a794a"/>
    </style:style>
    <style:style style:name="P107" style:family="paragraph" style:parent-style-name="Título_20_do_20_Exemplo">
      <style:text-properties officeooo:rsid="046665c9" officeooo:paragraph-rsid="046665c9"/>
    </style:style>
    <style:style style:name="P108" style:family="paragraph" style:parent-style-name="Footnote">
      <style:text-properties officeooo:rsid="04568950" officeooo:paragraph-rsid="04568950"/>
    </style:style>
    <style:style style:name="P109" style:family="paragraph" style:parent-style-name="Frame_20_contents">
      <style:paragraph-properties fo:text-align="justify" style:justify-single-word="false"/>
    </style:style>
    <style:style style:name="P110" style:family="paragraph" style:parent-style-name="Table_20_Contents">
      <style:paragraph-properties fo:text-align="justify" style:justify-single-word="false"/>
      <style:text-properties officeooo:paragraph-rsid="04476700"/>
    </style:style>
    <style:style style:name="P111" style:family="paragraph" style:parent-style-name="Table_20_Contents">
      <style:paragraph-properties fo:text-align="justify" style:justify-single-word="false"/>
      <style:text-properties officeooo:paragraph-rsid="043ca784"/>
    </style:style>
    <style:style style:name="P112" style:family="paragraph" style:parent-style-name="Table_20_Contents">
      <style:paragraph-properties fo:text-align="justify" style:justify-single-word="false"/>
      <style:text-properties officeooo:paragraph-rsid="045e4065"/>
    </style:style>
    <style:style style:name="P113" style:family="paragraph" style:parent-style-name="Table_20_Contents">
      <style:paragraph-properties fo:text-align="justify" style:justify-single-word="false"/>
      <style:text-properties officeooo:rsid="043ca784" officeooo:paragraph-rsid="043ca784"/>
    </style:style>
    <style:style style:name="P114" style:family="paragraph" style:parent-style-name="Table_20_Contents">
      <style:paragraph-properties fo:text-align="justify" style:justify-single-word="false"/>
      <style:text-properties officeooo:rsid="043ca784" officeooo:paragraph-rsid="044928ed"/>
    </style:style>
    <style:style style:name="P115" style:family="paragraph" style:parent-style-name="Table_20_Contents">
      <style:paragraph-properties fo:text-align="center" style:justify-single-word="false"/>
      <style:text-properties officeooo:rsid="043ca784" officeooo:paragraph-rsid="043ca784"/>
    </style:style>
    <style:style style:name="P116" style:family="paragraph" style:parent-style-name="Table_20_Contents">
      <style:paragraph-properties fo:text-align="center" style:justify-single-word="false"/>
      <style:text-properties style:font-name="DejaVu Serif" fo:font-size="11pt" officeooo:rsid="043ca784" officeooo:paragraph-rsid="043ca784"/>
    </style:style>
    <style:style style:name="P117" style:family="paragraph" style:parent-style-name="Table_20_Contents">
      <style:paragraph-properties fo:text-align="center" style:justify-single-word="false"/>
      <style:text-properties style:font-name="DejaVu Serif" fo:font-size="11pt" officeooo:rsid="043ed434" officeooo:paragraph-rsid="043ed434"/>
    </style:style>
    <style:style style:name="P118" style:family="paragraph" style:parent-style-name="Table_20_Contents">
      <style:paragraph-properties fo:text-align="center" style:justify-single-word="false"/>
      <style:text-properties style:font-name="DejaVu Serif" fo:font-size="11pt" officeooo:rsid="043eed8d" officeooo:paragraph-rsid="043eed8d"/>
    </style:style>
    <style:style style:name="P119" style:family="paragraph" style:parent-style-name="Table_20_Contents">
      <style:paragraph-properties fo:text-align="center" style:justify-single-word="false"/>
      <style:text-properties style:font-name="DejaVu Serif" fo:font-size="11pt" officeooo:rsid="04446c4e" officeooo:paragraph-rsid="04446c4e"/>
    </style:style>
    <style:style style:name="P120" style:family="paragraph" style:parent-style-name="Table_20_Contents">
      <style:paragraph-properties fo:text-align="center" style:justify-single-word="false"/>
      <style:text-properties style:font-name="DejaVu Serif" fo:font-size="11pt" officeooo:rsid="04476700" officeooo:paragraph-rsid="04476700"/>
    </style:style>
    <style:style style:name="P121" style:family="paragraph" style:parent-style-name="Table_20_Contents">
      <style:paragraph-properties fo:text-align="center" style:justify-single-word="false"/>
      <style:text-properties style:font-name="DejaVu Serif" fo:font-size="11pt" officeooo:rsid="0449c303" officeooo:paragraph-rsid="0449c303"/>
    </style:style>
    <style:style style:name="P122" style:family="paragraph" style:parent-style-name="Table_20_Contents">
      <style:paragraph-properties fo:text-align="center" style:justify-single-word="false"/>
      <style:text-properties style:font-name="DejaVu Serif" fo:font-size="11pt" officeooo:rsid="045040ed" officeooo:paragraph-rsid="045040ed"/>
    </style:style>
    <style:style style:name="P123" style:family="paragraph" style:parent-style-name="Table_20_Contents">
      <style:paragraph-properties fo:text-align="center" style:justify-single-word="false"/>
      <style:text-properties style:font-name="DejaVu Serif" fo:font-size="11pt" officeooo:rsid="045e4065" officeooo:paragraph-rsid="045e4065"/>
    </style:style>
    <style:style style:name="P124" style:family="paragraph" style:parent-style-name="Table_20_Contents">
      <style:paragraph-properties fo:text-align="center" style:justify-single-word="false"/>
    </style:style>
    <style:style style:name="P125" style:family="paragraph" style:parent-style-name="Table_20_Contents">
      <style:paragraph-properties fo:text-align="center" style:justify-single-word="false"/>
      <style:text-properties officeooo:paragraph-rsid="0449c303"/>
    </style:style>
    <style:style style:name="P126" style:family="paragraph" style:parent-style-name="Table_20_Contents">
      <style:paragraph-properties fo:text-align="center" style:justify-single-word="false"/>
      <style:text-properties officeooo:paragraph-rsid="04476700"/>
    </style:style>
    <style:style style:name="P127" style:family="paragraph" style:parent-style-name="Table_20_Contents">
      <style:paragraph-properties fo:text-align="center" style:justify-single-word="false"/>
      <style:text-properties officeooo:paragraph-rsid="045040ed"/>
    </style:style>
    <style:style style:name="P128" style:family="paragraph" style:parent-style-name="Table_20_Contents">
      <style:paragraph-properties fo:text-align="justify" style:justify-single-word="false"/>
      <style:text-properties officeooo:rsid="04446c4e" officeooo:paragraph-rsid="04446c4e"/>
    </style:style>
    <style:style style:name="P129" style:family="paragraph" style:parent-style-name="Table_20_Contents">
      <style:paragraph-properties fo:text-align="center" style:justify-single-word="false"/>
      <style:text-properties officeooo:rsid="04446c4e" officeooo:paragraph-rsid="04446c4e"/>
    </style:style>
    <style:style style:name="P130" style:family="paragraph" style:parent-style-name="Table_20_Contents">
      <style:paragraph-properties fo:text-align="justify" style:justify-single-word="false"/>
      <style:text-properties officeooo:rsid="04476700" officeooo:paragraph-rsid="04476700"/>
    </style:style>
    <style:style style:name="P131" style:family="paragraph" style:parent-style-name="Table_20_Contents">
      <style:paragraph-properties fo:text-align="center" style:justify-single-word="false"/>
      <style:text-properties officeooo:rsid="04476700" officeooo:paragraph-rsid="04476700"/>
    </style:style>
    <style:style style:name="P132" style:family="paragraph" style:parent-style-name="Corpo_20_do_20_Exemplo">
      <style:text-properties style:font-name="DejaVu Serif1" fo:font-size="11pt" fo:font-style="normal" officeooo:rsid="04463bd2" officeooo:paragraph-rsid="04463bd2" style:font-name-asian="DejaVu Serif1" style:font-style-asian="normal" style:font-name-complex="DejaVu Serif1" style:font-style-complex="normal"/>
    </style:style>
    <style:style style:name="P133" style:family="paragraph" style:parent-style-name="Corpo_20_do_20_Exemplo">
      <style:paragraph-properties fo:text-align="center" style:justify-single-word="false"/>
      <style:text-properties style:font-name="DejaVu Serif1" fo:font-size="11pt" fo:font-style="normal" officeooo:rsid="04463bd2" officeooo:paragraph-rsid="04463bd2" style:font-name-asian="DejaVu Serif1" style:font-style-asian="normal" style:font-name-complex="DejaVu Serif1" style:font-style-complex="normal"/>
    </style:style>
    <style:style style:name="P134" style:family="paragraph" style:parent-style-name="Corpo_20_do_20_Exemplo">
      <style:paragraph-properties fo:text-align="center" style:justify-single-word="false"/>
      <style:text-properties officeooo:rsid="044f533f" officeooo:paragraph-rsid="044f533f"/>
    </style:style>
    <style:style style:name="P135" style:family="paragraph" style:parent-style-name="Corpo_20_do_20_Exemplo">
      <style:text-properties officeooo:rsid="0470d3ee" officeooo:paragraph-rsid="0470d3ee"/>
    </style:style>
    <style:style style:name="P136" style:family="paragraph" style:parent-style-name="Corpo_20_do_20_Exemplo">
      <style:paragraph-properties fo:text-align="center" style:justify-single-word="false"/>
      <style:text-properties officeooo:rsid="047104d3" officeooo:paragraph-rsid="0471c073"/>
    </style:style>
    <style:style style:name="P137" style:family="paragraph" style:parent-style-name="Corpo_20_do_20_Exemplo">
      <style:text-properties officeooo:paragraph-rsid="0472ee4f"/>
    </style:style>
    <style:style style:name="P138" style:family="paragraph" style:parent-style-name="Corpo_20_do_20_Exemplo">
      <style:text-properties officeooo:rsid="04747b75" officeooo:paragraph-rsid="04747b75"/>
    </style:style>
    <style:style style:name="P139" style:family="paragraph" style:parent-style-name="Corpo_20_do_20_Exemplo">
      <style:text-properties officeooo:rsid="047dd1c8" officeooo:paragraph-rsid="047dd1c8"/>
    </style:style>
    <style:style style:name="P140" style:family="paragraph" style:parent-style-name="Corpo_20_do_20_Exemplo">
      <style:text-properties officeooo:rsid="04808d6e" officeooo:paragraph-rsid="04808d6e"/>
    </style:style>
    <style:style style:name="P141" style:family="paragraph" style:parent-style-name="Corpo_20_do_20_Exemplo">
      <style:text-properties officeooo:rsid="0482747d" officeooo:paragraph-rsid="0482747d"/>
    </style:style>
    <style:style style:name="P142" style:family="paragraph" style:parent-style-name="Corpo_20_do_20_Exemplo">
      <style:text-properties officeooo:paragraph-rsid="04808d6e"/>
    </style:style>
    <style:style style:name="P143" style:family="paragraph" style:parent-style-name="Corpo_20_do_20_Exemplo">
      <style:text-properties officeooo:rsid="04829eec" officeooo:paragraph-rsid="04829eec"/>
    </style:style>
    <style:style style:name="P144" style:family="paragraph" style:parent-style-name="Corpo_20_do_20_Exemplo">
      <style:text-properties officeooo:rsid="04876584" officeooo:paragraph-rsid="04876584"/>
    </style:style>
    <style:style style:name="P145" style:family="paragraph" style:parent-style-name="Corpo_20_do_20_Exemplo">
      <style:text-properties officeooo:rsid="04890737" officeooo:paragraph-rsid="04890737"/>
    </style:style>
    <style:style style:name="P146" style:family="paragraph" style:parent-style-name="Corpo_20_do_20_Exemplo">
      <style:text-properties officeooo:rsid="04892dc1" officeooo:paragraph-rsid="04892dc1"/>
    </style:style>
    <style:style style:name="P147" style:family="paragraph" style:parent-style-name="Corpo_20_do_20_Exemplo">
      <style:text-properties officeooo:rsid="048ea2f3" officeooo:paragraph-rsid="048ea2f3"/>
    </style:style>
    <style:style style:name="P148" style:family="paragraph" style:parent-style-name="Corpo_20_do_20_Exemplo">
      <style:text-properties officeooo:rsid="04909936" officeooo:paragraph-rsid="04909936"/>
    </style:style>
    <style:style style:name="P149" style:family="paragraph" style:parent-style-name="Corpo_20_do_20_Exemplo">
      <style:text-properties officeooo:rsid="049138be" officeooo:paragraph-rsid="049138be"/>
    </style:style>
    <style:style style:name="P150" style:family="paragraph" style:parent-style-name="Corpo_20_do_20_Exemplo">
      <style:text-properties officeooo:rsid="0495a498" officeooo:paragraph-rsid="0495a498"/>
    </style:style>
    <style:style style:name="P151" style:family="paragraph" style:parent-style-name="Corpo_20_do_20_Exemplo">
      <style:text-properties officeooo:rsid="04974ca5" officeooo:paragraph-rsid="04974ca5"/>
    </style:style>
    <style:style style:name="P152" style:family="paragraph" style:parent-style-name="Corpo_20_do_20_Exemplo">
      <style:text-properties officeooo:rsid="04974ca5" officeooo:paragraph-rsid="0497dbb9"/>
    </style:style>
    <style:style style:name="P153" style:family="paragraph" style:parent-style-name="Corpo_20_do_20_Exemplo">
      <style:paragraph-properties fo:text-align="center" style:justify-single-word="false"/>
    </style:style>
    <style:style style:name="P154" style:family="paragraph" style:parent-style-name="Corpo_20_do_20_Exemplo">
      <style:paragraph-properties fo:text-align="center" style:justify-single-word="false"/>
      <style:text-properties officeooo:rsid="049847d9" officeooo:paragraph-rsid="049847d9"/>
    </style:style>
    <style:style style:name="P155" style:family="paragraph" style:parent-style-name="Corpo_20_do_20_Exemplo">
      <style:paragraph-properties fo:text-align="justify" style:justify-single-word="false"/>
      <style:text-properties officeooo:rsid="049847d9" officeooo:paragraph-rsid="049847d9"/>
    </style:style>
    <style:style style:name="P156" style:family="paragraph" style:parent-style-name="Corpo_20_do_20_Exemplo">
      <style:paragraph-properties fo:text-align="center" style:justify-single-word="false"/>
      <style:text-properties officeooo:rsid="049924b8" officeooo:paragraph-rsid="049924b8"/>
    </style:style>
    <style:style style:name="P157" style:family="paragraph" style:parent-style-name="Corpo_20_do_20_Exemplo">
      <style:text-properties officeooo:rsid="049924b8" officeooo:paragraph-rsid="049924b8"/>
    </style:style>
    <style:style style:name="P158" style:family="paragraph" style:parent-style-name="Corpo_20_do_20_Exemplo">
      <style:text-properties officeooo:rsid="049bc961" officeooo:paragraph-rsid="049bc961"/>
    </style:style>
    <style:style style:name="P159" style:family="paragraph" style:parent-style-name="Corpo_20_do_20_Exemplo">
      <style:text-properties officeooo:paragraph-rsid="049bc961"/>
    </style:style>
    <style:style style:name="P160" style:family="paragraph" style:parent-style-name="Corpo_20_do_20_Exemplo">
      <style:text-properties officeooo:rsid="049c7f34" officeooo:paragraph-rsid="049c7f34"/>
    </style:style>
    <style:style style:name="P161" style:family="paragraph" style:parent-style-name="Corpo_20_do_20_Exemplo">
      <style:text-properties officeooo:rsid="049dd305" officeooo:paragraph-rsid="049dd305"/>
    </style:style>
    <style:style style:name="P162" style:family="paragraph" style:parent-style-name="Corpo_20_do_20_Exemplo">
      <style:text-properties officeooo:rsid="04a4d9c2" officeooo:paragraph-rsid="04a4d9c2"/>
    </style:style>
    <style:style style:name="P163" style:family="paragraph" style:parent-style-name="Corpo_20_do_20_Exemplo">
      <style:paragraph-properties fo:text-align="center" style:justify-single-word="false"/>
      <style:text-properties officeooo:rsid="04a4d9c2" officeooo:paragraph-rsid="04a4d9c2"/>
    </style:style>
    <style:style style:name="P164" style:family="paragraph" style:parent-style-name="Corpo_20_do_20_Exemplo">
      <style:paragraph-properties fo:text-align="center" style:justify-single-word="false"/>
      <style:text-properties officeooo:rsid="04a4d9c2" officeooo:paragraph-rsid="04a78011"/>
    </style:style>
    <style:style style:name="P165" style:family="paragraph" style:parent-style-name="Corpo_20_do_20_Exemplo">
      <style:text-properties officeooo:rsid="04aad568" officeooo:paragraph-rsid="04aad568"/>
    </style:style>
    <style:style style:name="P166" style:family="paragraph" style:parent-style-name="Corpo_20_do_20_Exemplo">
      <style:text-properties officeooo:rsid="04ac3876" officeooo:paragraph-rsid="04ac3876"/>
    </style:style>
    <style:style style:name="P167" style:family="paragraph" style:parent-style-name="Corpo_20_do_20_Exemplo">
      <style:text-properties officeooo:rsid="04ae2f3e" officeooo:paragraph-rsid="04ae2f3e"/>
    </style:style>
    <style:style style:name="P168" style:family="paragraph" style:parent-style-name="Corpo_20_do_20_Exemplo">
      <style:paragraph-properties fo:text-align="start" style:justify-single-word="false">
        <style:tab-stops>
          <style:tab-stop style:position="4.018cm"/>
          <style:tab-stop style:position="5.507cm"/>
        </style:tab-stops>
      </style:paragraph-properties>
      <style:text-properties officeooo:rsid="04ae2f3e" officeooo:paragraph-rsid="04afe356"/>
    </style:style>
    <style:style style:name="P169" style:family="paragraph" style:parent-style-name="Corpo_20_do_20_Exemplo">
      <style:paragraph-properties fo:text-align="start" style:justify-single-word="false">
        <style:tab-stops>
          <style:tab-stop style:position="4.096cm"/>
          <style:tab-stop style:position="5.507cm"/>
        </style:tab-stops>
      </style:paragraph-properties>
      <style:text-properties officeooo:rsid="04ae2f3e" officeooo:paragraph-rsid="04afe356"/>
    </style:style>
    <style:style style:name="P170" style:family="paragraph" style:parent-style-name="Corpo_20_do_20_Exemplo">
      <style:text-properties officeooo:rsid="04ae2f3e" officeooo:paragraph-rsid="04afe356"/>
    </style:style>
    <style:style style:name="P171" style:family="paragraph" style:parent-style-name="Corpo_20_do_20_Exemplo">
      <style:paragraph-properties fo:text-align="start" style:justify-single-word="false">
        <style:tab-stops>
          <style:tab-stop style:position="3.999cm"/>
          <style:tab-stop style:position="5.606cm"/>
          <style:tab-stop style:position="6.193cm"/>
        </style:tab-stops>
      </style:paragraph-properties>
      <style:text-properties officeooo:paragraph-rsid="04b3ad8c"/>
    </style:style>
    <style:style style:name="P172" style:family="paragraph" style:parent-style-name="Corpo_20_do_20_Exemplo">
      <style:text-properties officeooo:rsid="04afe356" officeooo:paragraph-rsid="04afe356"/>
    </style:style>
    <style:style style:name="P173" style:family="paragraph" style:parent-style-name="Corpo_20_do_20_Exemplo">
      <style:text-properties officeooo:rsid="04b30cc2" officeooo:paragraph-rsid="04b30cc2"/>
    </style:style>
    <style:style style:name="P174" style:family="paragraph" style:parent-style-name="Corpo_20_do_20_Exemplo">
      <style:text-properties officeooo:paragraph-rsid="04b30cc2"/>
    </style:style>
    <style:style style:name="P175" style:family="paragraph" style:parent-style-name="Corpo_20_do_20_Exemplo">
      <style:text-properties officeooo:rsid="04ba1459" officeooo:paragraph-rsid="04ba1459"/>
    </style:style>
    <style:style style:name="P176" style:family="paragraph" style:parent-style-name="Corpo_20_do_20_Exemplo">
      <style:text-properties officeooo:paragraph-rsid="04ba1459"/>
    </style:style>
    <style:style style:name="P177" style:family="paragraph" style:parent-style-name="Corpo_20_do_20_Exemplo">
      <style:text-properties officeooo:rsid="04bdd02e" officeooo:paragraph-rsid="04bdd02e"/>
    </style:style>
    <style:style style:name="P178" style:family="paragraph" style:parent-style-name="Corpo_20_do_20_Exemplo" style:list-style-name="L1"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paragraph-rsid="03f873cb" fo:hyphenate="true" fo:hyphenation-remain-char-count="2" fo:hyphenation-push-char-count="2" loext:hyphenation-no-caps="false"/>
    </style:style>
    <style:style style:name="P179" style:family="paragraph" style:parent-style-name="Corpo_20_do_20_Exemplo" style:list-style-name="L1"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paragraph-rsid="040dcc4e" fo:hyphenate="true" fo:hyphenation-remain-char-count="2" fo:hyphenation-push-char-count="2" loext:hyphenation-no-caps="false"/>
    </style:style>
    <style:style style:name="P180" style:family="paragraph" style:parent-style-name="Corpo_20_do_20_Exemplo" style:list-style-name="L1"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paragraph-rsid="04224334" fo:hyphenate="true" fo:hyphenation-remain-char-count="2" fo:hyphenation-push-char-count="2" loext:hyphenation-no-caps="false"/>
    </style:style>
    <style:style style:name="P181" style:family="paragraph" style:parent-style-name="Corpo_20_do_20_Exemplo" style:list-style-name="L1"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paragraph-rsid="0422c96f" fo:hyphenate="true" fo:hyphenation-remain-char-count="2" fo:hyphenation-push-char-count="2" loext:hyphenation-no-caps="false"/>
    </style:style>
    <style:style style:name="P182" style:family="paragraph" style:parent-style-name="Corpo_20_do_20_Exemplo" style:list-style-name="L1"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rsid="03fa2cc1" officeooo:paragraph-rsid="03fa2cc1" fo:hyphenate="true" fo:hyphenation-remain-char-count="2" fo:hyphenation-push-char-count="2" loext:hyphenation-no-caps="false"/>
    </style:style>
    <style:style style:name="P183" style:family="paragraph" style:parent-style-name="Corpo_20_do_20_Exemplo" style:list-style-name="L1">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fo:background-color="transparent" fo:padding="0.049cm" fo:border="0.06pt solid #000000"/>
      <style:text-properties officeooo:paragraph-rsid="03f873cb" fo:hyphenate="true" fo:hyphenation-remain-char-count="2" fo:hyphenation-push-char-count="2" loext:hyphenation-no-caps="false"/>
    </style:style>
    <style:style style:name="P184" style:family="paragraph" style:parent-style-name="Corpo_20_do_20_Exemplo" style:list-style-name="L1">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fo:background-color="transparent" fo:padding="0.049cm" fo:border="0.06pt solid #000000"/>
      <style:text-properties officeooo:paragraph-rsid="03f9e6a8" fo:hyphenate="true" fo:hyphenation-remain-char-count="2" fo:hyphenation-push-char-count="2" loext:hyphenation-no-caps="false"/>
    </style:style>
    <style:style style:name="P185" style:family="paragraph" style:parent-style-name="Corpo_20_do_20_Exemplo" style:list-style-name="L1">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fo:background-color="transparent" fo:padding="0.049cm" fo:border="0.06pt solid #000000"/>
      <style:text-properties officeooo:paragraph-rsid="040dcc4e" fo:hyphenate="true" fo:hyphenation-remain-char-count="2" fo:hyphenation-push-char-count="2" loext:hyphenation-no-caps="false"/>
    </style:style>
    <style:style style:name="P186" style:family="paragraph" style:parent-style-name="Corpo_20_do_20_Exemplo" style:list-style-name="L1">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fo:background-color="transparent" fo:padding="0.049cm" fo:border="0.06pt solid #000000"/>
      <style:text-properties officeooo:rsid="03fa2cc1" officeooo:paragraph-rsid="03fa2cc1" fo:hyphenate="true" fo:hyphenation-remain-char-count="2" fo:hyphenation-push-char-count="2" loext:hyphenation-no-caps="false"/>
    </style:style>
    <style:style style:name="P187" style:family="paragraph" style:parent-style-name="Corpo_20_do_20_Exemplo" style:list-style-name="L1">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fo:background-color="transparent" fo:padding="0.049cm" fo:border="0.06pt solid #000000"/>
      <style:text-properties officeooo:rsid="0422c96f" officeooo:paragraph-rsid="0422c96f" fo:hyphenate="true" fo:hyphenation-remain-char-count="2" fo:hyphenation-push-char-count="2" loext:hyphenation-no-caps="false"/>
    </style:style>
    <style:style style:name="P188"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405b39e" officeooo:paragraph-rsid="0407007f" fo:hyphenate="true" fo:hyphenation-remain-char-count="2" fo:hyphenation-push-char-count="2" loext:hyphenation-no-caps="false"/>
    </style:style>
    <style:style style:name="P189"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414eba0" officeooo:paragraph-rsid="0414eba0" fo:hyphenate="true" fo:hyphenation-remain-char-count="2" fo:hyphenation-push-char-count="2" loext:hyphenation-no-caps="false"/>
    </style:style>
    <style:style style:name="P190"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416c663" officeooo:paragraph-rsid="0416c663" fo:hyphenate="true" fo:hyphenation-remain-char-count="2" fo:hyphenation-push-char-count="2" loext:hyphenation-no-caps="false"/>
    </style:style>
    <style:style style:name="P191"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41e436c" officeooo:paragraph-rsid="041ef4d3" fo:hyphenate="true" fo:hyphenation-remain-char-count="2" fo:hyphenation-push-char-count="2" loext:hyphenation-no-caps="false"/>
    </style:style>
    <style:style style:name="P192"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41e436c" officeooo:paragraph-rsid="04204860" fo:hyphenate="true" fo:hyphenation-remain-char-count="2" fo:hyphenation-push-char-count="2" loext:hyphenation-no-caps="false"/>
    </style:style>
    <style:style style:name="P193"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41e436c" officeooo:paragraph-rsid="04208021" fo:hyphenate="true" fo:hyphenation-remain-char-count="2" fo:hyphenation-push-char-count="2" loext:hyphenation-no-caps="false"/>
    </style:style>
    <style:style style:name="P194"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41e436c" officeooo:paragraph-rsid="0420ddd0" fo:hyphenate="true" fo:hyphenation-remain-char-count="2" fo:hyphenation-push-char-count="2" loext:hyphenation-no-caps="false"/>
    </style:style>
    <style:style style:name="P195"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rsid="0416c663" officeooo:paragraph-rsid="0416c663" fo:hyphenate="true" fo:hyphenation-remain-char-count="2" fo:hyphenation-push-char-count="2" loext:hyphenation-no-caps="false"/>
    </style:style>
    <style:style style:name="P196"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rsid="0416c663" officeooo:paragraph-rsid="0417ad11" fo:hyphenate="true" fo:hyphenation-remain-char-count="2" fo:hyphenation-push-char-count="2" loext:hyphenation-no-caps="false"/>
    </style:style>
    <style:style style:name="P197" style:family="paragraph" style:parent-style-name="Corpo_20_do_20_Exemplo" style:list-style-name="L7">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4b30cc2" fo:hyphenate="true" fo:hyphenation-remain-char-count="2" fo:hyphenation-push-char-count="2" loext:hyphenation-no-caps="false"/>
    </style:style>
    <style:style style:name="P198" style:family="paragraph" style:parent-style-name="Corpo_20_do_20_Exemplo" style:list-style-name="L7">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4ba1459" fo:hyphenate="true" fo:hyphenation-remain-char-count="2" fo:hyphenation-push-char-count="2" loext:hyphenation-no-caps="false"/>
    </style:style>
    <style:style style:name="P199" style:family="paragraph" style:parent-style-name="Corpo_20_do_20_Exemplo" style:list-style-name="L7">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tab-stop style:position="2.392cm"/>
          <style:tab-stop style:position="2.9cm"/>
        </style:tab-stops>
      </style:paragraph-properties>
      <style:text-properties officeooo:paragraph-rsid="04b30cc2" fo:hyphenate="true" fo:hyphenation-remain-char-count="2" fo:hyphenation-push-char-count="2" loext:hyphenation-no-caps="false"/>
    </style:style>
    <style:style style:name="P200" style:family="paragraph" style:parent-style-name="Corpo_20_do_20_Exemplo" style:list-style-name="L7">
      <loext:graphic-properties draw:fill="none"/>
      <style:paragraph-properties fo:margin-left="1.199cm" fo:margin-right="0cm" fo:margin-top="0cm" fo:margin-bottom="0.247cm" loext:contextual-spacing="false" fo:line-height="115%" fo:text-align="center" style:justify-single-word="false" fo:hyphenation-ladder-count="no-limit" fo:text-indent="-1.199cm" style:auto-text-indent="false" fo:background-color="transparent" fo:padding="0.049cm" fo:border="0.06pt solid #000000">
        <style:tab-stops>
          <style:tab-stop style:position="2.392cm"/>
          <style:tab-stop style:position="2.9cm"/>
        </style:tab-stops>
      </style:paragraph-properties>
      <style:text-properties officeooo:paragraph-rsid="04b30cc2" fo:hyphenate="true" fo:hyphenation-remain-char-count="2" fo:hyphenation-push-char-count="2" loext:hyphenation-no-caps="false"/>
    </style:style>
    <style:style style:name="P201" style:family="paragraph" style:parent-style-name="Corpo_20_do_20_Exemplo" style:list-style-name="L7">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rsid="04ba1459" officeooo:paragraph-rsid="04ba1459" fo:hyphenate="true" fo:hyphenation-remain-char-count="2" fo:hyphenation-push-char-count="2" loext:hyphenation-no-caps="false"/>
    </style:style>
    <style:style style:name="P202" style:family="paragraph" style:parent-style-name="Corpo_20_do_20_Exemplo" style:list-style-name="L7">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rsid="04ba1459" officeooo:paragraph-rsid="04bae9b4" fo:hyphenate="true" fo:hyphenation-remain-char-count="2" fo:hyphenation-push-char-count="2" loext:hyphenation-no-caps="false"/>
    </style:style>
    <style:style style:name="P203" style:family="paragraph" style:parent-style-name="Footnote">
      <style:text-properties officeooo:paragraph-rsid="047104d3"/>
    </style:style>
    <style:style style:name="P204" style:family="paragraph" style:parent-style-name="Heading_20_1">
      <style:text-properties style:font-name="DejaVu Sans1" fo:font-size="17.5pt" fo:font-weight="bold" officeooo:rsid="03f83b6a" officeooo:paragraph-rsid="03f83b6a" style:font-name-asian="Noto Sans CJK SC" style:font-size-asian="18.2000007629395pt" style:font-weight-asian="bold" style:font-name-complex="Noto Sans Devanagari1" style:font-size-complex="18.2000007629395pt" style:font-weight-complex="bold"/>
    </style:style>
    <style:style style:name="P205" style:family="paragraph" style:parent-style-name="Heading_20_2">
      <style:text-properties officeooo:rsid="03fbc5f1" officeooo:paragraph-rsid="03fbc5f1"/>
    </style:style>
    <style:style style:name="P206" style:family="paragraph" style:parent-style-name="Heading_20_2">
      <style:text-properties officeooo:rsid="04276eb6" officeooo:paragraph-rsid="04276eb6"/>
    </style:style>
    <style:style style:name="P207" style:family="paragraph" style:parent-style-name="Heading_20_2">
      <style:text-properties style:font-name="DejaVu Sans" fo:font-size="16.1000003814697pt" fo:font-weight="bold" officeooo:rsid="043690ba" officeooo:paragraph-rsid="043690ba" style:font-name-asian="Noto Sans CJK SC" style:font-size-asian="16.1000003814697pt" style:font-weight-asian="bold" style:font-name-complex="Noto Sans Devanagari1" style:font-size-complex="16.1000003814697pt" style:font-weight-complex="bold"/>
    </style:style>
    <style:style style:name="P208" style:family="paragraph" style:parent-style-name="Heading_20_2">
      <style:text-properties officeooo:rsid="0432988d" officeooo:paragraph-rsid="0432988d"/>
    </style:style>
    <style:style style:name="P209" style:family="paragraph" style:parent-style-name="Heading_20_3">
      <style:text-properties officeooo:rsid="0439d37e" officeooo:paragraph-rsid="0439d37e"/>
    </style:style>
    <style:style style:name="P210" style:family="paragraph" style:parent-style-name="Heading_20_3">
      <style:text-properties officeooo:rsid="0449617a" officeooo:paragraph-rsid="0449617a"/>
    </style:style>
    <style:style style:name="P211" style:family="paragraph" style:parent-style-name="Heading_20_3">
      <style:text-properties officeooo:rsid="04627268" officeooo:paragraph-rsid="04627268"/>
    </style:style>
    <style:style style:name="P212" style:family="paragraph" style:parent-style-name="Heading_20_3">
      <style:text-properties officeooo:rsid="0483af88" officeooo:paragraph-rsid="0483af88"/>
    </style:style>
    <style:style style:name="P213" style:family="paragraph" style:parent-style-name="Heading_20_3">
      <style:text-properties officeooo:paragraph-rsid="047cc65a"/>
    </style:style>
    <style:style style:name="P214" style:family="paragraph" style:parent-style-name="Heading_20_3">
      <style:text-properties officeooo:rsid="049138be" officeooo:paragraph-rsid="049138be"/>
    </style:style>
    <style:style style:name="P215" style:family="paragraph" style:parent-style-name="Heading_20_3">
      <style:text-properties officeooo:rsid="049ea463" officeooo:paragraph-rsid="049ea463"/>
    </style:style>
    <style:style style:name="P216" style:family="paragraph" style:parent-style-name="Heading_20_3">
      <style:text-properties officeooo:rsid="04a6f43c" officeooo:paragraph-rsid="04a6f43c"/>
    </style:style>
    <style:style style:name="P217" style:family="paragraph" style:parent-style-name="Heading_20_3">
      <style:text-properties officeooo:rsid="04b04427" officeooo:paragraph-rsid="04b04427"/>
    </style:style>
    <style:style style:name="P218" style:family="paragraph" style:parent-style-name="Table_20_Contents">
      <style:paragraph-properties fo:text-align="center" style:justify-single-word="false"/>
      <style:text-properties style:font-name="DejaVu Serif" fo:font-size="11pt" officeooo:rsid="043eed8d" officeooo:paragraph-rsid="043ca784"/>
    </style:style>
    <style:style style:name="P219" style:family="paragraph" style:parent-style-name="Table_20_Contents">
      <style:paragraph-properties fo:text-align="justify" style:justify-single-word="false"/>
      <style:text-properties officeooo:rsid="04a08a5a" officeooo:paragraph-rsid="04a08a5a"/>
    </style:style>
    <style:style style:name="P220" style:family="paragraph" style:parent-style-name="Table_20_Contents">
      <style:paragraph-properties fo:text-align="center" style:justify-single-word="false"/>
      <style:text-properties officeooo:rsid="04a08a5a" officeooo:paragraph-rsid="04a08a5a"/>
    </style:style>
    <style:style style:name="P221" style:family="paragraph" style:parent-style-name="Text_20_body" style:list-style-name="L2">
      <style:text-properties officeooo:paragraph-rsid="03fe13e6"/>
    </style:style>
    <style:style style:name="P222" style:family="paragraph" style:parent-style-name="Text_20_body" style:list-style-name="L4">
      <style:text-properties officeooo:paragraph-rsid="02a67f5d"/>
    </style:style>
    <style:style style:name="P223" style:family="paragraph" style:parent-style-name="Text_20_body" style:list-style-name="L4">
      <style:text-properties officeooo:paragraph-rsid="04bdd02e"/>
    </style:style>
    <style:style style:name="P224" style:family="paragraph" style:parent-style-name="Text_20_body">
      <style:text-properties officeooo:rsid="0432988d" officeooo:paragraph-rsid="0432988d"/>
    </style:style>
    <style:style style:name="P225" style:family="paragraph" style:parent-style-name="Text_20_body" style:list-style-name="L5">
      <style:text-properties officeooo:paragraph-rsid="0476e184"/>
    </style:style>
    <style:style style:name="P226" style:family="paragraph" style:parent-style-name="Text_20_body" style:list-style-name="L5">
      <style:text-properties officeooo:paragraph-rsid="0477a5fb"/>
    </style:style>
    <style:style style:name="P227" style:family="paragraph" style:parent-style-name="Text_20_body" style:list-style-name="L5">
      <style:text-properties officeooo:rsid="047670e8" officeooo:paragraph-rsid="047670e8"/>
    </style:style>
    <style:style style:name="P228" style:family="paragraph" style:parent-style-name="Text_20_body" style:list-style-name="L5">
      <style:text-properties officeooo:rsid="0476e184" officeooo:paragraph-rsid="0476e184"/>
    </style:style>
    <style:style style:name="P229" style:family="paragraph" style:parent-style-name="Text_20_body">
      <style:text-properties officeooo:paragraph-rsid="0476e184"/>
    </style:style>
    <style:style style:name="P230" style:family="paragraph" style:parent-style-name="Text_20_body">
      <style:text-properties officeooo:rsid="047a04a2" officeooo:paragraph-rsid="047a04a2"/>
    </style:style>
    <style:style style:name="P231" style:family="paragraph" style:parent-style-name="Text_20_body">
      <style:text-properties officeooo:paragraph-rsid="047cc65a"/>
    </style:style>
    <style:style style:name="P232" style:family="paragraph" style:parent-style-name="Text_20_body">
      <style:paragraph-properties fo:text-align="center" style:justify-single-word="false"/>
      <style:text-properties officeooo:paragraph-rsid="047cc65a"/>
    </style:style>
    <style:style style:name="P233" style:family="paragraph" style:parent-style-name="Text_20_body">
      <style:paragraph-properties fo:text-align="center" style:justify-single-word="false"/>
      <style:text-properties officeooo:paragraph-rsid="0483af88"/>
    </style:style>
    <style:style style:name="P234" style:family="paragraph" style:parent-style-name="Text_20_body">
      <style:text-properties officeooo:paragraph-rsid="0483af88"/>
    </style:style>
    <style:style style:name="P235" style:family="paragraph" style:parent-style-name="Text_20_body">
      <style:text-properties officeooo:paragraph-rsid="04858a9a"/>
    </style:style>
    <style:style style:name="P236" style:family="paragraph" style:parent-style-name="Text_20_body">
      <style:text-properties officeooo:paragraph-rsid="049138be"/>
    </style:style>
    <style:style style:name="P237" style:family="paragraph" style:parent-style-name="Text_20_body">
      <style:text-properties officeooo:paragraph-rsid="04940852"/>
    </style:style>
    <style:style style:name="P238" style:family="paragraph" style:parent-style-name="Text_20_body">
      <style:text-properties officeooo:paragraph-rsid="049ea463"/>
    </style:style>
    <style:style style:name="P239" style:family="paragraph" style:parent-style-name="Text_20_body">
      <style:paragraph-properties fo:text-align="justify" style:justify-single-word="false"/>
      <style:text-properties officeooo:rsid="04a08a5a" officeooo:paragraph-rsid="04a08a5a"/>
    </style:style>
    <style:style style:name="P240" style:family="paragraph" style:parent-style-name="Text_20_body">
      <style:text-properties officeooo:rsid="04a08a5a" officeooo:paragraph-rsid="04a17c0d"/>
    </style:style>
    <style:style style:name="P241" style:family="paragraph" style:parent-style-name="Text_20_body">
      <style:text-properties officeooo:paragraph-rsid="04a17c0d"/>
    </style:style>
    <style:style style:name="P242" style:family="paragraph" style:parent-style-name="Text_20_body">
      <style:text-properties officeooo:paragraph-rsid="04a6f43c"/>
    </style:style>
    <style:style style:name="P243" style:family="paragraph" style:parent-style-name="Text_20_body">
      <style:text-properties officeooo:paragraph-rsid="04a8387e"/>
    </style:style>
    <style:style style:name="P244" style:family="paragraph" style:parent-style-name="Text_20_body">
      <style:text-properties officeooo:paragraph-rsid="04b04427"/>
    </style:style>
    <style:style style:name="P245" style:family="paragraph" style:parent-style-name="Text_20_body" style:list-style-name="L6">
      <style:text-properties officeooo:rsid="04b0b887" officeooo:paragraph-rsid="04b0b887"/>
    </style:style>
    <style:style style:name="P246" style:family="paragraph" style:parent-style-name="Text_20_body">
      <style:text-properties officeooo:paragraph-rsid="04b0b887"/>
    </style:style>
    <style:style style:name="P247" style:family="paragraph" style:parent-style-name="Text_20_body" style:list-style-name="L6">
      <style:text-properties officeooo:paragraph-rsid="04b0b887"/>
    </style:style>
    <style:style style:name="P248" style:family="paragraph" style:parent-style-name="Text_20_body" style:list-style-name="L8"/>
    <style:style style:name="P249" style:family="paragraph" style:parent-style-name="Text_20_body" style:list-style-name="L8">
      <style:text-properties officeooo:rsid="04b55660" officeooo:paragraph-rsid="04b55660"/>
    </style:style>
    <style:style style:name="P250" style:family="paragraph" style:parent-style-name="Text_20_body">
      <style:text-properties officeooo:rsid="04b55660" officeooo:paragraph-rsid="04b55660"/>
    </style:style>
    <style:style style:name="P251" style:family="paragraph" style:parent-style-name="Text_20_body">
      <style:paragraph-properties fo:text-align="center" style:justify-single-word="false"/>
      <style:text-properties officeooo:rsid="04b55660" officeooo:paragraph-rsid="04b55660"/>
    </style:style>
    <style:style style:name="P252" style:family="paragraph" style:parent-style-name="Text_20_body">
      <style:paragraph-properties fo:text-align="center" style:justify-single-word="false"/>
      <style:text-properties officeooo:rsid="04b6ff35" officeooo:paragraph-rsid="04b6ff35"/>
    </style:style>
    <style:style style:name="P253" style:family="paragraph" style:parent-style-name="Text_20_body">
      <style:text-properties officeooo:paragraph-rsid="04bdd02e"/>
    </style:style>
    <style:style style:name="P254" style:family="paragraph" style:parent-style-name="Título_20_do_20_Exemplo">
      <style:text-properties officeooo:rsid="0470d3ee" officeooo:paragraph-rsid="047a04a2"/>
    </style:style>
    <style:style style:name="P255" style:family="paragraph" style:parent-style-name="Título_20_do_20_Exemplo">
      <style:text-properties officeooo:rsid="047dd1c8" officeooo:paragraph-rsid="047dd1c8"/>
    </style:style>
    <style:style style:name="P256" style:family="paragraph" style:parent-style-name="Título_20_do_20_Exemplo">
      <style:text-properties officeooo:rsid="04808d6e" officeooo:paragraph-rsid="04808d6e"/>
    </style:style>
    <style:style style:name="P257" style:family="paragraph" style:parent-style-name="Título_20_do_20_Exemplo">
      <style:text-properties officeooo:rsid="04876584" officeooo:paragraph-rsid="04876584"/>
    </style:style>
    <style:style style:name="P258" style:family="paragraph" style:parent-style-name="Título_20_do_20_Exemplo">
      <style:text-properties officeooo:rsid="04892dc1" officeooo:paragraph-rsid="04892dc1"/>
    </style:style>
    <style:style style:name="P259" style:family="paragraph" style:parent-style-name="Título_20_do_20_Exemplo">
      <style:text-properties officeooo:rsid="048ea2f3" officeooo:paragraph-rsid="048ea2f3"/>
    </style:style>
    <style:style style:name="P260" style:family="paragraph" style:parent-style-name="Título_20_do_20_Exemplo">
      <style:text-properties officeooo:rsid="04940852" officeooo:paragraph-rsid="04940852"/>
    </style:style>
    <style:style style:name="P261" style:family="paragraph" style:parent-style-name="Título_20_do_20_Exemplo">
      <style:text-properties officeooo:rsid="049bc961" officeooo:paragraph-rsid="049bc961"/>
    </style:style>
    <style:style style:name="P262" style:family="paragraph" style:parent-style-name="Título_20_do_20_Exemplo">
      <style:text-properties officeooo:rsid="049dd305" officeooo:paragraph-rsid="049dd305"/>
    </style:style>
    <style:style style:name="P263" style:family="paragraph" style:parent-style-name="Título_20_do_20_Exemplo">
      <style:text-properties officeooo:rsid="04a4d9c2" officeooo:paragraph-rsid="04a4d9c2"/>
    </style:style>
    <style:style style:name="P264" style:family="paragraph" style:parent-style-name="Título_20_do_20_Exemplo">
      <style:text-properties officeooo:rsid="04a94f90" officeooo:paragraph-rsid="04a94f90"/>
    </style:style>
    <style:style style:name="P265" style:family="paragraph" style:parent-style-name="Título_20_do_20_Exemplo">
      <style:text-properties officeooo:rsid="04b30cc2" officeooo:paragraph-rsid="04b30cc2"/>
    </style:style>
    <style:style style:name="P266" style:family="paragraph" style:parent-style-name="Título_20_do_20_Exemplo">
      <style:text-properties officeooo:rsid="04ba1459" officeooo:paragraph-rsid="04ba1459"/>
    </style:style>
    <style:style style:name="P2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5eb91b"/>
    </style:style>
    <style:style style:name="T2" style:family="text">
      <style:text-properties officeooo:rsid="0257dcfc"/>
    </style:style>
    <style:style style:name="T3" style:family="text">
      <style:text-properties officeooo:rsid="0365a6d1"/>
    </style:style>
    <style:style style:name="T4" style:family="text">
      <style:text-properties officeooo:rsid="03f83b6a"/>
    </style:style>
    <style:style style:name="T5" style:family="text">
      <style:text-properties style:font-name="DejaVu Serif"/>
    </style:style>
    <style:style style:name="T6" style:family="text">
      <style:text-properties style:font-name="DejaVu Serif" fo:font-size="11pt"/>
    </style:style>
    <style:style style:name="T7" style:family="text">
      <style:text-properties style:font-name="DejaVu Serif" fo:font-size="11pt" officeooo:rsid="0123ec85"/>
    </style:style>
    <style:style style:name="T8" style:family="text">
      <style:text-properties style:font-name="DejaVu Serif" fo:font-size="11pt" officeooo:rsid="02b31282"/>
    </style:style>
    <style:style style:name="T9" style:family="text">
      <style:text-properties style:font-name="DejaVu Serif" fo:font-size="11pt" officeooo:rsid="03f83b6a"/>
    </style:style>
    <style:style style:name="T10" style:family="text">
      <style:text-properties style:font-name="DejaVu Serif" fo:font-size="11pt" officeooo:rsid="03fbc5f1"/>
    </style:style>
    <style:style style:name="T11" style:family="text">
      <style:text-properties style:font-name="DejaVu Serif" fo:font-size="11pt" officeooo:rsid="0409b8aa"/>
    </style:style>
    <style:style style:name="T12" style:family="text">
      <style:text-properties style:font-name="DejaVu Serif" fo:font-size="11pt" officeooo:rsid="040b2e6a"/>
    </style:style>
    <style:style style:name="T13" style:family="text">
      <style:text-properties style:font-name="DejaVu Serif" fo:font-size="11pt" officeooo:rsid="0416c663"/>
    </style:style>
    <style:style style:name="T14" style:family="text">
      <style:text-properties style:font-name="DejaVu Serif" fo:font-size="11pt" officeooo:rsid="04168835"/>
    </style:style>
    <style:style style:name="T15" style:family="text">
      <style:text-properties style:font-name="DejaVu Serif" fo:font-size="11pt" officeooo:rsid="04194a27"/>
    </style:style>
    <style:style style:name="T16" style:family="text">
      <style:text-properties style:font-name="DejaVu Serif" fo:font-size="11pt" officeooo:rsid="04204860"/>
    </style:style>
    <style:style style:name="T17" style:family="text">
      <style:text-properties style:font-name="DejaVu Serif" fo:font-size="11pt" officeooo:rsid="0422c96f" style:font-name-asian="Noto Serif CJK SC" style:font-name-complex="Noto Sans Devanagari1"/>
    </style:style>
    <style:style style:name="T18" style:family="text">
      <style:text-properties style:font-name="DejaVu Serif" fo:font-size="11pt" officeooo:rsid="04283ebd"/>
    </style:style>
    <style:style style:name="T19" style:family="text">
      <style:text-properties style:font-name="DejaVu Serif" fo:font-size="11pt" officeooo:rsid="042c3e89"/>
    </style:style>
    <style:style style:name="T20" style:family="text">
      <style:text-properties style:font-name="DejaVu Serif" fo:font-size="11pt" officeooo:rsid="042fc3f3"/>
    </style:style>
    <style:style style:name="T21" style:family="text">
      <style:text-properties style:font-name="DejaVu Serif" fo:font-size="11pt" officeooo:rsid="043690ba"/>
    </style:style>
    <style:style style:name="T22" style:family="text">
      <style:text-properties style:font-name="DejaVu Serif" fo:font-size="11pt" fo:font-style="normal" officeooo:rsid="001bee10" style:font-name-asian="Noto Serif CJK SC" style:font-style-asian="normal" style:font-name-complex="Noto Sans Devanagari1" style:font-style-complex="normal"/>
    </style:style>
    <style:style style:name="T23" style:family="text">
      <style:text-properties style:font-name="DejaVu Serif" fo:font-size="11pt" officeooo:rsid="0436e69c"/>
    </style:style>
    <style:style style:name="T24" style:family="text">
      <style:text-properties style:font-name="DejaVu Serif" fo:font-size="11pt" officeooo:rsid="043707dc"/>
    </style:style>
    <style:style style:name="T25" style:family="text">
      <style:text-properties style:font-name="DejaVu Serif" fo:font-size="11pt" officeooo:rsid="0438e6bb"/>
    </style:style>
    <style:style style:name="T26" style:family="text">
      <style:text-properties style:font-name="DejaVu Serif" fo:font-size="11pt" officeooo:rsid="043b329c"/>
    </style:style>
    <style:style style:name="T27" style:family="text">
      <style:text-properties style:font-name="DejaVu Serif" fo:font-size="11pt" officeooo:rsid="04463bd2"/>
    </style:style>
    <style:style style:name="T28" style:family="text">
      <style:text-properties style:font-name="DejaVu Serif" fo:font-size="11pt" officeooo:rsid="044928ed"/>
    </style:style>
    <style:style style:name="T29" style:family="text">
      <style:text-properties style:font-name="DejaVu Serif" fo:font-size="11pt" officeooo:rsid="044eebe8"/>
    </style:style>
    <style:style style:name="T30" style:family="text">
      <style:text-properties style:font-name="DejaVu Serif" fo:font-size="11pt" officeooo:rsid="04536ba2"/>
    </style:style>
    <style:style style:name="T31" style:family="text">
      <style:text-properties style:font-name="DejaVu Serif" fo:font-size="11pt" officeooo:rsid="04564ec8"/>
    </style:style>
    <style:style style:name="T32" style:family="text">
      <style:text-properties style:font-name="DejaVu Serif" fo:font-size="11pt" officeooo:rsid="04568950"/>
    </style:style>
    <style:style style:name="T33" style:family="text">
      <style:text-properties style:font-name="DejaVu Serif" fo:font-size="11pt" officeooo:rsid="04595fae"/>
    </style:style>
    <style:style style:name="T34" style:family="text">
      <style:text-properties style:font-name="DejaVu Serif" fo:font-size="11pt" officeooo:rsid="04747b75"/>
    </style:style>
    <style:style style:name="T35" style:family="text">
      <style:text-properties style:font-name="DejaVu Serif" fo:font-size="11pt" officeooo:rsid="0476e184"/>
    </style:style>
    <style:style style:name="T36" style:family="text">
      <style:text-properties style:font-name="DejaVu Serif" fo:font-size="11pt" officeooo:rsid="0482747d"/>
    </style:style>
    <style:style style:name="T37" style:family="text">
      <style:text-properties style:font-name="DejaVu Serif" fo:font-size="11pt" officeooo:rsid="04829eec"/>
    </style:style>
    <style:style style:name="T38" style:family="text">
      <style:text-properties style:font-name="DejaVu Serif" fo:font-size="11pt" officeooo:rsid="049bc961"/>
    </style:style>
    <style:style style:name="T39" style:family="text">
      <style:text-properties style:font-name="DejaVu Serif" fo:font-size="11pt" officeooo:rsid="049eb7eb"/>
    </style:style>
    <style:style style:name="T40" style:family="text">
      <style:text-properties style:font-name="DejaVu Serif" fo:font-size="11pt" officeooo:rsid="04a17c0d"/>
    </style:style>
    <style:style style:name="T41" style:family="text">
      <style:text-properties style:font-name="DejaVu Serif" fo:font-size="11pt" officeooo:rsid="04b0b887"/>
    </style:style>
    <style:style style:name="T42" style:family="text">
      <style:text-properties style:font-name="DejaVu Serif" fo:font-size="11pt" officeooo:rsid="04b30cc2"/>
    </style:style>
    <style:style style:name="T43" style:family="text">
      <style:text-properties style:font-name="DejaVu Serif" fo:font-size="11pt" officeooo:rsid="04b55660"/>
    </style:style>
    <style:style style:name="T44" style:family="text">
      <style:text-properties style:font-name="DejaVu Serif" fo:font-size="11pt" officeooo:rsid="04ba1459"/>
    </style:style>
    <style:style style:name="T45" style:family="text">
      <style:text-properties style:font-name="DejaVu Serif" fo:font-size="11pt" officeooo:rsid="04bdd02e"/>
    </style:style>
    <style:style style:name="T46" style:family="text">
      <style:text-properties style:font-name="DejaVu Serif" style:font-name-asian="Noto Serif CJK SC" style:font-name-complex="Noto Sans Devanagari1"/>
    </style:style>
    <style:style style:name="T47" style:family="text">
      <style:text-properties style:font-name="DejaVu Serif" officeooo:rsid="03f873cb" style:font-name-asian="Noto Serif CJK SC" style:font-name-complex="Noto Sans Devanagari1"/>
    </style:style>
    <style:style style:name="T48" style:family="text">
      <style:text-properties style:font-name="DejaVu Serif" officeooo:rsid="03f9e6a8" style:font-name-asian="Noto Serif CJK SC" style:font-name-complex="Noto Sans Devanagari1"/>
    </style:style>
    <style:style style:name="T49" style:family="text">
      <style:text-properties style:font-name="DejaVu Serif" officeooo:rsid="04224334" style:font-name-asian="Noto Serif CJK SC" style:font-name-complex="Noto Sans Devanagari1"/>
    </style:style>
    <style:style style:name="T50" style:family="text">
      <style:text-properties style:font-name="DejaVu Serif" officeooo:rsid="0422c96f" style:font-name-asian="Noto Serif CJK SC" style:font-name-complex="Noto Sans Devanagari1"/>
    </style:style>
    <style:style style:name="T51" style:family="text">
      <style:text-properties style:font-name="DejaVu Serif" officeooo:rsid="04476700" style:font-name-asian="Noto Serif CJK SC" style:font-name-complex="Noto Sans Devanagari1"/>
    </style:style>
    <style:style style:name="T52" style:family="text">
      <style:text-properties style:font-name="DejaVu Serif" officeooo:rsid="043ca784" style:font-name-asian="Noto Serif CJK SC" style:font-name-complex="Noto Sans Devanagari1"/>
    </style:style>
    <style:style style:name="T53" style:family="text">
      <style:text-properties style:font-name="DejaVu Serif" officeooo:rsid="0466f549" style:font-name-asian="Noto Serif CJK SC" style:font-name-complex="Noto Sans Devanagari1"/>
    </style:style>
    <style:style style:name="T54" style:family="text">
      <style:text-properties style:font-name="DejaVu Serif" officeooo:rsid="0468ed09" style:font-name-asian="Noto Serif CJK SC" style:font-name-complex="Noto Sans Devanagari1"/>
    </style:style>
    <style:style style:name="T55" style:family="text">
      <style:text-properties style:font-name="DejaVu Serif" officeooo:rsid="047104d3" style:font-name-asian="Noto Serif CJK SC" style:font-name-complex="Noto Sans Devanagari1"/>
    </style:style>
    <style:style style:name="T56" style:family="text">
      <style:text-properties style:font-name="DejaVu Serif" officeooo:rsid="0471c073" style:font-name-asian="Noto Serif CJK SC" style:font-name-complex="Noto Sans Devanagari1"/>
    </style:style>
    <style:style style:name="T57" style:family="text">
      <style:text-properties style:font-name="DejaVu Serif" officeooo:rsid="0470d3ee" style:font-name-asian="Noto Serif CJK SC" style:font-name-complex="Noto Sans Devanagari1"/>
    </style:style>
    <style:style style:name="T58" style:family="text">
      <style:text-properties style:font-name="DejaVu Serif" officeooo:rsid="0477a5fb" style:font-name-asian="Noto Serif CJK SC" style:font-name-complex="Noto Sans Devanagari1"/>
    </style:style>
    <style:style style:name="T59" style:family="text">
      <style:text-properties style:font-name="DejaVu Serif" officeooo:rsid="04b0b887" style:font-name-asian="Noto Serif CJK SC" style:font-name-complex="Noto Sans Devanagari1"/>
    </style:style>
    <style:style style:name="T60" style:family="text">
      <style:text-properties style:font-name="DejaVu Serif" fo:font-style="normal" officeooo:rsid="001bee10" style:font-name-asian="Noto Serif CJK SC" style:font-style-asian="normal" style:font-name-complex="Noto Sans Devanagari1" style:font-style-complex="normal"/>
    </style:style>
    <style:style style:name="T61" style:family="text">
      <style:text-properties style:font-name="DejaVu Serif" officeooo:rsid="04476700"/>
    </style:style>
    <style:style style:name="T62" style:family="text">
      <style:text-properties style:font-name="DejaVu Serif" officeooo:rsid="045a794a"/>
    </style:style>
    <style:style style:name="T63" style:family="text">
      <style:text-properties style:font-name="DejaVu Serif" officeooo:rsid="045e4065"/>
    </style:style>
    <style:style style:name="T64" style:family="text">
      <style:text-properties style:font-name="DejaVu Serif" fo:font-size="10pt" officeooo:rsid="047104d3" style:font-size-asian="10pt" style:font-size-complex="10pt"/>
    </style:style>
    <style:style style:name="T65" style:family="text">
      <style:text-properties officeooo:rsid="0123ec85"/>
    </style:style>
    <style:style style:name="T66" style:family="text">
      <style:text-properties officeooo:rsid="0125b2c7"/>
    </style:style>
    <style:style style:name="T67" style:family="text">
      <style:text-properties style:text-position="super 58%"/>
    </style:style>
    <style:style style:name="T68" style:family="text">
      <style:text-properties style:text-position="super 58%" officeooo:rsid="049924b8"/>
    </style:style>
    <style:style style:name="T69" style:family="text">
      <style:text-properties style:text-position="super 58%" officeooo:rsid="049bc961"/>
    </style:style>
    <style:style style:name="T70" style:family="text">
      <style:text-properties style:text-position="super 58%" officeooo:rsid="04a08a5a"/>
    </style:style>
    <style:style style:name="T71" style:family="text">
      <style:text-properties style:text-position="super 58%" officeooo:rsid="04ac3876"/>
    </style:style>
    <style:style style:name="T72" style:family="text">
      <style:text-properties style:text-position="super 58%" officeooo:rsid="04b30cc2"/>
    </style:style>
    <style:style style:name="T73" style:family="text">
      <style:text-properties style:font-name="DejaVu Serif1"/>
    </style:style>
    <style:style style:name="T74" style:family="text">
      <style:text-properties style:font-name="DejaVu Serif1" fo:font-style="normal" officeooo:rsid="001bee10" style:font-name-asian="DejaVu Serif1" style:font-style-asian="normal" style:font-name-complex="DejaVu Serif1" style:font-style-complex="normal"/>
    </style:style>
    <style:style style:name="T75" style:family="text">
      <style:text-properties style:font-name="DejaVu Serif1" fo:font-style="normal" officeooo:rsid="001d7fdb" style:font-name-asian="DejaVu Serif1" style:font-style-asian="normal" style:font-name-complex="DejaVu Serif1" style:font-style-complex="normal"/>
    </style:style>
    <style:style style:name="T76" style:family="text">
      <style:text-properties style:font-name="DejaVu Serif1" style:font-name-asian="DejaVu Serif1" style:font-name-complex="DejaVu Serif1"/>
    </style:style>
    <style:style style:name="T77" style:family="text">
      <style:text-properties style:font-name="DejaVu Serif1" officeooo:rsid="03f873cb" style:font-name-asian="DejaVu Serif1" style:font-name-complex="DejaVu Serif1"/>
    </style:style>
    <style:style style:name="T78" style:family="text">
      <style:text-properties style:font-name="DejaVu Serif1" officeooo:rsid="040b2e6a" style:font-name-asian="DejaVu Serif1" style:font-name-complex="DejaVu Serif1"/>
    </style:style>
    <style:style style:name="T79" style:family="text">
      <style:text-properties style:font-name="DejaVu Serif1" officeooo:rsid="040c4952" style:font-name-asian="DejaVu Serif1" style:font-name-complex="DejaVu Serif1"/>
    </style:style>
    <style:style style:name="T80" style:family="text">
      <style:text-properties style:font-name="DejaVu Serif1" officeooo:rsid="0417b6c2" style:font-name-asian="DejaVu Serif1" style:font-name-complex="DejaVu Serif1"/>
    </style:style>
    <style:style style:name="T81" style:family="text">
      <style:text-properties style:font-name="DejaVu Serif1" officeooo:rsid="041b1ad7" style:font-name-asian="DejaVu Serif1" style:font-name-complex="DejaVu Serif1"/>
    </style:style>
    <style:style style:name="T82" style:family="text">
      <style:text-properties style:font-name="DejaVu Serif1" officeooo:rsid="0422c96f" style:font-name-asian="DejaVu Serif1" style:font-name-complex="DejaVu Serif1"/>
    </style:style>
    <style:style style:name="T83" style:family="text">
      <style:text-properties style:font-name="DejaVu Serif1" officeooo:rsid="042e8a97" style:font-name-asian="DejaVu Serif1" style:font-name-complex="DejaVu Serif1"/>
    </style:style>
    <style:style style:name="T84" style:family="text">
      <style:text-properties style:font-name="DejaVu Serif1" officeooo:rsid="043ed434" style:font-name-asian="DejaVu Serif1" style:font-name-complex="DejaVu Serif1"/>
    </style:style>
    <style:style style:name="T85" style:family="text">
      <style:text-properties style:font-name="DejaVu Serif1" officeooo:rsid="04476700" style:font-name-asian="DejaVu Serif1" style:font-name-complex="DejaVu Serif1"/>
    </style:style>
    <style:style style:name="T86" style:family="text">
      <style:text-properties style:font-name="DejaVu Serif1" officeooo:rsid="0449c303" style:font-name-asian="DejaVu Serif1" style:font-name-complex="DejaVu Serif1"/>
    </style:style>
    <style:style style:name="T87" style:family="text">
      <style:text-properties style:font-name="DejaVu Serif1" officeooo:rsid="045040ed" style:font-name-asian="DejaVu Serif1" style:font-name-complex="DejaVu Serif1"/>
    </style:style>
    <style:style style:name="T88" style:family="text">
      <style:text-properties style:font-name="DejaVu Serif1" officeooo:rsid="045e4065" style:font-name-asian="DejaVu Serif1" style:font-name-complex="DejaVu Serif1"/>
    </style:style>
    <style:style style:name="T89" style:family="text">
      <style:text-properties style:font-name="DejaVu Serif1" officeooo:rsid="0468ed09" style:font-name-asian="DejaVu Serif1" style:font-name-complex="DejaVu Serif1"/>
    </style:style>
    <style:style style:name="T90" style:family="text">
      <style:text-properties style:font-name="DejaVu Serif1" fo:font-size="11pt" fo:font-style="normal" style:font-name-asian="DejaVu Serif1" style:font-style-asian="normal" style:font-name-complex="DejaVu Serif1" style:font-style-complex="normal"/>
    </style:style>
    <style:style style:name="T91" style:family="text">
      <style:text-properties style:font-name="DejaVu Serif1" fo:font-size="11pt" fo:font-style="normal" officeooo:rsid="001bee10" style:font-name-asian="DejaVu Serif1" style:font-style-asian="normal" style:font-name-complex="DejaVu Serif1" style:font-style-complex="normal"/>
    </style:style>
    <style:style style:name="T92" style:family="text">
      <style:text-properties style:font-name="DejaVu Serif1" fo:font-size="11pt" fo:font-style="normal" officeooo:rsid="001d7fdb" style:font-name-asian="DejaVu Serif1" style:font-style-asian="normal" style:font-name-complex="DejaVu Serif1" style:font-style-complex="normal"/>
    </style:style>
    <style:style style:name="T93" style:family="text">
      <style:text-properties style:font-name="DejaVu Serif1" fo:font-size="11pt" fo:font-style="normal" officeooo:rsid="0444ce11" style:font-name-asian="DejaVu Serif1" style:font-style-asian="normal" style:font-name-complex="DejaVu Serif1" style:font-style-complex="normal"/>
    </style:style>
    <style:style style:name="T94" style:family="text">
      <style:text-properties style:font-name="DejaVu Serif1" fo:font-size="11pt" fo:font-style="normal" officeooo:rsid="043ca784" style:font-name-asian="DejaVu Serif1" style:font-style-asian="normal" style:font-name-complex="DejaVu Serif1" style:font-style-complex="normal"/>
    </style:style>
    <style:style style:name="T95" style:family="text">
      <style:text-properties style:font-name="DejaVu Serif1" fo:font-size="11pt" fo:font-style="normal" officeooo:rsid="04463bd2" style:font-name-asian="DejaVu Serif1" style:font-style-asian="normal" style:font-name-complex="DejaVu Serif1" style:font-style-complex="normal"/>
    </style:style>
    <style:style style:name="T96" style:family="text">
      <style:text-properties style:font-name="DejaVu Serif1" fo:font-size="11pt" fo:font-style="normal" officeooo:rsid="0448beb3" style:font-name-asian="DejaVu Serif1" style:font-style-asian="normal" style:font-name-complex="DejaVu Serif1" style:font-style-complex="normal"/>
    </style:style>
    <style:style style:name="T97" style:family="text">
      <style:text-properties style:font-name="DejaVu Serif1" fo:font-size="11pt" style:font-name-asian="DejaVu Serif1" style:font-name-complex="DejaVu Serif1"/>
    </style:style>
    <style:style style:name="T98" style:family="text">
      <style:text-properties style:font-name="DejaVu Serif1" fo:font-size="11pt" officeooo:rsid="0444ce11" style:font-name-asian="DejaVu Serif1" style:font-name-complex="DejaVu Serif1"/>
    </style:style>
    <style:style style:name="T99" style:family="text">
      <style:text-properties style:font-name="DejaVu Serif1" fo:font-size="11pt" officeooo:rsid="045e4065" style:font-name-asian="DejaVu Serif1" style:font-name-complex="DejaVu Serif1"/>
    </style:style>
    <style:style style:name="T100" style:family="text">
      <style:text-properties style:font-name="DejaVu Serif1" officeooo:rsid="043eed8d"/>
    </style:style>
    <style:style style:name="T101" style:family="text">
      <style:text-properties style:font-name="DejaVu Serif1" officeooo:rsid="04446c4e"/>
    </style:style>
    <style:style style:name="T102" style:family="text">
      <style:text-properties style:font-name="DejaVu Serif1" officeooo:rsid="0449c303" style:font-name-asian="Noto Serif CJK SC" style:font-name-complex="Noto Sans Devanagari1"/>
    </style:style>
    <style:style style:name="T103" style:family="text">
      <style:text-properties officeooo:rsid="03f873cb"/>
    </style:style>
    <style:style style:name="T104" style:family="text">
      <style:text-properties officeooo:rsid="03fbc5f1"/>
    </style:style>
    <style:style style:name="T105" style:family="text">
      <style:text-properties officeooo:rsid="03fedad9"/>
    </style:style>
    <style:style style:name="T106" style:family="text">
      <style:text-properties officeooo:rsid="0405b39e"/>
    </style:style>
    <style:style style:name="T107" style:family="text">
      <style:text-properties officeooo:rsid="0409b8aa"/>
    </style:style>
    <style:style style:name="T108" style:family="text">
      <style:text-properties officeooo:rsid="040b2e6a"/>
    </style:style>
    <style:style style:name="T109" style:family="text">
      <style:text-properties officeooo:rsid="040fb144"/>
    </style:style>
    <style:style style:name="T110" style:family="text">
      <style:text-properties officeooo:rsid="04168835"/>
    </style:style>
    <style:style style:name="T111" style:family="text">
      <style:text-properties officeooo:rsid="0416c663"/>
    </style:style>
    <style:style style:name="T112" style:family="text">
      <style:text-properties officeooo:rsid="0417ad11"/>
    </style:style>
    <style:style style:name="T113" style:family="text">
      <style:text-properties officeooo:rsid="04194a27"/>
    </style:style>
    <style:style style:name="T114" style:family="text">
      <style:text-properties officeooo:rsid="041e436c"/>
    </style:style>
    <style:style style:name="T115" style:family="text">
      <style:text-properties officeooo:rsid="04204860"/>
    </style:style>
    <style:style style:name="T116" style:family="text">
      <style:text-properties officeooo:rsid="042c3e89"/>
    </style:style>
    <style:style style:name="T117" style:family="text">
      <style:text-properties officeooo:rsid="042e88e0"/>
    </style:style>
    <style:style style:name="T118" style:family="text">
      <style:text-properties officeooo:rsid="042fc3f3"/>
    </style:style>
    <style:style style:name="T119" style:family="text">
      <style:text-properties officeooo:rsid="043b329c"/>
    </style:style>
    <style:style style:name="T120" style:family="text">
      <style:text-properties officeooo:rsid="0444ce11"/>
    </style:style>
    <style:style style:name="T121" style:family="text">
      <style:text-properties officeooo:rsid="04476700"/>
    </style:style>
    <style:style style:name="T122" style:family="text">
      <style:text-properties officeooo:rsid="044928ed"/>
    </style:style>
    <style:style style:name="T123" style:family="text">
      <style:text-properties officeooo:rsid="044d4110"/>
    </style:style>
    <style:style style:name="T124" style:family="text">
      <style:text-properties officeooo:rsid="044eebe8"/>
    </style:style>
    <style:style style:name="T125" style:family="text">
      <style:text-properties officeooo:rsid="0453499a"/>
    </style:style>
    <style:style style:name="T126" style:family="text">
      <style:text-properties officeooo:rsid="04564ec8"/>
    </style:style>
    <style:style style:name="T127" style:family="text">
      <style:text-properties officeooo:rsid="04568950"/>
    </style:style>
    <style:style style:name="T128" style:family="text">
      <style:text-properties officeooo:rsid="045e4065"/>
    </style:style>
    <style:style style:name="T129" style:family="text">
      <style:text-properties officeooo:rsid="046d6bea"/>
    </style:style>
    <style:style style:name="T130" style:family="text">
      <style:text-properties officeooo:rsid="0470d3ee"/>
    </style:style>
    <style:style style:name="T131" style:family="text">
      <style:text-properties officeooo:rsid="047104d3"/>
    </style:style>
    <style:style style:name="T132" style:family="text">
      <style:text-properties style:font-name="DejaVu Serif1" style:font-name-asian="DejaVu Serif1" style:font-name-complex="DejaVu Serif1"/>
    </style:style>
    <style:style style:name="T133" style:family="text">
      <style:text-properties style:font-name="DejaVu Serif1" officeooo:rsid="047104d3" style:font-name-asian="DejaVu Serif1" style:font-name-complex="DejaVu Serif1"/>
    </style:style>
    <style:style style:name="T134" style:family="text">
      <style:text-properties style:font-name="DejaVu Serif1" officeooo:rsid="0471c073" style:font-name-asian="DejaVu Serif1" style:font-name-complex="DejaVu Serif1"/>
    </style:style>
    <style:style style:name="T135" style:family="text">
      <style:text-properties style:font-name="DejaVu Serif1" officeooo:rsid="047cc65a" style:font-name-asian="DejaVu Serif1" style:font-name-complex="DejaVu Serif1"/>
    </style:style>
    <style:style style:name="T136" style:family="text">
      <style:text-properties style:font-name="DejaVu Serif1" officeooo:rsid="0488f137" style:font-name-asian="DejaVu Serif1" style:font-name-complex="DejaVu Serif1"/>
    </style:style>
    <style:style style:name="T137" style:family="text">
      <style:text-properties style:font-name="DejaVu Serif1" officeooo:rsid="04940852" style:font-name-asian="DejaVu Serif1" style:font-name-complex="DejaVu Serif1"/>
    </style:style>
    <style:style style:name="T138" style:family="text">
      <style:text-properties style:font-name="DejaVu Serif1" officeooo:rsid="04a78011" style:font-name-asian="DejaVu Serif1" style:font-name-complex="DejaVu Serif1"/>
    </style:style>
    <style:style style:name="T139" style:family="text">
      <style:text-properties style:font-name="DejaVu Serif1" officeooo:rsid="04a8387e" style:font-name-asian="DejaVu Serif1" style:font-name-complex="DejaVu Serif1"/>
    </style:style>
    <style:style style:name="T140" style:family="text">
      <style:text-properties style:font-name="DejaVu Serif1" officeooo:rsid="04ac3876" style:font-name-asian="DejaVu Serif1" style:font-name-complex="DejaVu Serif1"/>
    </style:style>
    <style:style style:name="T141" style:family="text">
      <style:text-properties style:font-name="DejaVu Serif1" officeooo:rsid="04b0b887" style:font-name-asian="DejaVu Serif1" style:font-name-complex="DejaVu Serif1"/>
    </style:style>
    <style:style style:name="T142" style:family="text">
      <style:text-properties style:font-name="DejaVu Serif1" officeooo:rsid="04bae9b4" style:font-name-asian="DejaVu Serif1" style:font-name-complex="DejaVu Serif1"/>
    </style:style>
    <style:style style:name="T143" style:family="text">
      <style:text-properties style:font-name="DejaVu Serif1" style:font-name-asian="Noto Serif CJK SC" style:font-name-complex="Noto Sans Devanagari1"/>
    </style:style>
    <style:style style:name="T144" style:family="text">
      <style:text-properties style:font-name="DejaVu Serif1" officeooo:rsid="0471c073" style:font-name-asian="Noto Serif CJK SC" style:font-name-complex="Noto Sans Devanagari1"/>
    </style:style>
    <style:style style:name="T145" style:family="text">
      <style:text-properties style:font-name="DejaVu Serif1" officeooo:rsid="0470d3ee" style:font-name-asian="Noto Serif CJK SC" style:font-name-complex="Noto Sans Devanagari1"/>
    </style:style>
    <style:style style:name="T146" style:family="text">
      <style:text-properties style:font-name="DejaVu Serif1" officeooo:rsid="0476e184" style:font-name-asian="Noto Serif CJK SC" style:font-name-complex="Noto Sans Devanagari1"/>
    </style:style>
    <style:style style:name="T147" style:family="text">
      <style:text-properties style:font-name="DejaVu Serif1" officeooo:rsid="0477a5fb" style:font-name-asian="Noto Serif CJK SC" style:font-name-complex="Noto Sans Devanagari1"/>
    </style:style>
    <style:style style:name="T148" style:family="text">
      <style:text-properties style:font-name="DejaVu Serif1" fo:font-size="11pt" officeooo:rsid="0471c073" style:font-name-asian="Noto Serif CJK SC" style:font-name-complex="Noto Sans Devanagari1"/>
    </style:style>
    <style:style style:name="T149" style:family="text">
      <style:text-properties style:font-name="DejaVu Serif1" officeooo:rsid="04b3ad8c"/>
    </style:style>
    <style:style style:name="T150" style:family="text">
      <style:text-properties style:text-position="sub 58%"/>
    </style:style>
    <style:style style:name="T151" style:family="text">
      <style:text-properties style:text-position="sub 58%" style:font-name="DejaVu Serif" officeooo:rsid="0470d3ee" style:font-name-asian="Noto Serif CJK SC" style:font-name-complex="Noto Sans Devanagari1"/>
    </style:style>
    <style:style style:name="T152" style:family="text">
      <style:text-properties style:text-position="sub 58%" style:font-name="DejaVu Serif" officeooo:rsid="0471c073" style:font-name-asian="Noto Serif CJK SC" style:font-name-complex="Noto Sans Devanagari1"/>
    </style:style>
    <style:style style:name="T153" style:family="text">
      <style:text-properties style:text-position="sub 58%" style:font-name="DejaVu Serif1" officeooo:rsid="0470d3ee" style:font-name-asian="Noto Serif CJK SC" style:font-name-complex="Noto Sans Devanagari1"/>
    </style:style>
    <style:style style:name="T154" style:family="text">
      <style:text-properties style:text-position="sub 58%" officeooo:rsid="0470d3ee"/>
    </style:style>
    <style:style style:name="T155" style:family="text">
      <style:text-properties officeooo:rsid="0471c073"/>
    </style:style>
    <style:style style:name="T156" style:family="text">
      <style:text-properties officeooo:rsid="0472ee4f"/>
    </style:style>
    <style:style style:name="T157" style:family="text">
      <style:text-properties officeooo:rsid="047670e8"/>
    </style:style>
    <style:style style:name="T158" style:family="text">
      <style:text-properties officeooo:rsid="0476e184"/>
    </style:style>
    <style:style style:name="T159" style:family="text">
      <style:text-properties officeooo:rsid="0432988d"/>
    </style:style>
    <style:style style:name="T160" style:family="text">
      <style:text-properties officeooo:rsid="047cc65a"/>
    </style:style>
    <style:style style:name="T161" style:family="text">
      <style:text-properties officeooo:rsid="047e98b1"/>
    </style:style>
    <style:style style:name="T162" style:family="text">
      <style:text-properties officeooo:rsid="04808d6e"/>
    </style:style>
    <style:style style:name="T163" style:family="text">
      <style:text-properties officeooo:rsid="0482747d"/>
    </style:style>
    <style:style style:name="T164" style:family="text">
      <style:text-properties officeooo:rsid="0483af88"/>
    </style:style>
    <style:style style:name="T165" style:family="text">
      <style:text-properties officeooo:rsid="04884bb6"/>
    </style:style>
    <style:style style:name="T166" style:family="text">
      <style:text-properties style:font-name="DejaVu Sans" fo:font-size="14.1000003814697pt" fo:font-weight="bold" officeooo:rsid="04892dc1" style:font-name-asian="Noto Sans CJK SC" style:font-size-asian="14.1000003814697pt" style:font-weight-asian="bold" style:font-name-complex="Noto Sans Devanagari1" style:font-size-complex="14.1000003814697pt" style:font-weight-complex="bold"/>
    </style:style>
    <style:style style:name="T167" style:family="text">
      <style:text-properties officeooo:rsid="04909936"/>
    </style:style>
    <style:style style:name="T168" style:family="text">
      <style:text-properties officeooo:rsid="0492acfb"/>
    </style:style>
    <style:style style:name="T169" style:family="text">
      <style:text-properties officeooo:rsid="0497dbb9"/>
    </style:style>
    <style:style style:name="T170" style:family="text">
      <style:text-properties officeooo:rsid="049924b8"/>
    </style:style>
    <style:style style:name="T171" style:family="text">
      <style:text-properties officeooo:rsid="049bc961"/>
    </style:style>
    <style:style style:name="T172" style:family="text">
      <style:text-properties officeooo:rsid="049eb7eb"/>
    </style:style>
    <style:style style:name="T173" style:family="text">
      <style:text-properties officeooo:rsid="04a08a5a"/>
    </style:style>
    <style:style style:name="T174" style:family="text">
      <style:text-properties officeooo:rsid="04a78011"/>
    </style:style>
    <style:style style:name="T175" style:family="text">
      <style:text-properties officeooo:rsid="04ac3876"/>
    </style:style>
    <style:style style:name="T176" style:family="text">
      <style:text-properties officeooo:rsid="04b04427"/>
    </style:style>
    <style:style style:name="T177" style:family="text">
      <style:text-properties officeooo:rsid="04b0b887"/>
    </style:style>
    <style:style style:name="T178" style:family="text">
      <style:text-properties officeooo:rsid="04b30cc2"/>
    </style:style>
    <style:style style:name="T179" style:family="text">
      <style:text-properties officeooo:rsid="04b3c1d6"/>
    </style:style>
    <style:style style:name="T180" style:family="text">
      <style:text-properties officeooo:rsid="04b55660"/>
    </style:style>
    <style:style style:name="T181" style:family="text">
      <style:text-properties officeooo:rsid="04ba1459"/>
    </style:style>
    <style:style style:name="T182" style:family="text">
      <style:text-properties officeooo:rsid="04bae9b4"/>
    </style:style>
    <style:style style:name="T183" style:family="text">
      <style:text-properties officeooo:rsid="04bc4056"/>
    </style:style>
    <style:style style:name="T184" style:family="text">
      <style:text-properties officeooo:rsid="04bdd02e"/>
    </style:style>
    <style:style style:name="fr1" style:family="graphic" style:parent-style-name="Frame">
      <style:graphic-properties style:vertical-pos="top" style:vertical-rel="baseline" style:horizontal-pos="center" style:horizontal-rel="paragraph" fo:padding="0.15cm" fo:border="non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204" text:outline-level="1"><text:span text:style-name="T3">I</text:span>ntrodução à Lógica Formal e Demonstrações</text:h>
      <text:p text:style-name="P3"><text:span text:style-name="T4">Quando falamos sobre afirmações matemáticas, no Capítulo 1, vimos que consideramos sentenças declarativas, que podem ser atômicas ou moleculares (compostas). Essas últimas, combinam outras declarações menores, através de conectivos. Os conectivos são todos verofuncionais, de tal maneira que a veracidade, ou valor-verdade, de uma declaração é determinada pelo valor-verdade de suas partes, dependendo dos conectivos. Os conectivos lógicos </text:span><text:span text:style-name="T9">são representados por símbolos, a saber</text:span><text:span text:style-name="T4">: </text:span><text:span text:style-name="T74">∧</text:span><text:span text:style-name="T60">, </text:span><text:span text:style-name="T74">∨</text:span><text:span text:style-name="T60">, </text:span><text:span text:style-name="T74">⇒</text:span><text:span text:style-name="T60">, </text:span><text:span text:style-name="T74">⇔, </text:span><text:span text:style-name="T75">¬ </text:span><text:span text:style-name="T60">.</text:span></text:p>
      <text:p text:style-name="P83">Conectivos Lógicos</text:p>
      <text:list xml:id="list3184441600" text:style-name="L1">
        <text:list-item>
          <text:p text:style-name="P178"><text:span text:style-name="Variable"><text:span text:style-name="T103">P</text:span></text:span> <text:span text:style-name="T77">∧</text:span><text:span text:style-name="T47"> </text:span><text:span text:style-name="Variable"><text:span text:style-name="T47">Q</text:span></text:span><text:span text:style-name="T47"> <text:s/>lê-se “</text:span><text:span text:style-name="Variable"><text:span text:style-name="T47">P</text:span></text:span><text:span text:style-name="T47"> e </text:span><text:span text:style-name="Variable"><text:span text:style-name="T47">Q</text:span></text:span><text:span text:style-name="T47">”, e chama-se uma conjunção. </text:span><text:span text:style-name="Variable"><text:span text:style-name="T48">P</text:span></text:span><text:span text:style-name="T48"> e </text:span><text:span text:style-name="Variable"><text:span text:style-name="T48">Q</text:span></text:span><text:span text:style-name="T48"> são os conjuntores.</text:span></text:p>
        </text:list-item>
        <text:list-item>
          <text:p text:style-name="P183"><text:span text:style-name="Variable"><text:span text:style-name="T47">P</text:span></text:span><text:span text:style-name="T47"> ∨ </text:span><text:span text:style-name="Variable"><text:span text:style-name="T47">Q</text:span></text:span><text:span text:style-name="T47"> lê-se “</text:span><text:span text:style-name="Variable"><text:span text:style-name="T47">P</text:span></text:span><text:span text:style-name="T47"> ou </text:span><text:span text:style-name="Variable"><text:span text:style-name="T47">Q</text:span></text:span><text:span text:style-name="T47">”, e chama-se uma disjunção. </text:span><text:span text:style-name="Variable"><text:span text:style-name="T48">P</text:span></text:span><text:span text:style-name="T48"> e </text:span><text:span text:style-name="Variable"><text:span text:style-name="T48">Q</text:span></text:span><text:span text:style-name="T48"> são os disjuntores.</text:span></text:p>
        </text:list-item>
        <text:list-item>
          <text:p text:style-name="P184"><text:span text:style-name="Variable"><text:span text:style-name="T47">P</text:span></text:span><text:span text:style-name="T47"> </text:span><text:span text:style-name="T74">⇒</text:span><text:span text:style-name="T47"> </text:span><text:span text:style-name="Variable"><text:span text:style-name="T47">Q</text:span></text:span><text:span text:style-name="T47"> lê-se “se </text:span><text:span text:style-name="Variable"><text:span text:style-name="T47">P</text:span></text:span><text:span text:style-name="T47"> então </text:span><text:span text:style-name="Variable"><text:span text:style-name="T47">Q</text:span></text:span><text:span text:style-name="T47">”, e chama-se uma implicação ou condicional. </text:span><text:span text:style-name="Variable"><text:span text:style-name="T48">P</text:span></text:span><text:span text:style-name="T48"> é o antecedente e </text:span><text:span text:style-name="Variable"><text:span text:style-name="T48">Q</text:span></text:span><text:span text:style-name="T48"> é o consequente.</text:span></text:p>
        </text:list-item>
        <text:list-item>
          <text:p text:style-name="P184"><text:span text:style-name="Variable"><text:span text:style-name="T47">P</text:span></text:span><text:span text:style-name="T47"> </text:span><text:span text:style-name="T74">⇔</text:span><text:span text:style-name="T47"> </text:span><text:span text:style-name="Variable"><text:span text:style-name="T47">Q</text:span></text:span><text:span text:style-name="T47"> lê-se “</text:span><text:span text:style-name="Variable"><text:span text:style-name="T47">P</text:span></text:span><text:span text:style-name="T47"> se e somente se </text:span><text:span text:style-name="Variable"><text:span text:style-name="T47">Q</text:span></text:span><text:span text:style-name="T47">”, e chama-se um bicondicional.</text:span></text:p>
        </text:list-item>
        <text:list-item>
          <text:p text:style-name="P183"><text:span text:style-name="T47">¬</text:span><text:span text:style-name="Variable"><text:span text:style-name="T47">P</text:span></text:span><text:span text:style-name="T47"> lê-se “não </text:span><text:span text:style-name="Variable"><text:span text:style-name="T47">P</text:span></text:span><text:span text:style-name="T47">”, e chama-se uma negação.</text:span></text:p>
        </text:list-item>
      </text:list>
      <text:p text:style-name="P4">O valor-verdade dos conectivos é o seguinte:</text:p>
      <text:p text:style-name="P84">Condições de Verdade para os Conectivos.</text:p>
      <text:list xml:id="list194412127865659" text:continue-numbering="true" text:style-name="L1">
        <text:list-item>
          <text:p text:style-name="P182"><text:span text:style-name="Variable"><text:span text:style-name="T48">P</text:span></text:span><text:span text:style-name="T48"> ∧ </text:span><text:span text:style-name="Variable"><text:span text:style-name="T48">Q</text:span></text:span><text:span text:style-name="T48"> é verdade quando tanto </text:span><text:span text:style-name="Variable"><text:span text:style-name="T48">P</text:span></text:span><text:span text:style-name="T48"> como </text:span><text:span text:style-name="Variable"><text:span text:style-name="T48">Q</text:span></text:span><text:span text:style-name="T48"> são verdadeiras.</text:span></text:p>
        </text:list-item>
        <text:list-item>
          <text:p text:style-name="P186"><text:span text:style-name="Variable">P</text:span> ∨ <text:span text:style-name="Variable">Q</text:span> é verdadeira quando <text:span text:style-name="Variable">P</text:span> ou <text:span text:style-name="Variable">Q</text:span> ou ambas são verdadeiras.</text:p>
        </text:list-item>
        <text:list-item>
          <text:p text:style-name="P186"><text:span text:style-name="Variable">P</text:span> → <text:span text:style-name="Variable">Q</text:span> é verdadeira quando <text:span text:style-name="Variable">P</text:span> é falsa ou <text:span text:style-name="Variable">Q</text:span> é verdadeira ou ambas.</text:p>
        </text:list-item>
        <text:list-item>
          <text:p text:style-name="P186"><text:span text:style-name="Variable">P</text:span> ↔ <text:span text:style-name="Variable">Q</text:span> é verdadeira quando <text:span text:style-name="Variable">P</text:span> e <text:span text:style-name="Variable">Q</text:span> são ambas verdadeiras, ou ambas são falsas.</text:p>
        </text:list-item>
        <text:list-item>
          <text:p text:style-name="P186">¬<text:span text:style-name="Variable">P</text:span> é verdadeira quando <text:span text:style-name="Variable">P</text:span> é falsa.</text:p>
        </text:list-item>
      </text:list>
      <text:p text:style-name="P5">Note que para nós, <text:span text:style-name="T104">o </text:span>ou é o “ou inclusivo” (e não o, por vezes utilizado, “ou exclusivo”), significa que <text:span text:style-name="Variable">P</text:span> ∨ <text:span text:style-name="Variable">Q</text:span> é verdadeira quando ambas <text:span text:style-name="Variable">P</text:span> e <text:span text:style-name="Variable">Q</text:span> são verdadeiras. Quanto aos outros conectivos, “e” comporta-se como seria de se esperar, tal como a negação. O bicondicional (se e somente se) pode parecer um pouco estranho, mas você deve pensar nisto como dizendo que <text:span text:style-name="T10">os dois lados</text:span> são equivalentes na medida em que têm o mesmo valor-verdade. Assim, resta apenas o condicional <text:span text:style-name="Variable">P</text:span> <text:span text:style-name="T74">⇒</text:span> <text:span text:style-name="Variable">Q</text:span> que tem um significado ligeiramente diferente em matemática do que no uso corrente. Contudo, as implicações são tão comuns e úteis em matemática, que temos de desenvolver fluência com a sua utilização, e como tal, merecem a sua própria subseção.</text:p>
      <text:h text:style-name="P205" text:outline-level="2">Implicações</text:h>
      <text:p text:style-name="P5">Uma <text:span text:style-name="Strong_20_Emphasis">implicação</text:span> ou <text:span text:style-name="Strong_20_Emphasis">condicional</text:span> é uma declaração molecular da forma</text:p>
      <text:p text:style-name="P7"><text:span text:style-name="Variable">P</text:span> <text:span text:style-name="T74">⇒</text:span> <text:span text:style-name="Variable">Q</text:span> </text:p>
      <text:p text:style-name="P5"><text:soft-page-break/>onde <text:span text:style-name="Variable">P</text:span> e <text:span text:style-name="Variable">Q</text:span> são declarações. Dizemos que</text:p>
      <text:list xml:id="list560581698" text:style-name="L2">
        <text:list-item>
          <text:p text:style-name="P221"><text:span text:style-name="Variable">P</text:span> é a <text:span text:style-name="Strong_20_Emphasis">hipótese</text:span> (ou <text:span text:style-name="Strong_20_Emphasis">antecedente</text:span>).</text:p>
        </text:list-item>
        <text:list-item>
          <text:p text:style-name="P221"><text:span text:style-name="Variable">Q</text:span> é a <text:span text:style-name="Strong_20_Emphasis">conclusão</text:span> (ou <text:span text:style-name="Strong_20_Emphasis">consequente</text:span>).</text:p>
        </text:list-item>
      </text:list>
      <text:p text:style-name="P10">Uma implicação é verdadeira desde que <text:span text:style-name="Variable">P</text:span> seja falsa ou <text:span text:style-name="Variable">Q</text:span> seja verdadeira (ou ambas), e falsa em caso contrário. Em particular, a única forma de <text:span text:style-name="Variable">P</text:span> <text:span text:style-name="T74">⇒</text:span> <text:span text:style-name="Variable">Q</text:span> ser falsa é <text:span text:style-name="Variable">P</text:span> ser verdadeira e <text:span text:style-name="Variable">Q</text:span> ser falsa.</text:p>
      <text:p text:style-name="P10">Facilmente o tipo de afirmação mais comum em matemática é a implicação. Mesmo afirmações que, à primeira vista, não parecem ter esta forma escondem uma implicação no seu coração. Consideremos o <text:span text:style-name="Emphasis">Teorema de Pitágoras</text:span>. Muitos calouros universitários citariam este teorema como “<text:span text:style-name="Variable">a</text:span><text:span text:style-name="T67">2</text:span> + <text:span text:style-name="Variable">b</text:span><text:span text:style-name="T67">2</text:span> = <text:span text:style-name="Variable">c</text:span><text:span text:style-name="T67">2</text:span>”. Isto é totalmente incorreto. Para começar, isto não é uma afirmação, uma vez que tem três variáveis <text:span text:style-name="T105">livres </text:span>nel<text:span text:style-name="T105">a</text:span>. Talvez impliquem que isto deveria ser verdade para quaisquer valores das variáveis? Então 1<text:span text:style-name="T67">2</text:span> + 5<text:span text:style-name="T67">2</text:span> = 2<text:span text:style-name="T67">2</text:span>??? Como podemos corrigir isto? Bem, a equação é verdadeira desde que <text:span text:style-name="Variable">a</text:span> e <text:span text:style-name="Variable">b</text:span> sejam os catetos de um triângulo retângulo e <text:span text:style-name="Variable">c</text:span> seja a hipotenusa. Em outras palavras:</text:p>
      <text:p text:style-name="P82">Se <text:span text:style-name="Variable">a</text:span> e <text:span text:style-name="Variable">b</text:span> são os catetos de um triângulo retângulo com hipotenusa <text:span text:style-name="Variable">c</text:span>, então <text:span text:style-name="Variable">a</text:span><text:span text:style-name="T67">2</text:span> + <text:span text:style-name="Variable">b</text:span><text:span text:style-name="T67">2</text:span> = <text:span text:style-name="Variable">c</text:span><text:span text:style-name="T67">2</text:span>.</text:p>
      <text:p text:style-name="P11">Esta é uma forma razoável de pensar sobre implicações: a nossa afirmação é que a conclusão (parte “então”) é verdadeira, mas no pressuposto de que a hipótese (parte “se”) é verdadeira. Não reivindicamos a conclusão em situações em que a hipótese é falsa.</text:p>
      <text:p text:style-name="P11">Ainda assim, é importante lembrar que uma implicação é uma afirmação, e portanto ou é verdadeira ou falsa. O valor-verdade da implicação é determinado pelos valores-verdade das suas duas partes. Para concordar com a utilização acima, dizemos que uma implicação é verdadeira ou quando a hipótese é falsa, ou quando a conclusão é verdadeira. Isto deixa apenas uma forma de uma implicação ser falsa: quando a hipótese é verdadeira e a conclusão é falsa.</text:p>
      <text:p text:style-name="P85">Exemplo <text:sequence text:ref-name="refExemplo0" text:name="Exemplo" text:formula="ooow:Exemplo+1" style:num-format="1">7.1.1</text:sequence></text:p>
      <text:p text:style-name="P34">Considere a declaração:</text:p>
      <text:p text:style-name="P81"><text:tab/>Se Bob receber um 90 na final, então Bob será aprovado na disciplina.</text:p>
      <text:p text:style-name="P34">Isto é definitivamente uma implicação: P é a afirmação “Bob recebe um 90 na final”, e Q é a afirmação “Bob será aprovado na disciplina”.</text:p>
      <text:p text:style-name="P35">Suponha que eu fiz essa declaração ao Bob. Em que circunstâncias seria justo chamar-me de mentiroso? E se Bob conseguisse realmente um 90 na final, e passasse na disciplina? Então eu não menti; a minha declaração é verdadeira. No entanto, se Bob obteve um 90 na final e não passou na disciplina, então eu menti, tornando a declaração falsa. O caso complicado é este: e se Bob não obteve um 90 na final? Talvez ele passe na final, talvez não passe. Terei mentido em algum dos casos? Penso que não. Nestes dois últimos casos, P foi falso, e a declaração P <text:span text:style-name="T74">⇒</text:span> Q foi verdadeira. No primeiro caso, Q era verdadeiro, assim como P <text:span text:style-name="T74">⇒</text:span> Q. Então P <text:span text:style-name="T74">⇒</text:span> Q é verdadeiro quando ou P é falso ou Q é verdadeiro.</text:p>
      <text:p text:style-name="P12"><text:soft-page-break/>Só para ser claro, embora por vezes lemos <text:span text:style-name="Variable">P</text:span> <text:span text:style-name="T74">⇒</text:span> <text:span text:style-name="Variable">Q</text:span> como “<text:span text:style-name="Variable">P</text:span> implica <text:span text:style-name="Variable">Q</text:span>”, não estamos insistindo que existe alguma relação causal entre as declarações <text:span text:style-name="Variable">P</text:span> e <text:span text:style-name="Variable">Q</text:span>. Em particular, se você afirma que <text:span text:style-name="Variable">P</text:span> <text:span text:style-name="T74">⇒</text:span> <text:span text:style-name="Variable">Q</text:span> é falso, não está dizendo que <text:span text:style-name="Variable">P</text:span> não implica <text:span text:style-name="Variable">Q</text:span>, mas sim que <text:span text:style-name="Variable">P</text:span> é verdadeiro e <text:span text:style-name="Variable">Q</text:span> é falso.</text:p>
      <text:p text:style-name="P86">Exemplo <text:sequence text:ref-name="refExemplo1" text:name="Exemplo" text:formula="ooow:Exemplo+1" style:num-format="1">7.1.2</text:sequence></text:p>
      <text:p text:style-name="P41">Decida quais das seguintes afirmações são verdadeiras e quais são falsas. Explique sucintamente.</text:p>
      <text:list xml:id="list4165779139" text:style-name="L3">
        <text:list-item>
          <text:p text:style-name="P188">Se 1 = 1, então a maioria dos cavalos tem 4 patas.</text:p>
        </text:list-item>
        <text:list-item>
          <text:p text:style-name="P188">Se 0 = 1, então 1 = 1.</text:p>
        </text:list-item>
        <text:list-item>
          <text:p text:style-name="P188">Se 8 é um número primo, então o 7624º dígito de π é um 8.</text:p>
        </text:list-item>
        <text:list-item>
          <text:p text:style-name="P188">Se o 7624º dígito de π é um 8, então 2 + 2 = 4.</text:p>
        </text:list-item>
      </text:list>
      <text:p text:style-name="P36"><text:span text:style-name="Strong_20_Emphasis"><text:span text:style-name="T106">Solução.</text:span></text:span><text:span text:style-name="T106"> Todas as quatro afirmações são verdadeiras. Lembre-se, a única forma de uma implicação ser falsa é a parte “se” ser verdadeira e a parte “então” ser falsa.</text:span></text:p>
      <text:list xml:id="list194412201665282" text:continue-list="list4165779139" text:style-name="L3">
        <text:list-item text:start-value="1">
          <text:p text:style-name="P188">Aqui tanto a hipótese como a conclusão são verdadeiras, portanto a implicação é verdadeira. Não importa que não haja uma ligação significativa entre o fato matemático verdadeiro e o fato sobre os cavalos.</text:p>
        </text:list-item>
        <text:list-item>
          <text:p text:style-name="P188">Aqui a hipótese é falsa e a conclusão é verdadeira, por isso a implicação é verdadeira.</text:p>
        </text:list-item>
        <text:list-item>
          <text:p text:style-name="P188">Não tenho ideia do que é o 7624º dígito de π, mas isto não importa. Uma vez que a hipótese é falsa, a implicação é automaticamente verdadeira.</text:p>
        </text:list-item>
        <text:list-item>
          <text:p text:style-name="P188">Da mesma forma aqui, independentemente do valor-verdade da hipótese, a conclusão é verdadeira, fazendo com que a implicação seja verdadeira.</text:p>
        </text:list-item>
      </text:list>
      <text:p text:style-name="P13">É importante compreender as condições em que uma implicação é verdadeira não só para decidir se uma afirmação matemática é verdadeira, mas também para provar que ela é verdadeira. As provas podem parecer assustadoras (especialmente se tivermos tido uma má experiência de geometria no ensino médio), mas tudo o que estamos realmente fazendo é explicar (com muito cuidado) porque é que uma afirmação é verdadeira. Se você compreender as condições de verdade para uma implicação, você já tem o esboço para uma prova.</text:p>
      <text:p text:style-name="P87">Prova Direta para Implicações.</text:p>
      <text:p text:style-name="P37">Para provar uma implicação <text:span text:style-name="Variable">P</text:span> <text:span text:style-name="T74">⇒</text:span> <text:span text:style-name="Variable">Q</text:span>, basta assumir <text:span text:style-name="Variable">P</text:span>, e a partir daí, deduzir <text:span text:style-name="Variable">Q</text:span>.</text:p>
      <text:p text:style-name="P14"><text:s/>Talvez uma melhor maneira de dizer isto seja que para provar uma declaração no formato P <text:span text:style-name="T74">⇒</text:span> Q diretamente, é necessário explicar porque é que Q é verdade, mas primeiro é preciso assumir que P é verdade. Afinal de contas, você só se interessa se Q é verdade no caso de P também o ser.</text:p>
      <text:p text:style-name="Text_20_body">Existem outras técnicas para provar declarações (implicações e outras) que iremos encontrar <text:span text:style-name="T11">em breve</text:span>, e novas técnicas de prova são descobertas a toda a hora. <text:span text:style-name="T107">Entretanto, a</text:span> prova direta é o estilo de prova mais fácil e elegante e tem a vantagem de <text:soft-page-break/>que tal prova faz muitas vezes um grande trabalho de explicação da razão pela qual a afirmação é verdadeira.</text:p>
      <text:p text:style-name="P88">Exemplo <text:sequence text:ref-name="refExemplo2" text:name="Exemplo" text:formula="ooow:Exemplo+1" style:num-format="1">7.1.3</text:sequence></text:p>
      <text:p text:style-name="P38">Prove: Se dois números <text:span text:style-name="Variable">a</text:span> e <text:span text:style-name="Variable">b</text:span> são pares, então a sua soma <text:span text:style-name="Variable">a</text:span> + <text:span text:style-name="Variable">b</text:span> é par.</text:p>
      <text:p text:style-name="P39"><text:span text:style-name="Strong_20_Emphasis"><text:span text:style-name="T107">Demonstração.</text:span></text:span><text:span text:style-name="T107"> Suponha que os números </text:span><text:span text:style-name="Variable"><text:span text:style-name="T107">a</text:span></text:span><text:span text:style-name="T107"> e </text:span><text:span text:style-name="Variable"><text:span text:style-name="T107">b</text:span></text:span><text:span text:style-name="T107"> são pares. Isto significa que </text:span><text:span text:style-name="Variable"><text:span text:style-name="T107">a</text:span></text:span><text:span text:style-name="T107"> = 2</text:span><text:span text:style-name="Variable"><text:span text:style-name="T107">k</text:span></text:span><text:span text:style-name="T107"> e </text:span><text:span text:style-name="Variable"><text:span text:style-name="T107">b</text:span></text:span><text:span text:style-name="T107"> = 2</text:span><text:span text:style-name="Variable"><text:span text:style-name="T107">j</text:span></text:span><text:span text:style-name="T107"> para algu</text:span><text:span text:style-name="T12">m</text:span><text:span text:style-name="T107"> </text:span><text:span text:style-name="T108">par de </text:span><text:span text:style-name="T107">números inteiros </text:span><text:span text:style-name="Variable"><text:span text:style-name="T107">k</text:span></text:span><text:span text:style-name="T107"> e </text:span><text:span text:style-name="Variable"><text:span text:style-name="T107">j</text:span></text:span><text:span text:style-name="T107">. A soma é então </text:span><text:span text:style-name="Variable"><text:span text:style-name="T107">a</text:span></text:span><text:span text:style-name="T107"> + </text:span><text:span text:style-name="Variable"><text:span text:style-name="T107">b</text:span></text:span><text:span text:style-name="T107"> = 2</text:span><text:span text:style-name="Variable"><text:span text:style-name="T107">k</text:span></text:span><text:span text:style-name="T107"> + 2</text:span><text:span text:style-name="Variable"><text:span text:style-name="T107">j</text:span></text:span><text:span text:style-name="T107"> = 2(</text:span><text:span text:style-name="Variable"><text:span text:style-name="T107">k</text:span></text:span><text:span text:style-name="T107"> + </text:span><text:span text:style-name="Variable"><text:span text:style-name="T107">j</text:span></text:span><text:span text:style-name="T107">). Uma vez que </text:span><text:span text:style-name="Variable"><text:span text:style-name="T107">k</text:span></text:span><text:span text:style-name="T107"> + </text:span><text:span text:style-name="Variable"><text:span text:style-name="T107">j</text:span></text:span><text:span text:style-name="T107"> é um número inteiro, isto significa que </text:span><text:span text:style-name="Variable"><text:span text:style-name="T107">a</text:span></text:span><text:span text:style-name="T107"> + </text:span><text:span text:style-name="Variable"><text:span text:style-name="T107">b</text:span></text:span><text:span text:style-name="T107"> é par. </text:span><text:span text:style-name="T78">■</text:span></text:p>
      <text:p text:style-name="P38">Note que, uma vez que podemos assumir a hipótese da implicação, temos de imediato um lugar por onde começar. A prova procede essencialmente perguntando e respondendo repetidamente, “o que significa isso?” Eventualmente, concluímos que isso significa a conclusão.</text:p>
      <text:p text:style-name="Text_20_body">Este tipo de argumento aparece também fora da matemática. Se alguma vez você se viu a começar um argumento com “hipoteticamente, vamos assumir <text:span text:style-name="T79">…</text:span>”, então você tentou uma prova direta da sua conclusão desejada.</text:p>
      <text:p text:style-name="Text_20_body">Uma implicação é uma forma de expressar uma relação entre duas afirmações. É muitas vezes interessante perguntar se existem outras relações entre as afirmações. Aqui introduzimos um pouco da linguagem comum para abordar esta questão.</text:p>
      <text:p text:style-name="Título_20_do_20_Exemplo">Recíproca e Contrapositiva.</text:p>
      <text:list xml:id="list194411353980363" text:continue-list="list194412127865659" text:style-name="L1">
        <text:list-item>
          <text:p text:style-name="P179"><text:span text:style-name="T48">A </text:span><text:span text:style-name="Strong_20_Emphasis"><text:span text:style-name="T48">recíproca</text:span></text:span><text:span text:style-name="T48"> de uma implicação </text:span><text:span text:style-name="Variable"><text:span text:style-name="T48">P</text:span></text:span><text:span text:style-name="T48"> </text:span><text:span text:style-name="T74">⇒</text:span><text:span text:style-name="T48"> </text:span><text:span text:style-name="Variable"><text:span text:style-name="T48">Q</text:span></text:span><text:span text:style-name="T48"> é a implicação </text:span><text:span text:style-name="Variable"><text:span text:style-name="T48">Q</text:span></text:span><text:span text:style-name="T48"> </text:span><text:span text:style-name="T74">⇒</text:span><text:span text:style-name="T48"> </text:span><text:span text:style-name="Variable"><text:span text:style-name="T48">P</text:span></text:span><text:span text:style-name="T48">. A recíproca NÃO é logicamente equivalente à implicação original. Ou seja, se a recíproca de uma implicação é verdadeira é independente da veracidade da implicação.</text:span></text:p>
        </text:list-item>
        <text:list-item>
          <text:p text:style-name="P185">A <text:span text:style-name="Strong_20_Emphasis">contrapositiva</text:span> de uma implicação <text:span text:style-name="Variable">P</text:span> <text:span text:style-name="T74">⇒</text:span> <text:span text:style-name="Variable">Q</text:span> é a declaração ¬<text:span text:style-name="Variable">Q</text:span> <text:span text:style-name="T74">⇒</text:span> ¬<text:span text:style-name="Variable">P</text:span>. Uma implicação e a sua contrapositiva são logicamente equivalentes (ou são ambas verdadeiras ou ambas falsas).</text:p>
        </text:list-item>
      </text:list>
      <text:p text:style-name="P15">A matemática está repleta de exemplos de implicações verdadeiras que têm uma recíproca falsa. Se um número superior a 2 é primo, então esse número é ímpar. No entanto, só porque um número é ímpar não significa que seja primo. Se uma forma é um quadrado, então é um retângulo. Mas é falso que, se uma forma é um retângulo, então é um quadrado.</text:p>
      <text:p text:style-name="P15">No entanto, por vezes a recíproca de uma afirmação verdadeira também é verdade. Por exemplo, o teorema de Pitágoras tem uma recíproca verdadeira: se <text:span text:style-name="Variable">a</text:span><text:span text:style-name="T67">2</text:span> + <text:span text:style-name="Variable">b</text:span><text:span text:style-name="T67">2</text:span> = <text:span text:style-name="Variable">c</text:span><text:span text:style-name="T67">2</text:span>, então o triângulo com os lados <text:span text:style-name="Variable">a</text:span>, <text:span text:style-name="Variable">b</text:span>, e <text:span text:style-name="Variable">c</text:span> é um triângulo retângulo. Sempre que <text:span text:style-name="T109">você </text:span>encontrar uma implicação na matemática, é sempre razoável perguntar se a recíproca é verdadeira.</text:p>
      <text:p text:style-name="P15">O contrapositivo, por outro lado, tem sempre o mesmo valor-verdade que a sua implicação original. Isto pode ser muito útil para decidir se uma implicação é verdadeira: muitas vezes é mais fácil analisar o contrapositivo.</text:p>
      <text:p text:style-name="P89">Exemplo <text:sequence text:ref-name="refExemplo3" text:name="Exemplo" text:formula="ooow:Exemplo+1" style:num-format="1">7.1.4</text:sequence></text:p>
      <text:p text:style-name="P40">Verdadeiro ou falso: Se você tirar quaisquer nove cartas de um baralho normal, então terá pelo menos três cartas, todas do mesmo naipe. A recíproca é verdadeira?</text:p>
      <text:p text:style-name="P40"><text:soft-page-break/><text:span text:style-name="Strong_20_Emphasis">Solução.</text:span> </text:p>
      <text:p text:style-name="P40">Verdadeiro. A implicação original é um pouco difícil de analisar porque há tantas combinações diferentes de nove cartas. Mas considere o contrapositivo: Se não tiver pelo menos três cartas do mesmo naipe, então não tem nove cartas. É fácil ver porque é que isto é verdade: você pode ter no máximo duas cartas de cada um dos quatro naipes, para um total de oito cartas (ou menos).</text:p>
      <text:p text:style-name="P40">A recíproca: Se tiver pelo menos três cartas do mesmo naipe, então tem nove cartas. Isto é falso. Você pode ter três espadas e nada mais. Note que para demonstrar que a recíproca (uma implicação) é falsa, fornecemos um exemplo onde a hipótese é verdadeira (tem três cartas do mesmo naipe), mas onde a conclusão é falsa (você não tem nove cartas).</text:p>
      <text:p text:style-name="Text_20_body">A compreensão de recíprocas e contrapositivos pode ajudar a compreender as implicações e os seus valores-verdade:</text:p>
      <text:p text:style-name="P90">Exemplo <text:sequence text:ref-name="refExemplo4" text:name="Exemplo" text:formula="ooow:Exemplo+1" style:num-format="1">7.1.5</text:sequence></text:p>
      <text:p text:style-name="P42">Suponha que eu digo à Sueli que se ela conseguir 93% na sua prova, então ela terá um A na disciplina. Assumindo que o que eu disse é verdade, o que se pode concluir nos seguintes casos:</text:p>
      <text:list xml:id="list194411386351703" text:continue-list="list194412201665282" text:style-name="L3">
        <text:list-item text:start-value="1">
          <text:p text:style-name="P189">Sueli obtém 93% na sua prova.</text:p>
        </text:list-item>
        <text:list-item>
          <text:p text:style-name="P189">Sueli recebe um A na disciplina.</text:p>
        </text:list-item>
        <text:list-item>
          <text:p text:style-name="P189">Sueli não obtém 93% na sua prova.</text:p>
        </text:list-item>
        <text:list-item>
          <text:p text:style-name="P189">Sueli não recebe um A na disciplina.</text:p>
        </text:list-item>
      </text:list>
      <text:p text:style-name="P43"><text:span text:style-name="Strong_20_Emphasis"><text:span text:style-name="T110">Solução.</text:span></text:span><text:span text:style-name="T110"> Note primeiro que sempre que </text:span><text:span text:style-name="Variable"><text:span text:style-name="T110">P</text:span></text:span><text:span text:style-name="T110"> </text:span><text:span text:style-name="T74">⇒</text:span><text:span text:style-name="T110"> </text:span><text:span text:style-name="Variable"><text:span text:style-name="T110">Q</text:span></text:span><text:span text:style-name="T110"> e </text:span><text:span text:style-name="Variable"><text:span text:style-name="T110">P</text:span></text:span><text:span text:style-name="T110"> forem ambas declarações verdadeiras, </text:span><text:span text:style-name="Variable"><text:span text:style-name="T110">Q</text:span></text:span><text:span text:style-name="T110"> deve também ser verdade. Para este problema, considere </text:span><text:span text:style-name="Variable"><text:span text:style-name="T110">P</text:span></text:span><text:span text:style-name="T110"> como significando “Sue</text:span><text:span text:style-name="T111">li</text:span><text:span text:style-name="T110"> recebe um 93% na sua </text:span><text:span text:style-name="T13">prova</text:span><text:span text:style-name="T110">” e </text:span><text:span text:style-name="Variable"><text:span text:style-name="T110">Q</text:span></text:span><text:span text:style-name="T110"> como significando “Sue</text:span><text:span text:style-name="T112">li</text:span><text:span text:style-name="T110"> receberá um A na disciplina”.</text:span></text:p>
      <text:list xml:id="list194411307504132" text:continue-list="list194411386351703" text:style-name="L3">
        <text:list-item text:start-value="1">
          <text:p text:style-name="P190"><text:span text:style-name="T110">Temos </text:span><text:span text:style-name="Variable"><text:span text:style-name="T110">P</text:span></text:span><text:span text:style-name="T110"> </text:span><text:span text:style-name="T74">⇒</text:span><text:span text:style-name="T110"> </text:span><text:span text:style-name="Variable"><text:span text:style-name="T110">Q</text:span></text:span><text:span text:style-name="T110"> e </text:span><text:span text:style-name="Variable"><text:span text:style-name="T110">P</text:span></text:span><text:span text:style-name="T110">, portanto </text:span><text:span text:style-name="Variable"><text:span text:style-name="T110">Q</text:span></text:span><text:span text:style-name="T110"> segue-se. Sue</text:span>li<text:span text:style-name="T110"> recebe um A.</text:span></text:p>
        </text:list-item>
        <text:list-item>
          <text:p text:style-name="P190"><text:span text:style-name="T110">Não se pode concluir nada. Sue</text:span>li<text:span text:style-name="T110"> poderia ter obtido o A porque ela fez um crédito extra, por exemplo. Note-se que não sabemos que se Sue</text:span>li<text:span text:style-name="T110"> receber um A, então ela obteve um 93% na sua final. Este é o inverso da implicação original, por isso pode ou não ser verdade.</text:span></text:p>
        </text:list-item>
        <text:list-item>
          <text:p text:style-name="P195"><text:span text:style-name="T14">O contrapositivo da recíproca de </text:span><text:span text:style-name="Variable"><text:span text:style-name="T14">P</text:span></text:span><text:span text:style-name="T14"> </text:span><text:span text:style-name="T91">⇒</text:span><text:span text:style-name="T14"> </text:span><text:span text:style-name="Variable"><text:span text:style-name="T14">Q</text:span></text:span><text:span text:style-name="T14"> é ¬</text:span><text:span text:style-name="Variable"><text:span text:style-name="T14">P</text:span></text:span><text:span text:style-name="T14"> </text:span><text:span text:style-name="T91">⇒</text:span><text:span text:style-name="T14"> ¬</text:span><text:span text:style-name="Variable"><text:span text:style-name="T14">Q</text:span></text:span><text:span text:style-name="T14">, que afirma que se Sue</text:span><text:span text:style-name="T6">li</text:span><text:span text:style-name="T14"> não obtiver um 93% na final, então ela não obterá um A na classe. Mas isto não decorre da implicação original. Mais uma vez, não podemos concluir nada. A Sue</text:span><text:span text:style-name="T6">li</text:span><text:span text:style-name="T14"> poderia ter feito um crédito extra.</text:span></text:p>
        </text:list-item>
        <text:list-item>
          <text:p text:style-name="P196"><text:span text:style-name="T14">O que aconteceria se a Sue</text:span><text:span text:style-name="T6">li</text:span><text:span text:style-name="T14"> não obtivesse um A mas recebesse um 93% na final? Então o </text:span><text:span text:style-name="Variable"><text:span text:style-name="T14">P</text:span></text:span><text:span text:style-name="T14"> seria verdadeiro e o </text:span><text:span text:style-name="Variable"><text:span text:style-name="T14">Q</text:span></text:span><text:span text:style-name="T14"> seria falso. Isto faz com que a implicação </text:span><text:span text:style-name="Variable"><text:span text:style-name="T14">P</text:span></text:span><text:span text:style-name="T14"> </text:span><text:span text:style-name="T91">⇒</text:span><text:span text:style-name="T14"> </text:span><text:span text:style-name="Variable"><text:span text:style-name="T14">Q</text:span></text:span><text:span text:style-name="T14"> seja falsa! É preciso que a Sue</text:span><text:span text:style-name="T6">li</text:span><text:span text:style-name="T14"> não tenha obtido um 93% na final. Note que temos agora a implicação ¬</text:span><text:span text:style-name="Variable"><text:span text:style-name="T14">Q</text:span></text:span><text:span text:style-name="T14"> </text:span><text:span text:style-name="T91">⇒</text:span><text:span text:style-name="T14"> ¬</text:span><text:span text:style-name="Variable"><text:span text:style-name="T14">P</text:span></text:span><text:span text:style-name="T14"> que é a contrapositiva de </text:span><text:span text:style-name="Variable"><text:span text:style-name="T14">P</text:span></text:span><text:span text:style-name="T14"> </text:span><text:span text:style-name="T91">⇒</text:span><text:span text:style-name="T14"> </text:span><text:span text:style-name="Variable"><text:span text:style-name="T14">Q</text:span></text:span><text:span text:style-name="T14">. Uma vez que </text:span><text:span text:style-name="Variable"><text:span text:style-name="T14">P</text:span></text:span><text:span text:style-name="T14"> </text:span><text:span text:style-name="T91">⇒</text:span><text:span text:style-name="T14"> </text:span><text:span text:style-name="Variable"><text:span text:style-name="T14">Q</text:span></text:span><text:span text:style-name="T14"> é assumida como verdadeira, sabemos que ¬</text:span><text:span text:style-name="Variable"><text:span text:style-name="T14">Q</text:span></text:span><text:span text:style-name="T14"> </text:span><text:span text:style-name="T91">⇒</text:span><text:span text:style-name="T14"> ¬</text:span><text:span text:style-name="Variable"><text:span text:style-name="T14">P</text:span></text:span><text:span text:style-name="T14"> também é verdadeira.</text:span></text:p>
        </text:list-item>
      </text:list>
      <text:p text:style-name="P16"><text:soft-page-break/>Como dissemos acima, uma implicação não é logicamente equivalente à sua recíproca, mas é possível que tanto a implicação como a sua recíproca sejam verdadeiras. Neste caso, quando tanto <text:span text:style-name="Variable">P</text:span> <text:span text:style-name="T91">⇒</text:span> <text:span text:style-name="Variable">Q</text:span> como <text:span text:style-name="Variable">Q</text:span> <text:span text:style-name="T91">⇒</text:span> <text:span text:style-name="Variable">P</text:span> são verdadeiras, dizemos que P e Q são equivalentes e escrevemos P <text:span text:style-name="T80">⇔</text:span> Q. Este é o bicondicional que mencionamos anteriormente.</text:p>
      <text:p text:style-name="P91">Se somente se.</text:p>
      <text:p text:style-name="P45"><text:span text:style-name="Variable"><text:span text:style-name="T113">P</text:span></text:span><text:span text:style-name="T113"> </text:span><text:span text:style-name="T80">⇔</text:span><text:span text:style-name="T113"> </text:span><text:span text:style-name="Variable"><text:span text:style-name="T113">Q</text:span></text:span><text:span text:style-name="T113"> </text:span><text:span text:style-name="T15">é logicamente equivalente a</text:span><text:span text:style-name="T113"> (</text:span><text:span text:style-name="Variable"><text:span text:style-name="T113">P</text:span></text:span><text:span text:style-name="T113"> </text:span><text:span text:style-name="T91">⇒</text:span><text:span text:style-name="T113"> </text:span><text:span text:style-name="Variable"><text:span text:style-name="T113">Q</text:span></text:span><text:span text:style-name="T113">) ∧ (</text:span><text:span text:style-name="Variable"><text:span text:style-name="T113">Q</text:span></text:span><text:span text:style-name="T113"> </text:span><text:span text:style-name="T91">⇒</text:span><text:span text:style-name="T113"> </text:span><text:span text:style-name="Variable"><text:span text:style-name="T113">P</text:span></text:span><text:span text:style-name="T113">).</text:span></text:p>
      <text:p text:style-name="P48">Exemplo: Dado um número inteiro <text:span text:style-name="Variable">n</text:span>, é verdade que <text:span text:style-name="Variable">n</text:span> é par se e somente se <text:span text:style-name="Variable">n</text:span><text:span text:style-name="T67">2</text:span> for par. Ou seja, se <text:span text:style-name="Variable">n</text:span> é par, então <text:span text:style-name="Variable">n</text:span><text:span text:style-name="T67">2</text:span> é par, assim como o inverso: se <text:span text:style-name="Variable">n</text:span><text:span text:style-name="T67">2</text:span> é par, então <text:span text:style-name="Variable">n</text:span> é par.</text:p>
      <text:p text:style-name="P17">Você pode pensar em declarações “se e somente se” como tendo duas partes: uma implicação e a sua recíproca. Poderíamos dizer que uma é a parte “se”, e a outra é a parte “somente se”. Também podemos dizer que as declarações “se e somente se” têm duas direções: uma direção para a frente (<text:span text:style-name="Variable">P</text:span> <text:span text:style-name="T91">⇒</text:span> <text:span text:style-name="Variable">Q</text:span>) e uma direção para trás (<text:span text:style-name="Variable">P</text:span> <text:span text:style-name="T81">⇐</text:span> <text:span text:style-name="Variable">Q</text:span>, que é, na verdade, apenas uma notação descuidada para <text:span text:style-name="Variable">Q</text:span> <text:span text:style-name="T91">⇒</text:span> <text:span text:style-name="Variable">P</text:span>).</text:p>
      <text:p text:style-name="P17">Pensemos um pouco sobre que parte é qual. Será <text:span text:style-name="Variable">P</text:span> <text:span text:style-name="T91">⇒</text:span> <text:span text:style-name="Variable">Q</text:span> a parte “se” ou a parte “somente se”? Considere um exemplo.</text:p>
      <text:p text:style-name="P92">Exemplo <text:sequence text:ref-name="refExemplo5" text:name="Exemplo" text:formula="ooow:Exemplo+1" style:num-format="1">7.1.6</text:sequence></text:p>
      <text:p text:style-name="P49">Suponha que é verdade que eu canto se e somente se estiver no chuveiro. Sabemos que isto significa que se eu cantar, então estou no chuveiro, e também o inverso, que se estou no chuveiro, então canto. Seja <text:span text:style-name="Variable">P</text:span> a afirmação, “Eu canto,” e <text:span text:style-name="Variable">Q</text:span> seja, “Estou no chuveiro”. Assim <text:span text:style-name="Variable">P</text:span> <text:span text:style-name="T91">⇒</text:span> <text:span text:style-name="Variable">Q</text:span> é a afirmação “se eu cantar, então estou no chuveiro”. Que parte da declaração “se e somente se” é essa?</text:p>
      <text:p text:style-name="P49">O que estamos na realidade perguntando é o significado de “Eu canto se estou no chuveiro” e “Eu canto apenas se estou no chuveiro”. Quando é que a primeira (a parte do “se”) é falsa? Quando estou no chuveiro mas não estou a cantar. Essa é a mesma condição de ser falsa que a declaração “se estou no chuveiro, então eu canto”. Então a parte “se” é <text:span text:style-name="Variable">Q</text:span> <text:span text:style-name="T91">⇒</text:span> <text:span text:style-name="Variable">P</text:span>. Por outro lado, dizer “só canto se estou no chuveiro” é equivalente a dizer “se estou a cantar, então estou no chuveiro”, então a parte “somente se” é <text:span text:style-name="Variable">P</text:span> <text:span text:style-name="T91">⇒</text:span> <text:span text:style-name="Variable">Q</text:span>.</text:p>
      <text:p text:style-name="Text_20_body">Não é muito importante saber que parte é a parte “se” ou “somente se”, mas isto ilustra algo muito, muito importante: <text:span text:style-name="Variable">há muitas maneiras de afirmar uma implicação!</text:span></text:p>
      <text:p text:style-name="P93">Exemplo <text:sequence text:ref-name="refExemplo6" text:name="Exemplo" text:formula="ooow:Exemplo+1" style:num-format="1">7.1.7</text:sequence></text:p>
      <text:p text:style-name="P50">Reformule a implicação, “se eu sonho, então estou dormindo” de tantas maneiras diferentes quanto possível. Depois faça o mesmo para a recíproca.</text:p>
      <text:p text:style-name="P51"><text:span text:style-name="Strong_20_Emphasis">Solução.</text:span> As frases seguintes são todas equivalentes à implicação original:</text:p>
      <text:list xml:id="list194412379342715" text:continue-list="list194411307504132" text:style-name="L3">
        <text:list-item text:start-value="1">
          <text:p text:style-name="P191">Estou dormindo, se sonhar.</text:p>
        </text:list-item>
        <text:list-item>
          <text:p text:style-name="P191">Sonho apenas se estiver dormindo.</text:p>
        </text:list-item>
        <text:list-item>
          <text:p text:style-name="P191">Para poder sonhar, tenho de estar dormindo.</text:p>
        </text:list-item>
        <text:list-item>
          <text:p text:style-name="P191"><text:soft-page-break/>Para sonhar, é necessário que eu esteja dormindo.</text:p>
        </text:list-item>
        <text:list-item>
          <text:p text:style-name="P191">Para dormir, é suficiente sonhar.</text:p>
        </text:list-item>
        <text:list-item>
          <text:p text:style-name="P192">Não estou sonhando a menos que esteja dormindo.</text:p>
        </text:list-item>
      </text:list>
      <text:p text:style-name="P52"><text:span text:style-name="T115">As frases</text:span><text:span text:style-name="T114"> seguinte</text:span><text:span text:style-name="T115">s</text:span><text:span text:style-name="T114"> </text:span><text:span text:style-name="T16">são</text:span><text:span text:style-name="T114"> equivalente</text:span><text:span text:style-name="T115">s</text:span><text:span text:style-name="T114"> à recíproca (se estou dormindo, então sonho):</text:span></text:p>
      <text:list xml:id="list194410727390176" text:continue-list="list194412379342715" text:style-name="L3">
        <text:list-item text:start-value="1">
          <text:p text:style-name="P192">Eu sonho se estou dormindo.</text:p>
        </text:list-item>
        <text:list-item>
          <text:p text:style-name="P192">Só estou dormindo se estiver sonhando.</text:p>
        </text:list-item>
        <text:list-item>
          <text:p text:style-name="P193">É necessário que eu sonhe para estar dormindo.</text:p>
        </text:list-item>
        <text:list-item>
          <text:p text:style-name="P194">É suficiente que eu esteja dormindo para poder sonhar.</text:p>
        </text:list-item>
        <text:list-item>
          <text:p text:style-name="P194">Se eu não sonhar, então não estou dormindo.</text:p>
        </text:list-item>
      </text:list>
      <text:p text:style-name="P18">Tomara que você concorde com o exemplo acima. Incluímos as versões “necessárias e suficientes” porque estas são comuns quando se discute matemática. De fato, vamos concordar de uma vez por todas com o seu significado.</text:p>
      <text:p text:style-name="P94">Necessária e Suficiente.</text:p>
      <text:list xml:id="list194411739757745" text:continue-list="list194411353980363" text:style-name="L1">
        <text:list-item>
          <text:p text:style-name="P180"><text:span text:style-name="Variable"><text:span text:style-name="T48">“P</text:span></text:span><text:span text:style-name="T48"> é </text:span><text:span text:style-name="T49">necessária para </text:span><text:span text:style-name="Variable"><text:span text:style-name="T48">Q</text:span></text:span><text:span text:style-name="T48">” </text:span><text:span text:style-name="T49">significa que </text:span><text:span text:style-name="Variable"><text:span text:style-name="T49">Q</text:span></text:span><text:span text:style-name="T49"> </text:span><text:span text:style-name="T82">⇒</text:span><text:span text:style-name="T50"> </text:span><text:span text:style-name="Variable"><text:span text:style-name="T50">P</text:span></text:span><text:span text:style-name="T50">.</text:span></text:p>
        </text:list-item>
        <text:list-item>
          <text:p text:style-name="P181"><text:span text:style-name="Variable"><text:span text:style-name="T48">“P</text:span></text:span><text:span text:style-name="T48"> é </text:span><text:span text:style-name="T17">suficiente</text:span><text:span text:style-name="T49"> para </text:span><text:span text:style-name="Variable"><text:span text:style-name="T48">Q</text:span></text:span><text:span text:style-name="T48">” </text:span><text:span text:style-name="T49">significa que </text:span><text:span text:style-name="Variable"><text:span text:style-name="T50">P</text:span></text:span><text:span text:style-name="T49"> </text:span><text:span text:style-name="T82">⇒</text:span><text:span text:style-name="T50"> </text:span><text:span text:style-name="Variable"><text:span text:style-name="T50">Q</text:span></text:span><text:span text:style-name="T50">.</text:span></text:p>
        </text:list-item>
        <text:list-item>
          <text:p text:style-name="P187"><text:span text:style-name="T46">Se </text:span><text:span text:style-name="Variable"><text:span text:style-name="T48">P</text:span></text:span><text:span text:style-name="T46"> é necessária e suficiente para </text:span><text:span text:style-name="Variable"><text:span text:style-name="T48">Q</text:span></text:span><text:span text:style-name="T46">, então </text:span><text:span text:style-name="Variable"><text:span text:style-name="T46">P</text:span></text:span><text:span text:style-name="T49"> </text:span><text:span text:style-name="T76">⇔</text:span><text:span text:style-name="T46"> </text:span><text:span text:style-name="Variable"><text:span text:style-name="T46">Q</text:span></text:span><text:span text:style-name="T46">.</text:span></text:p>
        </text:list-item>
      </text:list>
      <text:p text:style-name="P19">Para ser honesto, tenho problemas com isto se não for muito cuidadoso. Acho que ajuda ter um exemplo padrão para referência.</text:p>
      <text:p text:style-name="P95">Exemplo <text:sequence text:ref-name="refExemplo7" text:name="Exemplo" text:formula="ooow:Exemplo+1" style:num-format="1">7.1.8</text:sequence></text:p>
      <text:p text:style-name="P53">Relembrando do Cálculo, se uma função é diferenciável num ponto <text:span text:style-name="Variable">c</text:span>, então é contínua em <text:span text:style-name="Variable">c</text:span>, mas o inverso desta afirmação não é verdadeiro (por exemplo, <text:span text:style-name="Variable">f</text:span>(<text:span text:style-name="Variable">x</text:span>) = |<text:span text:style-name="Variable">x</text:span>| no ponto 0). Reafirme este fato utilizando uma linguagem do tipo “necessário e suficiente”.</text:p>
      <text:p text:style-name="P53">É verdade que para que uma função seja diferenciável num ponto <text:span text:style-name="Variable">c</text:span>, é necessário que a função seja contínua em <text:span text:style-name="Variable">c</text:span>. No entanto, não é necessário que uma função seja diferenciável em <text:span text:style-name="Variable">c</text:span> para que seja contínua em <text:span text:style-name="Variable">c</text:span>. </text:p>
      <text:p text:style-name="P53">É verdade que para ser contínua em <text:span text:style-name="Variable">c</text:span>, é suficiente que a função seja diferenciável em <text:span text:style-name="Variable">c</text:span>. No entanto, não é o caso que ser contínua em <text:span text:style-name="Variable">c</text:span> seja suficiente para que uma função seja diferenciável em <text:span text:style-name="Variable">c</text:span>.</text:p>
      <text:p text:style-name="P20">Pensar acerca de condições de necessidade e suficiência pode também ajudar a escrever demonstrações e a justificar conclusões. Se você quiser estabelecer algum fato matemático, é útil pensar que outros fatos seriam capazes de provar o seu fato (serem suficientes). Se tiver uma hipótese, pense no que também deve ser necessário se essa hipótese for verdadeira.</text:p>
      <text:h text:style-name="P206" text:outline-level="2"><text:bookmark-start text:name="__RefHeading___Toc4016_1609186185"/><text:soft-page-break/>Predicados e Quantificadores<text:bookmark-end text:name="__RefHeading___Toc4016_1609186185"/></text:h>
      <text:p text:style-name="P21">Seria conveniente utilizar variáveis nas nossas sentenças matemáticas. Por exemplo, suponha que queremos afirmar que se <text:span text:style-name="Variable">n</text:span> é primo, então <text:span text:style-name="Variable">n</text:span> + 7 não é primo. Isto parece ser uma implicação. Eu gostaria de escrever algo como</text:p>
      <text:p text:style-name="P9"><text:span text:style-name="Variable">P</text:span>(<text:span text:style-name="Variable">n</text:span>) <text:span text:style-name="T82">⇒</text:span> ¬<text:span text:style-name="Variable">P</text:span>(<text:span text:style-name="Variable">n</text:span> + 7)</text:p>
      <text:p text:style-name="P21">onde <text:span text:style-name="Variable">P</text:span>(<text:span text:style-name="Variable">n</text:span>) significa “<text:span text:style-name="Variable">n</text:span> é primo”. Mas isto não está totalmente correto. Por um lado, porque esta sentença tem uma <text:span text:style-name="Strong_20_Emphasis">variável livre</text:span> (ou seja, uma variável sobre a qual não especificamos nada), logo não é uma afirmação. Uma sentença que contém variáveis é chamada de <text:span text:style-name="Strong_20_Emphasis">predicado</text:span>.</text:p>
      <text:p text:style-name="P21">Agora, se plugarmos um valor específico para <text:span text:style-name="Variable">n</text:span>, obtemos uma declaração. De fato, acontece que, independentemente do valor que plugarmos para <text:span text:style-name="Variable">n</text:span>, obtemos uma verdadeira implicação neste caso. O que realmente queremos dizer é que <text:span text:style-name="Emphasis">para todos os valores de</text:span> <text:span text:style-name="Variable">n</text:span>, se n é primo, então <text:span text:style-name="Variable">n</text:span> + 7 não é. Precisamos de <text:span text:style-name="Variable">quantificar</text:span> a variável.</text:p>
      <text:p text:style-name="P21">Embora existam muitos tipos de <text:span text:style-name="Emphasis">quantificadores</text:span> <text:span text:style-name="T18">na linguagem natural</text:span> (por exemplo, muitos, poucos, a maioria, etc.) em matemática, nós, quase sempre, limitamo-nos a dois: o existencial e o universal.</text:p>
      <text:p text:style-name="P96">Quantificadores Existenciais e Universais.</text:p>
      <text:p text:style-name="P54"><text:span text:style-name="T116">O quantificador existencial é ∃ e lê-se “existe” ou “</text:span><text:span text:style-name="T19">há</text:span><text:span text:style-name="T116">”. Por exemplo,</text:span></text:p>
      <text:p text:style-name="P46">∃<text:span text:style-name="Variable">x</text:span>(<text:span text:style-name="Variable">x</text:span> &lt; 0)</text:p>
      <text:p text:style-name="Corpo_20_do_20_Exemplo">afirma que há um número inferior a 0.</text:p>
      <text:p text:style-name="Corpo_20_do_20_Exemplo">O quantificador universal é ∀ e é lido “para todos” ou “todos”. Por exemplo,</text:p>
      <text:p text:style-name="P44">∀<text:span text:style-name="Variable">x</text:span>(<text:span text:style-name="Variable">x</text:span> ≥ 0)</text:p>
      <text:p text:style-name="Corpo_20_do_20_Exemplo">afirma que todo número é maior ou igual a 0.</text:p>
      <text:p text:style-name="Text_20_body">Como com todas as afirmações matemáticas, gostaríamos de decidir se as afirmações quantificadas são verdadeiras ou falsas. Considere a afirmação</text:p>
      <text:p text:style-name="P6">∀<text:span text:style-name="Variable">x</text:span>∃<text:span text:style-name="Variable">y</text:span>(<text:span text:style-name="Variable">y</text:span> &lt; <text:span text:style-name="Variable">x</text:span>).</text:p>
      <text:p text:style-name="Text_20_body">Você leria isto assim, “para todo <text:span text:style-name="Variable">x</text:span> há algum <text:span text:style-name="Variable">y</text:span> tal que <text:span text:style-name="Variable">y</text:span> é menor do que <text:span text:style-name="Variable">x</text:span>”. Será que isto é verdade? A resposta depende de qual é o nosso domínio do discurso: quando dizemos “para todo” <text:span text:style-name="Variable">x</text:span>, queremos dizer todos os inteiros positivos ou todos os números reais, ou todos os elementos de algum outro conjunto? Normalmente, esta informação está implícita. Na matemática discreta, quase sempre quantificamos sobre os números naturais, 0, 1, 2, <text:span text:style-name="T83">…</text:span>, portanto, tomemos aqui isso como o nosso domínio do discurso.</text:p>
      <text:p text:style-name="Text_20_body">Para que a afirmação seja verdadeira, precisamos que aconteça que, independentemente do número natural que selecionamos, há sempre algum número natural que é estritamente menor que ele. Talvez pudéssemos fazer com que <text:span text:style-name="Variable">y</text:span> fosse <text:span text:style-name="Variable">x</text:span> − 1? Mas aqui está o problema: e se <text:span text:style-name="Variable">x</text:span> = 0? Então <text:span text:style-name="Variable">y</text:span> = −1 e isso não é um número! (no nosso domínio do discurso). Assim, vemos que a afirmação é falsa porque existe um número que é inferior ou igual a todos os outros números. Em símbolos,</text:p>
      <text:p text:style-name="Text_20_body"><text:soft-page-break/></text:p>
      <text:p text:style-name="P6">∃<text:span text:style-name="Variable">x</text:span>∀<text:span text:style-name="Variable">y</text:span>(<text:span text:style-name="Variable">y</text:span> ≥ <text:span text:style-name="Variable">x</text:span>).</text:p>
      <text:p text:style-name="Text_20_body">Para mostrar que a afirmação original é falsa, prov<text:span text:style-name="T117">a</text:span>mos que a negação era verdadeira. Repare como a negação e a declaração original se relacionam. Isto é típico.</text:p>
      <text:p text:style-name="P97"><text:span text:style-name="Strong_20_Emphasis"><text:span text:style-name="T46">Quantifi</text:span></text:span><text:span text:style-name="T46">c</text:span>adores e Negação.</text:p>
      <text:p text:style-name="P56"><text:span text:style-name="T118">¬∀</text:span><text:span text:style-name="Variable"><text:span text:style-name="T118">x</text:span></text:span><text:span text:style-name="T118">P(</text:span><text:span text:style-name="Variable"><text:span text:style-name="T118">x</text:span></text:span><text:span text:style-name="T118">) </text:span><text:span text:style-name="T20">é equivalente a</text:span><text:span text:style-name="T118"> ∃</text:span><text:span text:style-name="Variable"><text:span text:style-name="T118">x</text:span></text:span><text:span text:style-name="T118">¬P(</text:span><text:span text:style-name="Variable"><text:span text:style-name="T118">x</text:span></text:span><text:span text:style-name="T118">).</text:span></text:p>
      <text:p text:style-name="P55">¬∃<text:span text:style-name="Variable">x</text:span>P(<text:span text:style-name="Variable">x</text:span>) <text:span text:style-name="T6">é equivalente a</text:span> ∀<text:span text:style-name="Variable">x</text:span>¬P(<text:span text:style-name="Variable">x</text:span>).</text:p>
      <text:p text:style-name="Text_20_body">Essencialmente, podemos passar o símbolo de negação por cima de um quantificador, mas isso faz com que o quantificador troque de tipo. Isto não deve ser surpreendente: se nem tudo tem uma propriedade, então algo não tem essa propriedade. E se não houver algo com uma propriedade, então tudo não tem essa propriedade.</text:p>
      <text:p text:style-name="Text_20_body"><text:span text:style-name="Strong_20_Emphasis">Quantificadores implícitos.</text:span> É sempre uma boa ideia ser preciso em matemática. Por vezes, porém, podemos relaxar um pouco, desde que todos estejamos de acordo numa convenção. Um exemplo de tal convenção é assumir que as sentenças contendo predicados com variáveis livres são consideradas como afirmações, pois todas as variáveis livres são assumidas como universalmente quantificadas.</text:p>
      <text:p text:style-name="Text_20_body">Por exemplo, você acredita que se uma forma é um quadrado, então é um retângulo? Mas como pode isso ser verdade se não é uma afirmação? Para ser um pouco mais preciso, temos dois predicados: <text:span text:style-name="Variable">S</text:span>(<text:span text:style-name="Variable">x</text:span>) que significa “<text:span text:style-name="Variable">x</text:span> é um quadrado” e <text:span text:style-name="Variable">R</text:span>(<text:span text:style-name="Variable">x</text:span>) que significa “<text:span text:style-name="Variable">x</text:span> é um retângulo”. A sentença que estamos analisando é,</text:p>
      <text:p text:style-name="P9"><text:span text:style-name="Variable">S</text:span>(<text:span text:style-name="Variable">x</text:span>) <text:span text:style-name="T82">⇒</text:span> <text:span text:style-name="Variable">R</text:span>(<text:span text:style-name="Variable">x</text:span>).</text:p>
      <text:p text:style-name="Text_20_body">Isto não é verdadeiro nem falso, pois não é uma afirmação. Mas vamos lá! Todos nós sabemos que pretendemos considerar a declaração,</text:p>
      <text:p text:style-name="P9">∀<text:span text:style-name="Variable">x</text:span>(S(<text:span text:style-name="Variable">x</text:span>) <text:span text:style-name="T82">⇒</text:span> R(<text:span text:style-name="Variable">x</text:span>)),</text:p>
      <text:p text:style-name="Text_20_body">e é isto que a nossa convenção nos diz para considerar.</text:p>
      <text:p text:style-name="Text_20_body">Do mesmo modo, seremos frequentemente um pouco descuidados quanto à distinção entre um predicado e uma afirmação. Por exemplo, podemos escrever, seja <text:span text:style-name="Variable">P</text:span>(<text:span text:style-name="Variable">n</text:span>) a afirmação, “n é primo”, o que é tecnicamente incorreto. Está implícito que estamos a definir <text:span text:style-name="Variable">P</text:span>(<text:span text:style-name="Variable">n</text:span>) como sendo um predicado, que para cada n se torna a afirmação, <text:span text:style-name="Variable">n</text:span> é primo.</text:p>
      <text:h text:style-name="P207" text:outline-level="2">Lógica Proposicional</text:h>
      <text:p text:style-name="P22"><text:span text:style-name="T21">Em lógica, uma </text:span><text:span text:style-name="Strong_20_Emphasis"><text:span text:style-name="T21">proposição</text:span></text:span><text:span text:style-name="T21"> é uma ideia expressa por uma sentença afirmativa. Na lógica proposicional nossas sentenças afirmativas são formadas por letras proposicionais (sentenças atômicas, tais como, </text:span><text:span text:style-name="Variable"><text:span text:style-name="T21">A</text:span></text:span><text:span text:style-name="T21">, </text:span><text:span text:style-name="Variable"><text:span text:style-name="T21">B</text:span></text:span><text:span text:style-name="T21">, </text:span><text:span text:style-name="Variable"><text:span text:style-name="T21">P</text:span></text:span><text:span text:style-name="T21">, </text:span><text:span text:style-name="Variable"><text:span text:style-name="T21">Q</text:span></text:span><text:span text:style-name="T21">), conectivos (</text:span><text:span text:style-name="T91">∧</text:span><text:span text:style-name="T22">, </text:span><text:span text:style-name="T91">∨</text:span><text:span text:style-name="T22">, </text:span><text:span text:style-name="T91">⇒</text:span><text:span text:style-name="T22">, </text:span><text:span text:style-name="T91">⇔, </text:span><text:span text:style-name="T92">¬ </text:span><text:span text:style-name="T21">), e parênteses. Quando usamos a linguagem formal da lógica proposicional para escrevermos nossas sentenças afirmativas, estas não possuem nenhuma ambiguidade, ou seja, </text:span><text:span text:style-name="T23">para cada</text:span><text:span text:style-name="T21"> se</text:span><text:span text:style-name="T23">n</text:span><text:span text:style-name="T21">ten</text:span><text:span text:style-name="T23">ça afirmativa (ou declaração) </text:span><text:span text:style-name="Variable"><text:span text:style-name="T23">corresponde exatamente uma proposição</text:span></text:span><text:span text:style-name="T23">. Dessa maneira, </text:span><text:span text:style-name="Variable"><text:span text:style-name="T23">no contexto da lógica proposicional</text:span></text:span><text:span text:style-name="T23"> (bem como na </text:span><text:span text:style-name="Variable"><text:span text:style-name="T23">lógica de predicados</text:span></text:span><text:span text:style-name="T23">, que mencionaremos em breve), podemos tratar proposição e sentença como </text:span><text:soft-page-break/><text:span text:style-name="T23">termos intercambiáveis. </text:span><text:span text:style-name="T24">Dessa forma, a Lógica Proposicional também é conhecida como </text:span><text:span text:style-name="Strong_20_Emphasis"><text:span text:style-name="T24">Lógica Sentencial</text:span></text:span><text:span text:style-name="T24">. </text:span></text:p>
      <text:p text:style-name="P23"><text:span text:style-name="T24">A lógica proposicional estuda as formas como as declarações podem interagir umas com as outras. É importante lembrar que a lógica proposicional não se preocupa realmente com o conteúdo das afirmações. Por exemplo, em termos de lógica proposicional, as afirmações, “se a lua é feita de queijo, então as bolas de basquete são redondas”, e “se as aranhas têm oito pernas, então Sam</text:span><text:span text:style-name="T25">uel</text:span><text:span text:style-name="T24"> caminha mancando” são exatamente as mesmas, quanto à sua forma. </text:span><text:span text:style-name="T25">A</text:span><text:span text:style-name="T24">mbas </text:span><text:span text:style-name="T25">são </text:span><text:span text:style-name="T24">implicações: declarações da forma, </text:span><text:span text:style-name="Variable"><text:span text:style-name="T24">P</text:span></text:span><text:span text:style-name="T24"> </text:span><text:span text:style-name="T91">⇒</text:span><text:span text:style-name="T24"> </text:span><text:span text:style-name="Variable"><text:span text:style-name="T24">Q</text:span></text:span><text:span text:style-name="T24">.</text:span></text:p>
      <text:h text:style-name="P209" text:outline-level="3">Tabelas-verdade</text:h>
      <text:p text:style-name="P25"><text:span text:style-name="T119">Frequentemente t</text:span>emos de decidir quando <text:span text:style-name="T26">uma proposição, como por exemplo</text:span> (P <text:span text:style-name="T91">⇒</text:span> Q) ∨ (Q <text:span text:style-name="T91">⇒</text:span> R), é verdadeira. Utilizando as definições dos conectivos <text:span text:style-name="T26">que relembramos no começo desse capítulo</text:span>, vemos que para que isto seja verdade, ou P <text:span text:style-name="T91">⇒</text:span> Q deve ser verdade ou Q <text:span text:style-name="T91">⇒</text:span> R deve ser verdade (ou ambas). Est<text:span text:style-name="T26">a</text:span>s, <text:span text:style-name="T119">por sua vez,</text:span> são verdadeir<text:span text:style-name="T26">a</text:span>s se P for fals<text:span text:style-name="T26">a</text:span> ou Q for verdadeir<text:span text:style-name="T26">a</text:span> (no primeiro caso) e Q for fals<text:span text:style-name="T26">a</text:span> ou R for verdadeir<text:span text:style-name="T26">a</text:span> (no segundo caso). Assim, fica um pouco confuso. Felizmente, podemos <text:span text:style-name="T26">lançar mão de uma forma de representação</text:span> para acompanhar todas as possibilidades. <text:span text:style-name="T26">Entram em jogo as</text:span> tabelas-verdade. A ideia é esta: em cada linha, listamos uma possível combinação de <text:span text:style-name="T26">V</text:span>'s e F's (para verdadeiro e falso) para cada uma das <text:span text:style-name="T26">letras</text:span> sentenciais, e depois <text:span text:style-name="T26">escrevemos</text:span> se a afirmação em questão é verdadeira ou falsa nesse caso. Fazemos isto para cada combinação possível de <text:span text:style-name="T26">V</text:span>'s e F's. Depois podemos ver claramente em que casos a afirmação é verdadeira ou falsa. Para declarações complicadas, vamos primeiro preencher valores para cada parte da declaração, como forma de dividir a nossa tarefa em partes menores e mais manejáveis.</text:p>
      <text:p text:style-name="P24">Uma vez que o valor-verdade de uma afirmação é completamente determinad<text:span text:style-name="T26">a</text:span> pelos valores-verdade das suas partes e pela forma como estão ligad<text:span text:style-name="T26">a</text:span>s, tudo o que é realmente necessário saber são as tabelas-verdade para cada um dos conectivos lógicos. Aqui estão elas:</text:p>
      <table:table table:name="Tabela4" table:style-name="Tabela4">
        <table:table-column table:style-name="Tabela4.A" table:number-columns-repeated="3"/>
        <table:table-column table:style-name="Tabela4.D"/>
        <table:table-row table:style-name="TableLine2264484449920">
          <table:table-cell table:style-name="Tabela4.A1" office:value-type="string">
            <text:p text:style-name="P124"><draw:frame draw:style-name="fr1" draw:name="Quadro4" text:anchor-type="as-char" style:rel-width="16%" draw:z-index="0"><draw:text-box fo:min-height="0.499cm" fo:min-width="2.72cm"><table:table table:name="Tabela5" table:style-name="Tabela5"><table:table-column table:style-name="Tabela5.A"/><table:table-column table:style-name="Tabela5.B"/><table:table-column table:style-name="Tabela5.C"/><table:table-row table:style-name="TableLine2264484438656"><table:table-cell table:style-name="Tabela5.A1" office:value-type="string"><text:p text:style-name="P113"><text:span text:style-name="Variable">P</text:span></text:p></table:table-cell><table:table-cell table:style-name="Tabela5.A1" office:value-type="string"><text:p text:style-name="P113"><text:span text:style-name="Variable">Q</text:span></text:p></table:table-cell><table:table-cell table:style-name="Tabela5.C1" office:value-type="string"><text:p text:style-name="P113"><text:span text:style-name="Variable">P</text:span> <text:span text:style-name="T76">∧</text:span><text:span text:style-name="T46"> </text:span><text:span text:style-name="Variable"><text:span text:style-name="T46">Q</text:span></text:span></text:p></table:table-cell></table:table-row><table:table-row table:style-name="TableLine2264484442240"><table:table-cell table:style-name="Tabela5.A2" office:value-type="string"><text:p text:style-name="P113">V</text:p></table:table-cell><table:table-cell table:style-name="Tabela5.A2" office:value-type="string"><text:p text:style-name="P113">V</text:p></table:table-cell><table:table-cell table:style-name="Tabela5.C2" office:value-type="string"><text:p text:style-name="P115">V</text:p></table:table-cell></table:table-row><table:table-row table:style-name="TableLine2264484446848"><table:table-cell table:style-name="Tabela5.A2" office:value-type="string"><text:p text:style-name="P113">V</text:p></table:table-cell><table:table-cell table:style-name="Tabela5.A2" office:value-type="string"><text:p text:style-name="P113">F</text:p></table:table-cell><table:table-cell table:style-name="Tabela5.C2" office:value-type="string"><text:p text:style-name="P115">F</text:p></table:table-cell></table:table-row><table:table-row table:style-name="TableLine2264484439680"><table:table-cell table:style-name="Tabela5.A2" office:value-type="string"><text:p text:style-name="P113">F</text:p></table:table-cell><table:table-cell table:style-name="Tabela5.A2" office:value-type="string"><text:p text:style-name="P113">V</text:p></table:table-cell><table:table-cell table:style-name="Tabela5.C2" office:value-type="string"><text:p text:style-name="P115">F</text:p></table:table-cell></table:table-row><table:table-row table:style-name="TableLine2264484441984"><table:table-cell table:style-name="Tabela5.A2" office:value-type="string"><text:p text:style-name="P113">F</text:p></table:table-cell><table:table-cell table:style-name="Tabela5.A2" office:value-type="string"><text:p text:style-name="P113">F</text:p></table:table-cell><table:table-cell table:style-name="Tabela5.C2" office:value-type="string"><text:p text:style-name="P115">F</text:p></table:table-cell></table:table-row></table:table><text:p text:style-name="P109"/></draw:text-box></draw:frame></text:p>
          </table:table-cell>
          <table:table-cell table:style-name="Tabela4.A1" office:value-type="string">
            <text:p text:style-name="P124"><draw:frame draw:style-name="fr1" draw:name="Quadro2" text:anchor-type="as-char" style:rel-width="16%" draw:z-index="1"><draw:text-box fo:min-height="0.499cm" fo:min-width="2.72cm"><table:table table:name="Tabela1" table:style-name="Tabela1"><table:table-column table:style-name="Tabela1.A"/><table:table-column table:style-name="Tabela1.B"/><table:table-column table:style-name="Tabela1.C"/><table:table-row table:style-name="TableLine2264484447872"><table:table-cell table:style-name="Tabela1.A1" office:value-type="string"><text:p text:style-name="P113"><text:span text:style-name="Variable">P</text:span></text:p></table:table-cell><table:table-cell table:style-name="Tabela1.A1" office:value-type="string"><text:p text:style-name="P113"><text:span text:style-name="Variable">Q</text:span></text:p></table:table-cell><table:table-cell table:style-name="Tabela1.C1" office:value-type="string"><text:p text:style-name="P113"><text:span text:style-name="Variable">P</text:span> <text:span text:style-name="T76">∨</text:span><text:span text:style-name="T46"> </text:span><text:span text:style-name="Variable"><text:span text:style-name="T46">Q</text:span></text:span></text:p></table:table-cell></table:table-row><table:table-row table:style-name="TableLine2264484450688"><table:table-cell table:style-name="Tabela1.A2" office:value-type="string"><text:p text:style-name="P113">V</text:p></table:table-cell><table:table-cell table:style-name="Tabela1.A2" office:value-type="string"><text:p text:style-name="P113">V</text:p></table:table-cell><table:table-cell table:style-name="Tabela1.C2" office:value-type="string"><text:p text:style-name="P116">V</text:p></table:table-cell></table:table-row><table:table-row table:style-name="TableLine2264484440192"><table:table-cell table:style-name="Tabela1.A2" office:value-type="string"><text:p text:style-name="P113">V</text:p></table:table-cell><table:table-cell table:style-name="Tabela1.A2" office:value-type="string"><text:p text:style-name="P113">F</text:p></table:table-cell><table:table-cell table:style-name="Tabela1.C2" office:value-type="string"><text:p text:style-name="P116">V</text:p></table:table-cell></table:table-row><table:table-row table:style-name="TableLine2264484444288"><table:table-cell table:style-name="Tabela1.A2" office:value-type="string"><text:p text:style-name="P113">F</text:p></table:table-cell><table:table-cell table:style-name="Tabela1.A2" office:value-type="string"><text:p text:style-name="P113">V</text:p></table:table-cell><table:table-cell table:style-name="Tabela1.C2" office:value-type="string"><text:p text:style-name="P116">V</text:p></table:table-cell></table:table-row><table:table-row table:style-name="TableLine2264484447104"><table:table-cell table:style-name="Tabela1.A2" office:value-type="string"><text:p text:style-name="P113">F</text:p></table:table-cell><table:table-cell table:style-name="Tabela1.A2" office:value-type="string"><text:p text:style-name="P113">F</text:p></table:table-cell><table:table-cell table:style-name="Tabela1.C2" office:value-type="string"><text:p text:style-name="P115">F</text:p></table:table-cell></table:table-row></table:table><text:p text:style-name="P109"/></draw:text-box></draw:frame></text:p>
          </table:table-cell>
          <table:table-cell table:style-name="Tabela4.A1" office:value-type="string">
            <text:p text:style-name="P124"><draw:frame draw:style-name="fr1" draw:name="Quadro3" text:anchor-type="as-char" style:rel-width="18%" draw:z-index="2"><draw:text-box fo:min-height="3.937cm" fo:min-width="3.059cm"><table:table table:name="Tabela2" table:style-name="Tabela2"><table:table-column table:style-name="Tabela2.A"/><table:table-column table:style-name="Tabela2.B"/><table:table-column table:style-name="Tabela2.C"/><table:table-row table:style-name="TableLine2264484448128"><table:table-cell table:style-name="Tabela2.A1" office:value-type="string"><text:p text:style-name="P113"><text:span text:style-name="Variable">P</text:span></text:p></table:table-cell><table:table-cell table:style-name="Tabela2.A1" office:value-type="string"><text:p text:style-name="P113"><text:span text:style-name="Variable">Q</text:span></text:p></table:table-cell><table:table-cell table:style-name="Tabela2.C1" office:value-type="string"><text:p text:style-name="P113"><text:span text:style-name="Variable">P</text:span> <text:span text:style-name="T91">⇒</text:span><text:span text:style-name="T46"> </text:span><text:span text:style-name="Variable"><text:span text:style-name="T46">Q</text:span></text:span></text:p></table:table-cell></table:table-row><table:table-row table:style-name="TableLine2264484445568"><table:table-cell table:style-name="Tabela2.A2" office:value-type="string"><text:p text:style-name="P113">V</text:p></table:table-cell><table:table-cell table:style-name="Tabela2.A2" office:value-type="string"><text:p text:style-name="P113">V</text:p></table:table-cell><table:table-cell table:style-name="Tabela2.C2" office:value-type="string"><text:p text:style-name="P116">V</text:p></table:table-cell></table:table-row><table:table-row table:style-name="TableLine2264484440960"><table:table-cell table:style-name="Tabela2.A2" office:value-type="string"><text:p text:style-name="P113">V</text:p></table:table-cell><table:table-cell table:style-name="Tabela2.A2" office:value-type="string"><text:p text:style-name="P113">F</text:p></table:table-cell><table:table-cell table:style-name="Tabela2.C2" office:value-type="string"><text:p text:style-name="P116">F</text:p></table:table-cell></table:table-row><table:table-row table:style-name="TableLine2264484445056"><table:table-cell table:style-name="Tabela2.A2" office:value-type="string"><text:p text:style-name="P113">F</text:p></table:table-cell><table:table-cell table:style-name="Tabela2.A2" office:value-type="string"><text:p text:style-name="P113">V</text:p></table:table-cell><table:table-cell table:style-name="Tabela2.C2" office:value-type="string"><text:p text:style-name="P116">T</text:p></table:table-cell></table:table-row><table:table-row table:style-name="TableLine2264484441728"><table:table-cell table:style-name="Tabela2.A2" office:value-type="string"><text:p text:style-name="P113">F</text:p></table:table-cell><table:table-cell table:style-name="Tabela2.A2" office:value-type="string"><text:p text:style-name="P113">F</text:p></table:table-cell><table:table-cell table:style-name="Tabela2.C2" office:value-type="string"><text:p text:style-name="P116">T</text:p></table:table-cell></table:table-row></table:table><text:p text:style-name="P109"/></draw:text-box></draw:frame></text:p>
          </table:table-cell>
          <table:table-cell table:style-name="Tabela4.A1" office:value-type="string">
            <text:p text:style-name="P124"><draw:frame draw:style-name="fr1" draw:name="Quadro1" text:anchor-type="as-char" style:rel-width="18%" draw:z-index="3"><draw:text-box fo:min-height="3.937cm" fo:min-width="3.059cm"><table:table table:name="Tabela3" table:style-name="Tabela3"><table:table-column table:style-name="Tabela3.A"/><table:table-column table:style-name="Tabela3.B"/><table:table-column table:style-name="Tabela3.C"/><table:table-row table:style-name="TableLine2264484448384"><table:table-cell table:style-name="Tabela3.A1" office:value-type="string"><text:p text:style-name="P113"><text:span text:style-name="Variable">P</text:span></text:p></table:table-cell><table:table-cell table:style-name="Tabela3.A1" office:value-type="string"><text:p text:style-name="P113"><text:span text:style-name="Variable">Q</text:span></text:p></table:table-cell><table:table-cell table:style-name="Tabela3.C1" office:value-type="string"><text:p text:style-name="P113"><text:span text:style-name="Variable">P</text:span> <text:span text:style-name="T84">⇔</text:span><text:span text:style-name="T46"> </text:span><text:span text:style-name="Variable"><text:span text:style-name="T46">Q</text:span></text:span></text:p></table:table-cell></table:table-row><table:table-row table:style-name="TableLine2264484442752"><table:table-cell table:style-name="Tabela3.A2" office:value-type="string"><text:p text:style-name="P113">V</text:p></table:table-cell><table:table-cell table:style-name="Tabela3.A2" office:value-type="string"><text:p text:style-name="P113">V</text:p></table:table-cell><table:table-cell table:style-name="Tabela3.C2" office:value-type="string"><text:p text:style-name="P116">V</text:p></table:table-cell></table:table-row><table:table-row table:style-name="TableLine2264484448896"><table:table-cell table:style-name="Tabela3.A2" office:value-type="string"><text:p text:style-name="P113">V</text:p></table:table-cell><table:table-cell table:style-name="Tabela3.A2" office:value-type="string"><text:p text:style-name="P113">F</text:p></table:table-cell><table:table-cell table:style-name="Tabela3.C2" office:value-type="string"><text:p text:style-name="P116">F</text:p></table:table-cell></table:table-row><table:table-row table:style-name="TableLine2264484450944"><table:table-cell table:style-name="Tabela3.A2" office:value-type="string"><text:p text:style-name="P113">F</text:p></table:table-cell><table:table-cell table:style-name="Tabela3.A2" office:value-type="string"><text:p text:style-name="P113">V</text:p></table:table-cell><table:table-cell table:style-name="Tabela3.C2" office:value-type="string"><text:p text:style-name="P117">F</text:p></table:table-cell></table:table-row><table:table-row table:style-name="TableLine2264484468096"><table:table-cell table:style-name="Tabela3.A2" office:value-type="string"><text:p text:style-name="P113">F</text:p></table:table-cell><table:table-cell table:style-name="Tabela3.A2" office:value-type="string"><text:p text:style-name="P113">F</text:p></table:table-cell><table:table-cell table:style-name="Tabela3.C2" office:value-type="string"><text:p text:style-name="P116">T</text:p></table:table-cell></table:table-row></table:table><text:p text:style-name="P109"/></draw:text-box></draw:frame></text:p>
          </table:table-cell>
        </table:table-row>
      </table:table>
      <text:p text:style-name="P26">A tabela-verdade para negação é a seguinte:</text:p>
      <text:p text:style-name="P27"><draw:frame draw:style-name="fr1" draw:name="Quadro5" text:anchor-type="as-char" style:rel-width="16%" draw:z-index="4"><draw:text-box fo:min-height="0.499cm" fo:min-width="2.72cm"><table:table table:name="Tabela6" table:style-name="Tabela6"><table:table-column table:style-name="Tabela6.A"/><table:table-column table:style-name="Tabela6.B"/><table:table-row table:style-name="TableLine2264484459136"><table:table-cell table:style-name="Tabela6.A1" office:value-type="string"><text:p text:style-name="P115"><text:span text:style-name="Variable">P</text:span></text:p></table:table-cell><table:table-cell table:style-name="Tabela6.B1" office:value-type="string"><text:p text:style-name="P115"><text:span text:style-name="Variable"><text:span text:style-name="T100">¬</text:span></text:span><text:span text:style-name="Variable">P</text:span></text:p></table:table-cell></table:table-row><table:table-row table:style-name="TableLine2264484454528"><table:table-cell table:style-name="Tabela6.A2" office:value-type="string"><text:p text:style-name="P115">V</text:p></table:table-cell><table:table-cell table:style-name="Tabela6.B2" office:value-type="string"><text:p text:style-name="P218">F</text:p></table:table-cell></table:table-row><table:table-row table:style-name="TableLine2264484469632"><table:table-cell table:style-name="Tabela6.A2" office:value-type="string"><text:p text:style-name="P115">F</text:p></table:table-cell><table:table-cell table:style-name="Tabela6.B2" office:value-type="string"><text:p text:style-name="P118">V</text:p></table:table-cell></table:table-row></table:table><text:p text:style-name="P109"/></draw:text-box></draw:frame></text:p>
      <text:p text:style-name="P26"><text:soft-page-break/>Nenhuma destas tabelas de verdade deve ser uma surpresa; todas elas estão apenas reafirmando as definições dos conectivos. Vamos tentar outra.</text:p>
      <text:p text:style-name="P97">Exemplo <text:sequence text:ref-name="refExemplo8" text:name="Exemplo" text:formula="ooow:Exemplo+1" style:num-format="1">7.3.1</text:sequence></text:p>
      <text:p text:style-name="P57">Faça uma tabela-verdade para a afirmação <text:span text:style-name="T73">¬</text:span><text:span text:style-name="Variable"><text:span text:style-name="T5">P</text:span></text:span><text:span text:style-name="T5"> </text:span><text:span text:style-name="T76">∨</text:span><text:span text:style-name="T46"> </text:span><text:span text:style-name="Variable"><text:span text:style-name="T46">Q</text:span></text:span><text:span text:style-name="T46">.</text:span></text:p>
      <text:p text:style-name="Corpo_20_do_20_Exemplo"><text:span text:style-name="Strong_20_Emphasis">Solução.</text:span> Note que esta declaração não é ¬(<text:span text:style-name="Variable">P</text:span> ∨ <text:span text:style-name="Variable">Q</text:span>), a negação pertence apenas a <text:span text:style-name="Variable">P</text:span>. Aqui está a tabela-verdade:</text:p>
      <text:p text:style-name="P44"><draw:frame draw:style-name="fr1" draw:name="Quadro6" text:anchor-type="as-char" style:rel-width="25%" draw:z-index="5"><draw:text-box fo:min-height="3.993cm" fo:min-width="4.249cm"><table:table table:name="Tabela7" table:style-name="Tabela7"><table:table-column table:style-name="Tabela7.A"/><table:table-column table:style-name="Tabela7.B"/><table:table-column table:style-name="Tabela7.C"/><table:table-column table:style-name="Tabela7.D"/><table:table-row table:style-name="TableLine2264484459648"><table:table-cell table:style-name="Tabela7.A1" office:value-type="string"><text:p text:style-name="P113"><text:span text:style-name="Variable">P</text:span></text:p></table:table-cell><table:table-cell table:style-name="Tabela7.A1" office:value-type="string"><text:p text:style-name="P113"><text:span text:style-name="Variable">Q</text:span></text:p></table:table-cell><table:table-cell table:style-name="Tabela7.A1" office:value-type="string"><text:p text:style-name="P128"><text:span text:style-name="T73">¬</text:span><text:span text:style-name="Variable"><text:span text:style-name="T5">P</text:span></text:span></text:p></table:table-cell><table:table-cell table:style-name="Tabela7.D1" office:value-type="string"><text:p text:style-name="P114"><text:span text:style-name="Variable"><text:span text:style-name="T101">¬</text:span></text:span><text:span text:style-name="Variable">P</text:span> <text:span text:style-name="T76">∨</text:span><text:span text:style-name="T46"> </text:span><text:span text:style-name="Variable"><text:span text:style-name="T46">Q</text:span></text:span></text:p></table:table-cell></table:table-row><table:table-row table:style-name="TableLine2264484461184"><table:table-cell table:style-name="Tabela7.A2" office:value-type="string"><text:p text:style-name="P113">V</text:p></table:table-cell><table:table-cell table:style-name="Tabela7.A2" office:value-type="string"><text:p text:style-name="P113">V</text:p></table:table-cell><table:table-cell table:style-name="Tabela7.A2" office:value-type="string"><text:p text:style-name="P129">F</text:p></table:table-cell><table:table-cell table:style-name="Tabela7.D2" office:value-type="string"><text:p text:style-name="P116">V</text:p></table:table-cell></table:table-row><table:table-row table:style-name="TableLine2264484465792"><table:table-cell table:style-name="Tabela7.A2" office:value-type="string"><text:p text:style-name="P113">V</text:p></table:table-cell><table:table-cell table:style-name="Tabela7.A2" office:value-type="string"><text:p text:style-name="P113">F</text:p></table:table-cell><table:table-cell table:style-name="Tabela7.A2" office:value-type="string"><text:p text:style-name="P129">F</text:p></table:table-cell><table:table-cell table:style-name="Tabela7.D2" office:value-type="string"><text:p text:style-name="P119">F</text:p></table:table-cell></table:table-row><table:table-row table:style-name="TableLine2264484455040"><table:table-cell table:style-name="Tabela7.A2" office:value-type="string"><text:p text:style-name="P113">F</text:p></table:table-cell><table:table-cell table:style-name="Tabela7.A2" office:value-type="string"><text:p text:style-name="P113">V</text:p></table:table-cell><table:table-cell table:style-name="Tabela7.A2" office:value-type="string"><text:p text:style-name="P129">V</text:p></table:table-cell><table:table-cell table:style-name="Tabela7.D2" office:value-type="string"><text:p text:style-name="P119">V</text:p></table:table-cell></table:table-row><table:table-row table:style-name="TableLine2264484467328"><table:table-cell table:style-name="Tabela7.A2" office:value-type="string"><text:p text:style-name="P113">F</text:p></table:table-cell><table:table-cell table:style-name="Tabela7.A2" office:value-type="string"><text:p text:style-name="P113">F</text:p></table:table-cell><table:table-cell table:style-name="Tabela7.A2" office:value-type="string"><text:p text:style-name="P129">V</text:p></table:table-cell><table:table-cell table:style-name="Tabela7.D2" office:value-type="string"><text:p text:style-name="P119">V</text:p></table:table-cell></table:table-row></table:table><text:p text:style-name="P109"/></draw:text-box></draw:frame></text:p>
      <text:p text:style-name="P58">Acrescent<text:span text:style-name="T120">a</text:span>mos uma coluna para ¬<text:span text:style-name="Variable">P</text:span> para facilitar o preenchimento da última coluna. As entradas na coluna ¬<text:span text:style-name="Variable">P</text:span> foram determinadas pelas entradas na coluna <text:span text:style-name="Variable">P</text:span>. Depois, para preencher a última coluna, olhamos apenas para a coluna para <text:span text:style-name="Variable">Q</text:span> e a coluna para ¬<text:span text:style-name="Variable">P</text:span> e utilizamos a regra para o ∨.</text:p>
      <text:p text:style-name="Text_20_body"/>
      <text:p text:style-name="P98">Exemplo <text:sequence text:ref-name="refExemplo9" text:name="Exemplo" text:formula="ooow:Exemplo+1" style:num-format="1">7.3.2</text:sequence></text:p>
      <text:p text:style-name="P59">Analise, usando tabelas-verdade, a afirmação “Se a lua for feita de queijo então Elvis ainda está vivo, ou então, se Elvis ainda está vivo, unicórnios têm 5 patas”.</text:p>
      <text:p text:style-name="P60"><text:span text:style-name="Strong_20_Emphasis"><text:span text:style-name="T120">Solução.</text:span></text:span><text:span text:style-name="T120"> </text:span><text:span text:style-name="T129">Primeiramente t</text:span><text:span text:style-name="T27">ranscreva</text:span><text:span text:style-name="T120"> a afirmação na linguagem da lógica proposicional, ou seja, por símbolos como (</text:span><text:span text:style-name="Variable"><text:span text:style-name="T120">P</text:span></text:span><text:span text:style-name="T120"> </text:span><text:span text:style-name="T91">⇒ </text:span><text:span text:style-name="Variable"><text:span text:style-name="T98">Q</text:span></text:span><text:span text:style-name="T93">) </text:span><text:span text:style-name="T94">∨ </text:span><text:span text:style-name="T93">(</text:span><text:span text:style-name="Variable"><text:span text:style-name="T98">Q</text:span></text:span><text:span text:style-name="T93"> </text:span><text:span text:style-name="T91">⇒</text:span><text:span text:style-name="T93"> </text:span><text:span text:style-name="Variable"><text:span text:style-name="T98">R</text:span></text:span><text:span text:style-name="T93">), onde </text:span><text:span text:style-name="Variable"><text:span text:style-name="T98">P</text:span></text:span><text:span text:style-name="T93"> representa “a lua é feita de queijo”, </text:span><text:span text:style-name="Variable"><text:span text:style-name="T98">Q</text:span></text:span><text:span text:style-name="T93"> é “Elvis ainda está vivo”, e </text:span><text:span text:style-name="Variable"><text:span text:style-name="T98">R</text:span></text:span><text:span text:style-name="T93"> é a afirmação “unicórnios têm 5 patas”. </text:span><text:span text:style-name="T95">Agora faça uma tabela-verdade.</text:span></text:p>
      <text:p text:style-name="P132">A tabela-verdade precisa conter 8 linhas para poder levar em conta toda combinação possível dos valores verdade de P, Q e R. Aqui está a tabela-verdade completa:</text:p>
      <text:p text:style-name="P133"><text:soft-page-break/><draw:frame draw:style-name="fr1" draw:name="Quadro7" text:anchor-type="as-char" style:rel-width="53%" draw:z-index="6"><draw:text-box fo:min-height="3.997cm" fo:min-width="9.022cm"><table:table table:name="Tabela8" table:style-name="Tabela8"><table:table-column table:style-name="Tabela8.A"/><table:table-column table:style-name="Tabela8.B"/><table:table-column table:style-name="Tabela8.C"/><table:table-column table:style-name="Tabela8.D"/><table:table-column table:style-name="Tabela8.E"/><table:table-column table:style-name="Tabela8.F"/><table:table-row table:style-name="TableLine2264484463488"><table:table-cell table:style-name="Tabela8.A1" office:value-type="string"><text:p text:style-name="P113"><text:span text:style-name="Variable">P</text:span></text:p></table:table-cell><table:table-cell table:style-name="Tabela8.B1" office:value-type="string"><text:p text:style-name="P113"><text:span text:style-name="Variable">Q</text:span></text:p></table:table-cell><table:table-cell table:style-name="Tabela8.A1" office:value-type="string"><text:p text:style-name="P130">R</text:p></table:table-cell><table:table-cell table:style-name="Tabela8.A1" office:value-type="string"><text:p text:style-name="P110"><text:span text:style-name="Variable"><text:span text:style-name="T61">P </text:span></text:span><text:span text:style-name="T85">⇒ </text:span><text:span text:style-name="Variable"><text:span text:style-name="T51">Q</text:span></text:span></text:p></table:table-cell><table:table-cell table:style-name="Tabela8.A1" office:value-type="string"><text:p text:style-name="P111"><text:span text:style-name="Variable"><text:span text:style-name="T52">Q </text:span></text:span><text:span text:style-name="T85">⇒ </text:span><text:span text:style-name="T51">R</text:span></text:p></table:table-cell><table:table-cell table:style-name="Tabela8.B1" office:value-type="string"><text:p text:style-name="P130">(P <text:span text:style-name="T76">⇒ Q</text:span>) <text:span text:style-name="T76"><text:s/>∨ </text:span><text:span text:style-name="T46"><text:s/>(Q </text:span><text:span text:style-name="T76">⇒ R</text:span><text:span text:style-name="T46">)</text:span></text:p></table:table-cell></table:table-row><table:table-row table:style-name="TableLine2264484461440"><table:table-cell table:style-name="Tabela8.A2" office:value-type="string"><text:p text:style-name="P113">V</text:p></table:table-cell><table:table-cell table:style-name="Tabela8.B2" office:value-type="string"><text:p text:style-name="P113">V</text:p></table:table-cell><table:table-cell table:style-name="Tabela8.A2" office:value-type="string"><text:p text:style-name="P130">V</text:p></table:table-cell><table:table-cell table:style-name="Tabela8.A2" office:value-type="string"><text:p text:style-name="P131">V</text:p></table:table-cell><table:table-cell table:style-name="Tabela8.A2" office:value-type="string"><text:p text:style-name="P120">V</text:p></table:table-cell><table:table-cell table:style-name="Tabela8.B2" office:value-type="string"><text:p text:style-name="P120">V</text:p></table:table-cell></table:table-row><table:table-row table:style-name="TableLine2264484461696"><table:table-cell table:style-name="Tabela8.A2" office:value-type="string"><text:p text:style-name="P130">V</text:p></table:table-cell><table:table-cell table:style-name="Tabela8.B2" office:value-type="string"><text:p text:style-name="P130">V</text:p></table:table-cell><table:table-cell table:style-name="Tabela8.A2" office:value-type="string"><text:p text:style-name="P130">F</text:p></table:table-cell><table:table-cell table:style-name="Tabela8.A2" office:value-type="string"><text:p text:style-name="P131">V</text:p></table:table-cell><table:table-cell table:style-name="Tabela8.A2" office:value-type="string"><text:p text:style-name="P120">F</text:p></table:table-cell><table:table-cell table:style-name="Tabela8.B2" office:value-type="string"><text:p text:style-name="P120">V</text:p></table:table-cell></table:table-row><table:table-row table:style-name="TableLine2264484466560"><table:table-cell table:style-name="Tabela8.A2" office:value-type="string"><text:p text:style-name="P130">V</text:p></table:table-cell><table:table-cell table:style-name="Tabela8.B2" office:value-type="string"><text:p text:style-name="P130">F</text:p></table:table-cell><table:table-cell table:style-name="Tabela8.A2" office:value-type="string"><text:p text:style-name="P130">V</text:p></table:table-cell><table:table-cell table:style-name="Tabela8.A2" office:value-type="string"><text:p text:style-name="P131">F</text:p></table:table-cell><table:table-cell table:style-name="Tabela8.A2" office:value-type="string"><text:p text:style-name="P120">V</text:p></table:table-cell><table:table-cell table:style-name="Tabela8.B2" office:value-type="string"><text:p text:style-name="P120">V</text:p></table:table-cell></table:table-row><table:table-row table:style-name="TableLine2264484468352"><table:table-cell table:style-name="Tabela8.A2" office:value-type="string"><text:p text:style-name="P130">V</text:p></table:table-cell><table:table-cell table:style-name="Tabela8.B2" office:value-type="string"><text:p text:style-name="P130">F</text:p></table:table-cell><table:table-cell table:style-name="Tabela8.A2" office:value-type="string"><text:p text:style-name="P130">F</text:p></table:table-cell><table:table-cell table:style-name="Tabela8.A2" office:value-type="string"><text:p text:style-name="P131">F</text:p></table:table-cell><table:table-cell table:style-name="Tabela8.A2" office:value-type="string"><text:p text:style-name="P120">V</text:p></table:table-cell><table:table-cell table:style-name="Tabela8.B2" office:value-type="string"><text:p text:style-name="P120">V</text:p></table:table-cell></table:table-row><table:table-row table:style-name="TableLine2264484464512"><table:table-cell table:style-name="Tabela8.A2" office:value-type="string"><text:p text:style-name="P130">F</text:p></table:table-cell><table:table-cell table:style-name="Tabela8.B2" office:value-type="string"><text:p text:style-name="P130">V</text:p></table:table-cell><table:table-cell table:style-name="Tabela8.A2" office:value-type="string"><text:p text:style-name="P130">V</text:p></table:table-cell><table:table-cell table:style-name="Tabela8.A2" office:value-type="string"><text:p text:style-name="P131">V</text:p></table:table-cell><table:table-cell table:style-name="Tabela8.A2" office:value-type="string"><text:p text:style-name="P120">V</text:p></table:table-cell><table:table-cell table:style-name="Tabela8.B2" office:value-type="string"><text:p text:style-name="P120">V</text:p></table:table-cell></table:table-row><table:table-row table:style-name="TableLine2264484457856"><table:table-cell table:style-name="Tabela8.A2" office:value-type="string"><text:p text:style-name="P130">F</text:p></table:table-cell><table:table-cell table:style-name="Tabela8.B2" office:value-type="string"><text:p text:style-name="P130">V</text:p></table:table-cell><table:table-cell table:style-name="Tabela8.A2" office:value-type="string"><text:p text:style-name="P130">F</text:p></table:table-cell><table:table-cell table:style-name="Tabela8.A2" office:value-type="string"><text:p text:style-name="P131">V</text:p></table:table-cell><table:table-cell table:style-name="Tabela8.A2" office:value-type="string"><text:p text:style-name="P120">F</text:p></table:table-cell><table:table-cell table:style-name="Tabela8.B2" office:value-type="string"><text:p text:style-name="P120">V</text:p></table:table-cell></table:table-row><table:table-row table:style-name="TableLine2264484464768"><table:table-cell table:style-name="Tabela8.A2" office:value-type="string"><text:p text:style-name="P130">F</text:p></table:table-cell><table:table-cell table:style-name="Tabela8.B2" office:value-type="string"><text:p text:style-name="P130">F</text:p></table:table-cell><table:table-cell table:style-name="Tabela8.A2" office:value-type="string"><text:p text:style-name="P130">V</text:p></table:table-cell><table:table-cell table:style-name="Tabela8.A2" office:value-type="string"><text:p text:style-name="P131">V</text:p></table:table-cell><table:table-cell table:style-name="Tabela8.A2" office:value-type="string"><text:p text:style-name="P120">V</text:p></table:table-cell><table:table-cell table:style-name="Tabela8.B2" office:value-type="string"><text:p text:style-name="P120">V</text:p></table:table-cell></table:table-row><table:table-row table:style-name="TableLine2264484457088"><table:table-cell table:style-name="Tabela8.A2" office:value-type="string"><text:p text:style-name="P130">F</text:p></table:table-cell><table:table-cell table:style-name="Tabela8.B2" office:value-type="string"><text:p text:style-name="P130">F</text:p></table:table-cell><table:table-cell table:style-name="Tabela8.A2" office:value-type="string"><text:p text:style-name="P130">F</text:p></table:table-cell><table:table-cell table:style-name="Tabela8.A2" office:value-type="string"><text:p text:style-name="P131">V</text:p></table:table-cell><table:table-cell table:style-name="Tabela8.A2" office:value-type="string"><text:p text:style-name="P120">V</text:p></table:table-cell><table:table-cell table:style-name="Tabela8.B2" office:value-type="string"><text:p text:style-name="P120">V</text:p></table:table-cell></table:table-row></table:table><text:p text:style-name="P109"/></draw:text-box></draw:frame></text:p>
      <text:p text:style-name="P61"><text:span text:style-name="T90">As três primeiras colunas são simplesmente uma listagem sistemática de todas as combinações possíveis de </text:span><text:span text:style-name="Variable"><text:span text:style-name="T97">V</text:span></text:span><text:span text:style-name="T90"> e </text:span><text:span text:style-name="Variable"><text:span text:style-name="T97">F</text:span></text:span><text:span text:style-name="T90"> para as três letras sentenciais (você enxerga como listaria as 16 combinações possíveis para quatro letras?). As duas colunas seguintes são determinadas pelos valores de </text:span><text:span text:style-name="Variable"><text:span text:style-name="T97">P</text:span></text:span><text:span text:style-name="T90">, </text:span><text:span text:style-name="Variable"><text:span text:style-name="T97">Q</text:span></text:span><text:span text:style-name="T90">, e </text:span><text:span text:style-name="Variable"><text:span text:style-name="T97">R</text:span></text:span><text:span text:style-name="T90"> e pela definição da implicação. Então, a última coluna é determinada pelos valores das duas colunas anteriores e pela definição do ∨. É com esta última coluna que nos importamos.</text:span></text:p>
      <text:p text:style-name="P61"><text:span text:style-name="T90">Note que em cada um dos oito casos possíveis, a afirmação em questão é verdadeira. Portanto, a nossa afirmação sobre </text:span><text:span text:style-name="T96">a </text:span><text:span text:style-name="T90">lua, Elvis e unicórnios é verdadeira (independentemente de que seja feita a lua, se Elvis morreu, ou quantas patas têm os unicórnios).</text:span></text:p>
      <text:p text:style-name="P28"><text:span text:style-name="T122">A afirmação acima é um exemplo de uma </text:span><text:span text:style-name="Strong_20_Emphasis"><text:span text:style-name="T122">verdade lógica</text:span></text:span><text:span text:style-name="T122"> (ou </text:span><text:span text:style-name="Strong_20_Emphasis"><text:span text:style-name="T122">tautologia</text:span></text:span><text:span text:style-name="T122">), uma afirmação que é verdadeira apenas com base na sua forma lógica. As tautologias são sempre verdadeiras, mas não nos dizem muito sobre o mundo. Não foi necessário qualquer conhecimento sobre </text:span><text:span text:style-name="T28">a veracidade das sentenças atômicas que a compõe</text:span><text:span text:style-name="T122"> para determinar que a afirmação era verdadeira.</text:span></text:p>
      <text:h text:style-name="P210" text:outline-level="3">Equivalência Lógica</text:h>
      <text:p text:style-name="P29">Você pode ter notado no <text:sequence-ref text:reference-format="text" text:ref-name="refExemplo8">Exemplo 7.3.1</text:sequence-ref><text:s/>que a coluna final na tabela-verdade para ¬<text:span text:style-name="Variable">P</text:span> ∨ <text:span text:style-name="Variable">Q</text:span> é idêntica à coluna final na tabela-verdade para <text:span text:style-name="Variable">P</text:span> <text:span text:style-name="T85">⇒</text:span> <text:span text:style-name="Variable">Q</text:span>:</text:p>
      <text:p text:style-name="P8"><draw:frame draw:style-name="fr1" draw:name="Quadro8" text:anchor-type="as-char" style:rel-width="28%" draw:z-index="7"><draw:text-box fo:min-height="3.997cm" fo:min-width="4.796cm"><table:table table:name="Tabela9" table:style-name="Tabela9"><table:table-column table:style-name="Tabela9.A"/><table:table-column table:style-name="Tabela9.B"/><table:table-column table:style-name="Tabela9.C"/><table:table-column table:style-name="Tabela9.D"/><table:table-row table:style-name="TableLine2264484456064"><table:table-cell table:style-name="Tabela9.A1" office:value-type="string"><text:p text:style-name="P115"><text:span text:style-name="Variable">P</text:span></text:p></table:table-cell><table:table-cell table:style-name="Tabela9.B1" office:value-type="string"><text:p text:style-name="P115"><text:span text:style-name="Variable">Q</text:span></text:p></table:table-cell><table:table-cell table:style-name="Tabela9.C1" office:value-type="string"><text:p text:style-name="P126"><text:span text:style-name="Variable"><text:span text:style-name="T61">P </text:span></text:span><text:span text:style-name="T85">⇒ </text:span><text:span text:style-name="Variable"><text:span text:style-name="T51">Q</text:span></text:span></text:p></table:table-cell><table:table-cell table:style-name="Tabela9.A1" office:value-type="string"><text:p text:style-name="P125"><text:span text:style-name="Variable"><text:span text:style-name="T102">¬</text:span></text:span><text:span text:style-name="Variable"><text:span text:style-name="T51">P </text:span></text:span><text:span text:style-name="Variable"><text:span text:style-name="T86">∨</text:span></text:span><text:span text:style-name="T85"> </text:span><text:span text:style-name="Variable"><text:span text:style-name="T51">Q</text:span></text:span></text:p></table:table-cell></table:table-row><table:table-row table:style-name="TableLine2264484468608"><table:table-cell table:style-name="Tabela9.A2" office:value-type="string"><text:p text:style-name="P115">V</text:p></table:table-cell><table:table-cell table:style-name="Tabela9.B2" office:value-type="string"><text:p text:style-name="P115">V</text:p></table:table-cell><table:table-cell table:style-name="Tabela9.C2" office:value-type="string"><text:p text:style-name="P131">V</text:p></table:table-cell><table:table-cell table:style-name="Tabela9.A2" office:value-type="string"><text:p text:style-name="P120">V</text:p></table:table-cell></table:table-row><table:table-row table:style-name="TableLine2264484470400"><table:table-cell table:style-name="Tabela9.A2" office:value-type="string"><text:p text:style-name="P131">V</text:p></table:table-cell><table:table-cell table:style-name="Tabela9.B2" office:value-type="string"><text:p text:style-name="P131">F</text:p></table:table-cell><table:table-cell table:style-name="Tabela9.C2" office:value-type="string"><text:p text:style-name="P131">F</text:p></table:table-cell><table:table-cell table:style-name="Tabela9.A2" office:value-type="string"><text:p text:style-name="P121">F</text:p></table:table-cell></table:table-row><table:table-row table:style-name="TableLine2264484458368"><table:table-cell table:style-name="Tabela9.A2" office:value-type="string"><text:p text:style-name="P131">F</text:p></table:table-cell><table:table-cell table:style-name="Tabela9.B2" office:value-type="string"><text:p text:style-name="P131">V</text:p></table:table-cell><table:table-cell table:style-name="Tabela9.C2" office:value-type="string"><text:p text:style-name="P131">V</text:p></table:table-cell><table:table-cell table:style-name="Tabela9.A2" office:value-type="string"><text:p text:style-name="P120">V</text:p></table:table-cell></table:table-row><table:table-row table:style-name="TableLine2264484456320"><table:table-cell table:style-name="Tabela9.A2" office:value-type="string"><text:p text:style-name="P131">F</text:p></table:table-cell><table:table-cell table:style-name="Tabela9.B2" office:value-type="string"><text:p text:style-name="P131">F</text:p></table:table-cell><table:table-cell table:style-name="Tabela9.C2" office:value-type="string"><text:p text:style-name="P131">V</text:p></table:table-cell><table:table-cell table:style-name="Tabela9.A2" office:value-type="string"><text:p text:style-name="P120">V</text:p></table:table-cell></table:table-row></table:table><text:p text:style-name="P109"/></draw:text-box></draw:frame></text:p>
      <text:p text:style-name="P29">Isto <text:span text:style-name="T123">nos </text:span>diz que não importa o que são <text:span text:style-name="Variable">P</text:span> e <text:span text:style-name="Variable">Q</text:span>, as declarações ¬<text:span text:style-name="Variable">P</text:span> ∨ <text:span text:style-name="Variable">Q</text:span> e <text:span text:style-name="Variable">P</text:span> <text:span text:style-name="T85">⇒</text:span> <text:span text:style-name="Variable">Q</text:span> ou são ambas verdadeiras ou ambas falsas. Por conseguinte, dizemos que estas afirmações são logicamente equivalentes.</text:p>
      <text:p text:style-name="P99"><text:soft-page-break/>Equivalência Lógica.</text:p>
      <text:p text:style-name="P62">Duas declarações (moleculares) <text:span text:style-name="Variable">P</text:span> e <text:span text:style-name="Variable">Q</text:span> são logicamente equivalentes, na condição de <text:span text:style-name="Variable">P</text:span> ser verdadeiro exatamente quando <text:span text:style-name="Variable">Q</text:span> for verdadeiro. Ou seja, <text:span text:style-name="Variable">P</text:span> e <text:span text:style-name="Variable">Q</text:span> têm o mesmo valor-verdade sob qualquer atribuição de valores-verdade às suas partes atômicas.</text:p>
      <text:p text:style-name="P62">Para verificar se duas afirmações são logicamente equivalentes, pode-se fazer uma tabela-verdade para cada uma e verificar se as colunas para as duas afirmações são idênticas.</text:p>
      <text:p text:style-name="P30">O reconhecimento de duas afirmações como logicamente equivalentes pode ser muito útil. Re<text:span text:style-name="T29">escrever</text:span> uma declaração matemática pode muitas vezes dar uma ideia <text:span text:style-name="T124">mais clara </text:span>do que <text:span text:style-name="T124">se </text:span>está <text:span text:style-name="T29">dizendo</text:span>, ou como prová-l<text:span text:style-name="T29">a</text:span> ou refutá-l<text:span text:style-name="T29">a</text:span>. Utilizando tabelas-verdade, podemos verificar sistematicamente que duas afirmações são de fato logicamente equivalentes.</text:p>
      <text:p text:style-name="P100">Exemplo <text:sequence text:ref-name="refExemplo10" text:name="Exemplo" text:formula="ooow:Exemplo+1" style:num-format="1">7.3.3</text:sequence></text:p>
      <text:p text:style-name="P63">As declarações, “não vai chover ou nevar” e “não vai chover e não vai nevar” são logicamente equivalentes?</text:p>
      <text:p text:style-name="P63"><text:span text:style-name="Strong_20_Emphasis">Solução.</text:span> Queremos saber se ¬(<text:span text:style-name="Variable">P</text:span> ∨ <text:span text:style-name="Variable">Q</text:span>) é logicamente equivalente a ¬<text:span text:style-name="Variable">P</text:span> ∧ ¬<text:span text:style-name="Variable">Q</text:span>. Faça uma tabela-verdade que inclua ambas as afirmações:</text:p>
      <text:p text:style-name="P134"><draw:frame draw:style-name="fr1" draw:name="Quadro9" text:anchor-type="as-char" style:rel-width="35%" draw:z-index="8"><draw:text-box fo:min-height="3.688cm" fo:min-width="5.95cm"><table:table table:name="Tabela10" table:style-name="Tabela10"><table:table-column table:style-name="Tabela10.A"/><table:table-column table:style-name="Tabela10.B"/><table:table-column table:style-name="Tabela10.C"/><table:table-column table:style-name="Tabela10.D"/><table:table-row table:style-name="TableLine2264484457344"><table:table-cell table:style-name="Tabela10.A1" office:value-type="string"><text:p text:style-name="P115"><text:span text:style-name="Variable">P</text:span></text:p></table:table-cell><table:table-cell table:style-name="Tabela10.B1" office:value-type="string"><text:p text:style-name="P115"><text:span text:style-name="Variable">Q</text:span></text:p></table:table-cell><table:table-cell table:style-name="Tabela10.C1" office:value-type="string"><text:p text:style-name="P127"><text:span text:style-name="Variable"><text:span text:style-name="T102">¬</text:span></text:span>(<text:span text:style-name="Variable"><text:span text:style-name="T51">P </text:span></text:span><text:span text:style-name="Variable"><text:span text:style-name="T86">∨</text:span></text:span><text:span text:style-name="T85"> </text:span><text:span text:style-name="Variable"><text:span text:style-name="T51">Q</text:span></text:span>)</text:p></table:table-cell><table:table-cell table:style-name="Tabela10.A1" office:value-type="string"><text:p text:style-name="P127"><text:span text:style-name="Variable"><text:span text:style-name="T102">¬</text:span></text:span><text:span text:style-name="Variable"><text:span text:style-name="T51">P </text:span></text:span><text:span text:style-name="Variable"><text:span text:style-name="T87">∧</text:span></text:span><text:span text:style-name="T85"> </text:span><text:span text:style-name="Variable"><text:span text:style-name="T102">¬</text:span></text:span><text:span text:style-name="Variable"><text:span text:style-name="T51">Q</text:span></text:span></text:p></table:table-cell></table:table-row><table:table-row table:style-name="TableLine2264484413056"><table:table-cell table:style-name="Tabela10.A2" office:value-type="string"><text:p text:style-name="P115">V</text:p></table:table-cell><table:table-cell table:style-name="Tabela10.B2" office:value-type="string"><text:p text:style-name="P115">V</text:p></table:table-cell><table:table-cell table:style-name="Tabela10.C2" office:value-type="string"><text:p text:style-name="P122">F</text:p></table:table-cell><table:table-cell table:style-name="Tabela10.A2" office:value-type="string"><text:p text:style-name="P122">F</text:p></table:table-cell></table:table-row><table:table-row table:style-name="TableLine2264484409728"><table:table-cell table:style-name="Tabela10.A2" office:value-type="string"><text:p text:style-name="P131">V</text:p></table:table-cell><table:table-cell table:style-name="Tabela10.B2" office:value-type="string"><text:p text:style-name="P131">F</text:p></table:table-cell><table:table-cell table:style-name="Tabela10.C2" office:value-type="string"><text:p text:style-name="P131">F</text:p></table:table-cell><table:table-cell table:style-name="Tabela10.A2" office:value-type="string"><text:p text:style-name="P121">F</text:p></table:table-cell></table:table-row><table:table-row table:style-name="TableLine2264484415360"><table:table-cell table:style-name="Tabela10.A2" office:value-type="string"><text:p text:style-name="P131">F</text:p></table:table-cell><table:table-cell table:style-name="Tabela10.B2" office:value-type="string"><text:p text:style-name="P131">V</text:p></table:table-cell><table:table-cell table:style-name="Tabela10.C2" office:value-type="string"><text:p text:style-name="P122">F</text:p></table:table-cell><table:table-cell table:style-name="Tabela10.A2" office:value-type="string"><text:p text:style-name="P122">F</text:p></table:table-cell></table:table-row><table:table-row table:style-name="TableLine2264484418944"><table:table-cell table:style-name="Tabela10.A2" office:value-type="string"><text:p text:style-name="P131">F</text:p></table:table-cell><table:table-cell table:style-name="Tabela10.B2" office:value-type="string"><text:p text:style-name="P131">F</text:p></table:table-cell><table:table-cell table:style-name="Tabela10.C2" office:value-type="string"><text:p text:style-name="P131">V</text:p></table:table-cell><table:table-cell table:style-name="Tabela10.A2" office:value-type="string"><text:p text:style-name="P120">V</text:p></table:table-cell></table:table-row></table:table><text:p text:style-name="P109"/></draw:text-box></draw:frame></text:p>
      <text:p text:style-name="Corpo_20_do_20_Exemplo">Uma vez que em cada linha os valores-verdade para as duas declarações são iguais, as duas declarações são logicamente equivalentes.</text:p>
      <text:p text:style-name="Text_20_body">Note que este exemplo nos dá uma forma de “distribuir” uma negação sobre uma disjunção (um “ou”). Temos uma regra semelhante para distribuir sobre conjunções (“e”s):</text:p>
      <text:p text:style-name="P101">Leis de De Morgan.</text:p>
      <text:p text:style-name="P64"><text:span text:style-name="T125">¬(</text:span><text:span text:style-name="Variable"><text:span text:style-name="T125">P</text:span></text:span> <text:span text:style-name="T125">∧ </text:span><text:span text:style-name="Variable"><text:span text:style-name="T125">Q</text:span></text:span><text:span text:style-name="T125">) </text:span><text:span text:style-name="T30">é logicamente equivalente a</text:span><text:span text:style-name="T125"> ¬</text:span><text:span text:style-name="Variable"><text:span text:style-name="T125">P</text:span></text:span><text:span text:style-name="T125"> ∨ ¬</text:span><text:span text:style-name="Variable"><text:span text:style-name="T125">Q</text:span></text:span><text:span text:style-name="T125">.</text:span></text:p>
      <text:p text:style-name="P64"><text:span text:style-name="T125">¬(</text:span><text:span text:style-name="Variable"><text:span text:style-name="T125">P</text:span></text:span><text:span text:style-name="T125"> ∨ </text:span><text:span text:style-name="Variable"><text:span text:style-name="T125">Q</text:span></text:span><text:span text:style-name="T125">) </text:span><text:span text:style-name="T30">é logicamente equivalente a</text:span><text:span text:style-name="T125"> ¬</text:span><text:span text:style-name="Variable"><text:span text:style-name="T125">P</text:span></text:span><text:span text:style-name="T125"> ∧ ¬</text:span><text:span text:style-name="Variable"><text:span text:style-name="T125">Q</text:span></text:span><text:span text:style-name="T125">.</text:span></text:p>
      <text:p text:style-name="Text_20_body">Isto sugere que pode haver uma espécie de “álgebra” que se pode aplicar a declarações (está bem, há: chama-se <text:span text:style-name="Variable">álgebra booleana</text:span>) para transformar uma declaração em outra. Podemos começar a reunir exemplos úteis de equivalência lógica, e aplicá-los sucessivamente a uma afirmação, em vez de escrevermos uma complicada tabela-verdade.</text:p>
      <text:p text:style-name="Text_20_body"/>
      <text:p text:style-name="Text_20_body"><text:soft-page-break/>As leis de De Morgan não nos ajudam diretamente com implicações, mas como vimos acima, cada implicação pode ser escrita como uma disjunção:</text:p>
      <text:p text:style-name="P102">Implicações são Disjunções.</text:p>
      <text:p text:style-name="P65">P <text:span text:style-name="T85">⇒</text:span> Q é logicamente equivalente a ¬P ∨ Q.</text:p>
      <text:p text:style-name="Corpo_20_do_20_Exemplo">Exemplo: “Se um número é um múltiplo de 4, então é par” é equivalente a, “um número não é um múltiplo de 4 ou (caso contrário) é par”.</text:p>
      <text:p text:style-name="Text_20_body">Com isto e com as leis de De Morgan, você pode pegar qualquer declaração e simplificá-la ao ponto das negações só serem aplicadas a letras sentenciais. Bem, na verdade não, porque você poderia ter múltiplas negações empilhadas. Mas isto pode ser facilmente resolvido:</text:p>
      <text:p text:style-name="P103">Dupla Negação.</text:p>
      <text:p text:style-name="P47"><text:span text:style-name="T126">¬¬</text:span><text:span text:style-name="Variable"><text:span text:style-name="T126">P</text:span></text:span><text:span text:style-name="T126"> </text:span><text:span text:style-name="T31">é logicamente equivalente a</text:span><text:span text:style-name="T126"> </text:span><text:span text:style-name="Variable"><text:span text:style-name="T126">P</text:span></text:span><text:span text:style-name="T126">.</text:span></text:p>
      <text:p text:style-name="P66">Exemplo: “Não é o caso que <text:span text:style-name="Variable">c</text:span> não é ímpar” significa “<text:span text:style-name="Variable">c</text:span> é ímpar”.</text:p>
      <text:p text:style-name="Text_20_body">Vejamos como podemos aplicar as equivalências que encontramos até agora.</text:p>
      <text:p text:style-name="P104">Exemplo <text:sequence text:ref-name="refExemplo11" text:name="Exemplo" text:formula="ooow:Exemplo+1" style:num-format="1">7.3.4</text:sequence></text:p>
      <text:p text:style-name="P69"><text:span text:style-name="T127">Prov</text:span><text:span text:style-name="T32">e</text:span><text:span text:style-name="T127"> que as declarações ¬(P </text:span><text:span text:style-name="T85">⇒</text:span><text:span text:style-name="T127"> Q) e P ∧ ¬Q são logicamente equivalentes sem utilizar tabelas-verdade.</text:span></text:p>
      <text:p text:style-name="P67"><text:span text:style-name="Strong_20_Emphasis">Solução.</text:span> Queremos começar com uma das declarações, e transformá-la na outra através de uma sequência de declarações logicamente equivalentes. Comece por ¬(P <text:span text:style-name="T85">⇒ </text:span>Q). Podemos reescrever a implicação como uma disjunção, o que é logicamente equivalente a </text:p>
      <text:p text:style-name="P68">¬(¬P ∨ Q).</text:p>
      <text:p text:style-name="P67">Agora aplique a lei De Morgan para obter</text:p>
      <text:p text:style-name="P68">¬¬P ∧ ¬Q.</text:p>
      <text:p text:style-name="P67">Finalmente, utilize a dupla negação para chegar a P ∧ ¬Q.<text:note text:id="ftn1" text:note-class="footnote"><text:note-citation>1</text:note-citation><text:note-body><text:p text:style-name="P108">Na verdade aqui utilizamos ainda uma outra regra, a <text:span text:style-name="Strong_20_Emphasis">Substituição de Equivalentes Lógicos</text:span>. Grosso modo, ela nos diz que podemos substituir uma subsentença por uma sentença equivalente a ela numa sentença maior. Neste caso, nossa subsentença é ¬¬<text:span text:style-name="Variable">P</text:span> e a sentença equivalente a ela é <text:span text:style-name="Variable">P</text:span>.</text:p></text:note-body></text:note></text:p>
      <text:p text:style-name="Text_20_body">Note que o exemplo acima ilustra que a negação de uma implicação NÃO é uma implicação: é uma conjunção!</text:p>
      <text:p text:style-name="P105">Negação de uma Implicação.</text:p>
      <text:p text:style-name="P70">A negação de uma implicação é uma conjunção:</text:p>
      <text:p text:style-name="P71">¬(<text:span text:style-name="Variable">P</text:span> <text:span text:style-name="T85">⇒</text:span> <text:span text:style-name="Variable">Q</text:span>) é logicamente equivalente a <text:span text:style-name="Variable">P</text:span> ∧ ¬<text:span text:style-name="Variable">Q</text:span>.</text:p>
      <text:p text:style-name="P70">Ou seja, a única forma de uma implicação ser falsa é que a hipótese seja verdadeira E a conclusão seja falsa.</text:p>
      <text:p text:style-name="Text_20_body"><text:soft-page-break/>Para verificar <text:span text:style-name="T33">se</text:span> duas declarações são logicamente equivalentes, pode-se utilizar tabelas-verdade ou uma sequência de substituições logicamente equivalentes. O método das tabelas-verdade, embora trabalhoso, tem a vantagem de poder verificar que duas afirmações NÃO são logicamente equivalentes.</text:p>
      <text:p text:style-name="P106">Exemplo <text:sequence text:ref-name="refExemplo12" text:name="Exemplo" text:formula="ooow:Exemplo+1" style:num-format="1">7.3.5</text:sequence></text:p>
      <text:p text:style-name="P72">As declarações (<text:span text:style-name="Variable">P</text:span> ∨ <text:span text:style-name="Variable">Q</text:span>) <text:span text:style-name="T85">⇒</text:span> <text:span text:style-name="Variable">R</text:span> e (<text:span text:style-name="Variable">P</text:span> <text:span text:style-name="T85">⇒ </text:span><text:span text:style-name="Variable">R</text:span>) ∨ (<text:span text:style-name="Variable">Q</text:span> <text:span text:style-name="T85">⇒ </text:span><text:span text:style-name="Variable">R</text:span>) são logicamente equivalentes?</text:p>
      <text:p text:style-name="P73"><text:span text:style-name="Strong_20_Emphasis">Solução.</text:span> Note que embora pudéssemos começar a reescrever estas declarações com substituições logicamente equivalentes na esperança de transformar uma em outra, nunca teremos a certeza de que o nosso fracasso se deve à falta de equivalência lógica e não à nossa falta de imaginação. Por isso, em vez disso, façamos uma tabela-verdade:</text:p>
      <text:p text:style-name="P74"><draw:frame draw:style-name="fr1" draw:name="Quadro10" text:anchor-type="as-char" style:rel-width="52%" draw:z-index="9"><draw:text-box fo:min-height="6.251cm" fo:min-width="8.839cm"><table:table table:name="Tabela11" table:style-name="Tabela11"><table:table-column table:style-name="Tabela11.A"/><table:table-column table:style-name="Tabela11.B"/><table:table-column table:style-name="Tabela11.C"/><table:table-column table:style-name="Tabela11.D"/><table:table-column table:style-name="Tabela11.E"/><table:table-row table:style-name="TableLine2264484406656"><table:table-cell table:style-name="Tabela11.A1" office:value-type="string"><text:p text:style-name="P113"><text:span text:style-name="Variable">P</text:span></text:p></table:table-cell><table:table-cell table:style-name="Tabela11.B1" office:value-type="string"><text:p text:style-name="P113"><text:span text:style-name="Variable">Q</text:span></text:p></table:table-cell><table:table-cell table:style-name="Tabela11.A1" office:value-type="string"><text:p text:style-name="P130">R</text:p></table:table-cell><table:table-cell table:style-name="Tabela11.A1" office:value-type="string"><text:p text:style-name="P112"><text:span text:style-name="T63">(</text:span><text:span text:style-name="Variable"><text:span text:style-name="T61">P </text:span></text:span><text:span text:style-name="Variable"><text:span text:style-name="T62">∨</text:span></text:span><text:span text:style-name="T85"> </text:span><text:span text:style-name="Variable"><text:span text:style-name="T51">Q</text:span></text:span><text:span text:style-name="T128">) </text:span><text:span text:style-name="T85">⇒ </text:span><text:span text:style-name="Variable"><text:span text:style-name="T88">R</text:span></text:span></text:p></table:table-cell><table:table-cell table:style-name="Tabela11.B1" office:value-type="string"><text:p text:style-name="P110"><text:span text:style-name="T121">(</text:span><text:span text:style-name="Variable"><text:span text:style-name="T121">P</text:span></text:span><text:span text:style-name="T121"> </text:span><text:span text:style-name="T85">⇒ </text:span><text:span text:style-name="Variable"><text:span text:style-name="T99">R</text:span></text:span><text:span text:style-name="T121">) </text:span><text:span text:style-name="T85"><text:s/>∨ </text:span><text:span text:style-name="T51"><text:s/>(</text:span><text:span text:style-name="Variable"><text:span text:style-name="T51">Q</text:span></text:span><text:span text:style-name="T51"> </text:span><text:span text:style-name="T85">⇒ </text:span><text:span text:style-name="Variable"><text:span text:style-name="T85">R</text:span></text:span><text:span text:style-name="T51">)</text:span></text:p></table:table-cell></table:table-row><table:table-row table:style-name="TableLine2264484410752"><table:table-cell table:style-name="Tabela11.A2" office:value-type="string"><text:p text:style-name="P113">V</text:p></table:table-cell><table:table-cell table:style-name="Tabela11.B2" office:value-type="string"><text:p text:style-name="P113">V</text:p></table:table-cell><table:table-cell table:style-name="Tabela11.A2" office:value-type="string"><text:p text:style-name="P130">V</text:p></table:table-cell><table:table-cell table:style-name="Tabela11.A2" office:value-type="string"><text:p text:style-name="P131">V</text:p></table:table-cell><table:table-cell table:style-name="Tabela11.B2" office:value-type="string"><text:p text:style-name="P120">V</text:p></table:table-cell></table:table-row><table:table-row table:style-name="TableLine2264484412800"><table:table-cell table:style-name="Tabela11.A2" office:value-type="string"><text:p text:style-name="P130">V</text:p></table:table-cell><table:table-cell table:style-name="Tabela11.B2" office:value-type="string"><text:p text:style-name="P130">V</text:p></table:table-cell><table:table-cell table:style-name="Tabela11.A2" office:value-type="string"><text:p text:style-name="P130">F</text:p></table:table-cell><table:table-cell table:style-name="Tabela11.A2" office:value-type="string"><text:p text:style-name="P123">F</text:p></table:table-cell><table:table-cell table:style-name="Tabela11.B2" office:value-type="string"><text:p text:style-name="P123">F</text:p></table:table-cell></table:table-row><table:table-row table:style-name="TableLine2264484413568"><table:table-cell table:style-name="Tabela11.A2" office:value-type="string"><text:p text:style-name="P130">V</text:p></table:table-cell><table:table-cell table:style-name="Tabela11.B2" office:value-type="string"><text:p text:style-name="P130">F</text:p></table:table-cell><table:table-cell table:style-name="Tabela11.A2" office:value-type="string"><text:p text:style-name="P130">V</text:p></table:table-cell><table:table-cell table:style-name="Tabela11.A2" office:value-type="string"><text:p text:style-name="P123">V</text:p></table:table-cell><table:table-cell table:style-name="Tabela11.B2" office:value-type="string"><text:p text:style-name="P120">V</text:p></table:table-cell></table:table-row><table:table-row table:style-name="TableLine2264484408704"><table:table-cell table:style-name="Tabela11.A2" office:value-type="string"><text:p text:style-name="P130">V</text:p></table:table-cell><table:table-cell table:style-name="Tabela11.B2" office:value-type="string"><text:p text:style-name="P130">F</text:p></table:table-cell><table:table-cell table:style-name="Tabela11.A2" office:value-type="string"><text:p text:style-name="P130">F</text:p></table:table-cell><table:table-cell table:style-name="Tabela11.A2" office:value-type="string"><text:p text:style-name="P131">F</text:p></table:table-cell><table:table-cell table:style-name="Tabela11.B2" office:value-type="string"><text:p text:style-name="P120">V</text:p></table:table-cell></table:table-row><table:table-row table:style-name="TableLine2264484409984"><table:table-cell table:style-name="Tabela11.A2" office:value-type="string"><text:p text:style-name="P130">F</text:p></table:table-cell><table:table-cell table:style-name="Tabela11.B2" office:value-type="string"><text:p text:style-name="P130">V</text:p></table:table-cell><table:table-cell table:style-name="Tabela11.A2" office:value-type="string"><text:p text:style-name="P130">V</text:p></table:table-cell><table:table-cell table:style-name="Tabela11.A2" office:value-type="string"><text:p text:style-name="P131">V</text:p></table:table-cell><table:table-cell table:style-name="Tabela11.B2" office:value-type="string"><text:p text:style-name="P120">V</text:p></table:table-cell></table:table-row><table:table-row table:style-name="TableLine2264484414848"><table:table-cell table:style-name="Tabela11.A2" office:value-type="string"><text:p text:style-name="P130">F</text:p></table:table-cell><table:table-cell table:style-name="Tabela11.B2" office:value-type="string"><text:p text:style-name="P130">V</text:p></table:table-cell><table:table-cell table:style-name="Tabela11.A2" office:value-type="string"><text:p text:style-name="P130">F</text:p></table:table-cell><table:table-cell table:style-name="Tabela11.A2" office:value-type="string"><text:p text:style-name="P123">F</text:p></table:table-cell><table:table-cell table:style-name="Tabela11.B2" office:value-type="string"><text:p text:style-name="P120">V</text:p></table:table-cell></table:table-row><table:table-row table:style-name="TableLine2264484420480"><table:table-cell table:style-name="Tabela11.A2" office:value-type="string"><text:p text:style-name="P130">F</text:p></table:table-cell><table:table-cell table:style-name="Tabela11.B2" office:value-type="string"><text:p text:style-name="P130">F</text:p></table:table-cell><table:table-cell table:style-name="Tabela11.A2" office:value-type="string"><text:p text:style-name="P130">V</text:p></table:table-cell><table:table-cell table:style-name="Tabela11.A2" office:value-type="string"><text:p text:style-name="P131">V</text:p></table:table-cell><table:table-cell table:style-name="Tabela11.B2" office:value-type="string"><text:p text:style-name="P120">V</text:p></table:table-cell></table:table-row><table:table-row table:style-name="TableLine2264484415616"><table:table-cell table:style-name="Tabela11.A2" office:value-type="string"><text:p text:style-name="P130">F</text:p></table:table-cell><table:table-cell table:style-name="Tabela11.B2" office:value-type="string"><text:p text:style-name="P130">F</text:p></table:table-cell><table:table-cell table:style-name="Tabela11.A2" office:value-type="string"><text:p text:style-name="P130">F</text:p></table:table-cell><table:table-cell table:style-name="Tabela11.A2" office:value-type="string"><text:p text:style-name="P131">V</text:p></table:table-cell><table:table-cell table:style-name="Tabela11.B2" office:value-type="string"><text:p text:style-name="P120">V</text:p></table:table-cell></table:table-row></table:table><text:p text:style-name="P109"/></draw:text-box></draw:frame></text:p>
      <text:p text:style-name="P75">Veja a quarta (ou sexta) linha. Neste caso, <text:span text:style-name="T121">(</text:span><text:span text:style-name="Variable"><text:span text:style-name="T121">P</text:span></text:span><text:span text:style-name="T121"> </text:span><text:span text:style-name="T85">⇒ </text:span><text:span text:style-name="Variable"><text:span text:style-name="T99">R</text:span></text:span><text:span text:style-name="T121">)</text:span> ∨ <text:span text:style-name="T51">(</text:span><text:span text:style-name="Variable"><text:span text:style-name="T51">Q</text:span></text:span><text:span text:style-name="T51"> </text:span><text:span text:style-name="T85">⇒ </text:span><text:span text:style-name="Variable"><text:span text:style-name="T85">R</text:span></text:span><text:span text:style-name="T51">)</text:span> é verdadeira, mas <text:span text:style-name="T63">(</text:span><text:span text:style-name="Variable"><text:span text:style-name="T61">P </text:span></text:span><text:span text:style-name="Variable"><text:span text:style-name="T62">∨</text:span></text:span><text:span text:style-name="T85"> </text:span><text:span text:style-name="Variable"><text:span text:style-name="T51">Q</text:span></text:span><text:span text:style-name="T128">) </text:span><text:span text:style-name="T85">⇒ </text:span><text:span text:style-name="Variable"><text:span text:style-name="T88">R</text:span></text:span> é falsa. Por conseguinte, as declarações não são logicamente equivalentes.</text:p>
      <text:p text:style-name="P75">Embora não tenhamos equivalência lógica, acontece que sempre que <text:span text:style-name="T63">(</text:span><text:span text:style-name="Variable"><text:span text:style-name="T61">P </text:span></text:span><text:span text:style-name="Variable"><text:span text:style-name="T62">∨</text:span></text:span><text:span text:style-name="T85"> </text:span><text:span text:style-name="Variable"><text:span text:style-name="T51">Q</text:span></text:span><text:span text:style-name="T128">) </text:span><text:span text:style-name="T85">⇒ </text:span><text:span text:style-name="Variable"><text:span text:style-name="T88">R</text:span></text:span> é verdade, o mesmo acontece com <text:span text:style-name="T121">(</text:span><text:span text:style-name="Variable"><text:span text:style-name="T121">P</text:span></text:span><text:span text:style-name="T121"> </text:span><text:span text:style-name="T85">⇒ </text:span><text:span text:style-name="Variable"><text:span text:style-name="T99">R</text:span></text:span><text:span text:style-name="T121">)</text:span> ∨ <text:span text:style-name="T51">(</text:span><text:span text:style-name="Variable"><text:span text:style-name="T51">Q</text:span></text:span><text:span text:style-name="T51"> </text:span><text:span text:style-name="T85">⇒ </text:span><text:span text:style-name="Variable"><text:span text:style-name="T85">R</text:span></text:span><text:span text:style-name="T51">)</text:span>. Isto diz-nos que podemos deduzir <text:span text:style-name="T121">(</text:span><text:span text:style-name="Variable"><text:span text:style-name="T121">P</text:span></text:span><text:span text:style-name="T121"> </text:span><text:span text:style-name="T85">⇒ </text:span><text:span text:style-name="Variable"><text:span text:style-name="T99">R</text:span></text:span><text:span text:style-name="T121">)</text:span> ∨ <text:span text:style-name="T51">(</text:span><text:span text:style-name="Variable"><text:span text:style-name="T51">Q</text:span></text:span><text:span text:style-name="T51"> </text:span><text:span text:style-name="T85">⇒ </text:span><text:span text:style-name="Variable"><text:span text:style-name="T85">R</text:span></text:span><text:span text:style-name="T51">)</text:span> a partir de <text:span text:style-name="T63">(</text:span><text:span text:style-name="Variable"><text:span text:style-name="T61">P </text:span></text:span><text:span text:style-name="Variable"><text:span text:style-name="T62">∨</text:span></text:span><text:span text:style-name="T85"> </text:span><text:span text:style-name="Variable"><text:span text:style-name="T51">Q</text:span></text:span><text:span text:style-name="T128">) </text:span><text:span text:style-name="T85">⇒ </text:span><text:span text:style-name="Variable"><text:span text:style-name="T88">R</text:span></text:span>, mas não a direção inversa.</text:p>
      <text:h text:style-name="P211" text:outline-level="3">Além de proposições</text:h>
      <text:p text:style-name="P31">Como vimos na seção <text:bookmark-ref text:reference-format="chapter" text:ref-name="__RefHeading___Toc4016_1609186185">7.2</text:bookmark-ref>, nem todas as afirmações podem ser analisadas utilizando apenas conectivos lógicos e letras sentenciais. Por exemplo, podemos querer trabalhar com a declaração:</text:p>
      <text:p text:style-name="P32">Todos os primos maiores que 2 são ímpares.</text:p>
      <text:p text:style-name="Text_20_body">Para escrever esta afirmação simbolicamente, precisamos utilizar quantificadores. Podemos transcrever da seguinte forma:</text:p>
      <text:p text:style-name="P33"><text:span text:style-name="T76">∀</text:span><text:span text:style-name="Variable"><text:span text:style-name="T46">x</text:span></text:span><text:span text:style-name="T46">((</text:span><text:span text:style-name="Variable"><text:span text:style-name="T46">P</text:span></text:span><text:span text:style-name="T46">(</text:span><text:span text:style-name="Variable"><text:span text:style-name="T46">x</text:span></text:span><text:span text:style-name="T46">) </text:span><text:span text:style-name="T76">∧</text:span><text:span text:style-name="T46"> </text:span><text:span text:style-name="Variable"><text:span text:style-name="T46">x</text:span></text:span><text:span text:style-name="T46"> &gt; 2) </text:span><text:span text:style-name="T76">⇒</text:span><text:span text:style-name="T46"> </text:span><text:span text:style-name="Variable"><text:span text:style-name="T46">O</text:span></text:span><text:span text:style-name="T46">(</text:span><text:span text:style-name="Variable"><text:span text:style-name="T46">x</text:span></text:span><text:span text:style-name="T46">)).</text:span></text:p>
      <text:p text:style-name="Text_20_body">Neste caso, estamos usando <text:span text:style-name="Variable">P</text:span>(<text:span text:style-name="Variable">x</text:span>) para denotar “<text:span text:style-name="Variable">x</text:span> é primo” e <text:span text:style-name="Variable">O</text:span>(<text:span text:style-name="Variable">x</text:span>) para denotar “<text:span text:style-name="Variable">x</text:span> é ímpar”. </text:p>
      <text:p text:style-name="Text_20_body"><text:soft-page-break/>É importante salientar que a lógica de predicados estende a lógica proposicional (muito na forma como a mecânica quântica estende a mecânica clássica). Você notará que a nossa afirmação acima ainda utilizava os conectivos lógicos (proposicionais). Tudo o que aprendemos sobre equivalência lógica ainda se aplica. Contudo, a lógica de predicados permite-nos analisar as afirmações com uma resolução mais alta, mergulhando nas proposições individuais P, Q, etc.</text:p>
      <text:p text:style-name="Text_20_body">Um tratamento completo da lógica de predicados está para além do escopo do presente texto. Em vez disso, terminamos com um exemplo de equivalência lógica, para despertar o seu interesse.</text:p>
      <text:p text:style-name="P107">Exemplo <text:sequence text:ref-name="refExemplo13" text:name="Exemplo" text:formula="ooow:Exemplo+1" style:num-format="1">7.3.6</text:sequence></text:p>
      <text:p text:style-name="P76">Suponha que afirmamos que não existe um número menor que todos os outros. Podemos traduzir isto em símbolos como</text:p>
      <text:p text:style-name="P77"><text:span text:style-name="T73">¬</text:span><text:span text:style-name="T76">∃</text:span><text:span text:style-name="Variable"><text:span text:style-name="T46">x</text:span></text:span><text:span text:style-name="T76">∀</text:span><text:span text:style-name="Variable"><text:span text:style-name="T46">y</text:span></text:span><text:span text:style-name="T46">(</text:span><text:span text:style-name="Variable"><text:span text:style-name="T46">x</text:span></text:span><text:span text:style-name="T46"> </text:span><text:span text:style-name="T76">≤</text:span><text:span text:style-name="T46"> </text:span><text:span text:style-name="Variable"><text:span text:style-name="T46">y</text:span></text:span><text:span text:style-name="T46">)</text:span></text:p>
      <text:p text:style-name="P79">(literalmente, “não é verdade que exista um número <text:span text:style-name="Variable">x</text:span> tal que para todos os números <text:span text:style-name="Variable">y</text:span>, <text:span text:style-name="Variable">x</text:span> seja inferior ou igual a <text:span text:style-name="Variable">y</text:span>”).</text:p>
      <text:p text:style-name="P79">No entanto, sabemos como a negação interage com os quantificadores: podemos passar uma negação sobre um quantificador trocando o tipo de quantificador (entre universal e existencial). Assim, a afirmação acima deve ser<text:span text:style-name="Emphasis"> logicamente equivalente</text:span> a</text:p>
      <text:p text:style-name="P78"><text:span text:style-name="T76">∀</text:span><text:span text:style-name="Variable"><text:span text:style-name="T46">x</text:span></text:span><text:span text:style-name="T76">∃</text:span><text:span text:style-name="Variable"><text:span text:style-name="T46">y</text:span></text:span><text:span text:style-name="T46">(</text:span><text:span text:style-name="Variable"><text:span text:style-name="T54">y</text:span></text:span><text:span text:style-name="T46"> </text:span><text:span text:style-name="T89">&lt;</text:span><text:span text:style-name="T46"> </text:span><text:span text:style-name="Variable"><text:span text:style-name="T54">x</text:span></text:span><text:span text:style-name="T46">).</text:span></text:p>
      <text:p text:style-name="P80">Note que <text:span text:style-name="Variable"><text:span text:style-name="T54">y</text:span></text:span> &lt; <text:span text:style-name="Variable"><text:span text:style-name="T53">x</text:span></text:span> é a negação de <text:span text:style-name="Variable"><text:span text:style-name="T53">x</text:span></text:span> ≤ <text:span text:style-name="Variable"><text:span text:style-name="T54">y</text:span></text:span>. Isto diz literalmente, “para cada número <text:span text:style-name="Variable">x</text:span> há um número <text:span text:style-name="Variable">y</text:span> que é menor que <text:span text:style-name="Variable">x”</text:span>. Vemos que esta é outra forma de fazer a nossa reivindicação original.</text:p>
      <text:h text:style-name="P208" text:outline-level="2">Demonstrações</text:h>
      <text:p text:style-name="P224">Quem não acredita que existe criatividade em matemática não tentou, evidentemente, escrever demonstrações. Encontrar uma forma de convencer o mundo de que uma determinada afirmação é necessariamente verdadeira é um empreendimento poderoso e pode muitas vezes ser bastante desafiante. Não existe um caminho garantido para o sucesso na procura de provas. Por exemplo, no verão de 1742, um matemático alemão de nome Christian Goldbach perguntou-se se todos os números inteiros superiores a 2 poderiam ser escritos como a soma de dois primos. Séculos mais tarde, ainda não temos uma prova deste fato aparente (os computadores verificaram que a “Conjectura de Goldbach” vale para todos os números inferiores a 4 × 10<text:span text:style-name="T67">18</text:span>, o que deixa apenas infinitamente muitos mais números por verificar).</text:p>
      <text:p text:style-name="P224">Escrever provas é um pouco de arte. Como qualquer arte, para ser verdadeiramente grande, é preciso algum tipo de inspiração, bem como certa técnica fundamental. Tal como os músicos podem aprender a dedilhar corretamente, e os pintores podem aprender a maneira adequada de segurar um pincel, podemos olhar para a maneira adequada de construir argumentos. Um bom ponto de partida pode ser estudar um clássico.</text:p>
      <text:p text:style-name="P254"><text:soft-page-break/>Exemplo <text:sequence text:ref-name="refExemplo14" text:name="Exemplo" text:formula="ooow:Exemplo+1" style:num-format="1">7.4.1</text:sequence><text:span text:style-name="T159"><text:note text:id="ftn0" text:note-class="footnote"><text:note-citation>2</text:note-citation><text:note-body><text:p text:style-name="P203"><text:span text:style-name="T131">Essa demonstração foi fornecida por Euclides, n</text:span><text:span text:style-name="T64">a</text:span><text:span text:style-name="T131"> s</text:span><text:span text:style-name="T64">ua</text:span><text:span text:style-name="T131"> famos</text:span><text:span text:style-name="T64">a obra</text:span><text:span text:style-name="T131"> </text:span><text:span text:style-name="Emphasis"><text:span text:style-name="T131">Os Elementos</text:span></text:span><text:span text:style-name="T131">.</text:span></text:p></text:note-body></text:note></text:span></text:p>
      <text:p text:style-name="P135"><text:span text:style-name="Strong_20_Emphasis">Teorema:</text:span> Existe um número infinito de números primos.</text:p>
      <text:p text:style-name="P135"><text:span text:style-name="Strong_20_Emphasis">Demonstração.</text:span> Vamos supor que esse não seja o caso. Ou seja, existe apenas um número finito de números primos, assim listados, <text:span text:style-name="Variable">p</text:span><text:span text:style-name="T150">1</text:span>, <text:span text:style-name="Variable">p</text:span><text:span text:style-name="T150">2</text:span>, <text:span text:style-name="T133">…</text:span><text:span text:style-name="T55">, </text:span><text:span text:style-name="Variable"><text:span text:style-name="T55">p</text:span></text:span><text:span text:style-name="Variável_20_subscrita"><text:span text:style-name="T55">n</text:span></text:span><text:span text:style-name="T55">. Seja </text:span><text:span text:style-name="Variable"><text:span text:style-name="T55">N</text:span></text:span><text:span text:style-name="T55"> o número</text:span></text:p>
      <text:p text:style-name="P136"><text:span text:style-name="Variable"><text:span text:style-name="T46">N</text:span></text:span><text:span text:style-name="T46"> = </text:span><text:span text:style-name="Variable"><text:span text:style-name="T57">p</text:span></text:span><text:span text:style-name="T151">1</text:span><text:span text:style-name="T56"> </text:span><text:span text:style-name="T144">×</text:span><text:span text:style-name="T56"> </text:span><text:span text:style-name="Variable"><text:span text:style-name="T57">p</text:span></text:span><text:span text:style-name="T152">2</text:span><text:span text:style-name="T56"> </text:span><text:span text:style-name="T144">× </text:span><text:span text:style-name="T134">…</text:span><text:span text:style-name="T144"> × </text:span><text:span text:style-name="Variable"><text:span text:style-name="T46">p</text:span></text:span><text:span text:style-name="Variável_20_subscrita"><text:span text:style-name="T46">n</text:span></text:span><text:span text:style-name="T144"> + 1.</text:span></text:p>
      <text:p text:style-name="P137"><text:span text:style-name="T144">Como todo número inteiro maior que 1 pode ser escrito como um número primo ou como um produto de dois ou mais números primos, </text:span><text:span text:style-name="Variable"><text:span text:style-name="T144">N</text:span></text:span><text:span text:style-name="T144"> também deve poder ser escrito dessa forma. </text:span><text:span text:style-name="Variable"><text:span text:style-name="T144">N</text:span></text:span><text:span text:style-name="T144"> não pode ser primo, porque todos os números primos est</text:span><text:span text:style-name="T148">ariam</text:span><text:span text:style-name="T144"> na lista <text:s/></text:span><text:span text:style-name="Variable"><text:span text:style-name="T145">p</text:span></text:span><text:span text:style-name="T153">1</text:span><text:span text:style-name="T145">, </text:span><text:span text:style-name="Variable"><text:span text:style-name="T145">p</text:span></text:span><text:span text:style-name="T153">2</text:span><text:span text:style-name="T145">, </text:span><text:span text:style-name="T133">…</text:span><text:span text:style-name="T55">, </text:span><text:span text:style-name="Variable"><text:span text:style-name="T55">p</text:span></text:span><text:span text:style-name="Variável_20_subscrita"><text:span text:style-name="T55">n</text:span></text:span> <text:span text:style-name="T155">e </text:span><text:span text:style-name="Variable"><text:span text:style-name="T155">N</text:span></text:span><text:span text:style-name="T155"> é maior </text:span><text:span text:style-name="T156">do </text:span><text:span text:style-name="T155">que todos eles. Logo, teremos que ter </text:span><text:span text:style-name="T156">fatores primos de </text:span><text:span text:style-name="Variable"><text:span text:style-name="T156">N</text:span></text:span><text:span text:style-name="T156"> na nossa lista <text:s/></text:span><text:span text:style-name="Variable"><text:span text:style-name="T130">p</text:span></text:span><text:span text:style-name="T154">1</text:span><text:span text:style-name="T130">, </text:span><text:span text:style-name="Variable"><text:span text:style-name="T130">p</text:span></text:span><text:span text:style-name="T154">2</text:span><text:span text:style-name="T130">, </text:span><text:span text:style-name="T133">…</text:span><text:span text:style-name="T55">, </text:span><text:span text:style-name="Variable"><text:span text:style-name="T55">p</text:span></text:span><text:span text:style-name="Variável_20_subscrita"><text:span text:style-name="T55">n</text:span></text:span> . <text:span text:style-name="T156">No entanto nenhum deles pode ser fator de </text:span><text:span text:style-name="Variable"><text:span text:style-name="T156">N</text:span></text:span><text:span text:style-name="T156">, porque, se algum deles fosse fator de </text:span><text:span text:style-name="Variable"><text:span text:style-name="T156">N</text:span></text:span><text:span text:style-name="T156">, também dividiria 1, o que é absurdo. Então os fatores de </text:span><text:span text:style-name="Variable"><text:span text:style-name="T156">N</text:span></text:span><text:span text:style-name="T156"> t</text:span><text:span text:style-name="T34">ê</text:span><text:span text:style-name="T156">m que estar fora da lista <text:s/></text:span><text:span text:style-name="Variable"><text:span text:style-name="T145">p</text:span></text:span><text:span text:style-name="T153">1</text:span><text:span text:style-name="T145">, </text:span><text:span text:style-name="Variable"><text:span text:style-name="T145">p</text:span></text:span><text:span text:style-name="T153">2</text:span><text:span text:style-name="T145">, </text:span><text:span text:style-name="T133">…</text:span><text:span text:style-name="T55">, </text:span><text:span text:style-name="Variable"><text:span text:style-name="T55">p</text:span></text:span><text:span text:style-name="Variável_20_subscrita"><text:span text:style-name="T55">n</text:span></text:span>, <text:span text:style-name="T156">o que é uma contradição, pois assumimos que </text:span><text:span text:style-name="T130"><text:s/></text:span><text:span text:style-name="Variable"><text:span text:style-name="T130">p</text:span></text:span><text:span text:style-name="T154">1</text:span><text:span text:style-name="T130">, </text:span><text:span text:style-name="Variable"><text:span text:style-name="T130">p</text:span></text:span><text:span text:style-name="T154">2</text:span><text:span text:style-name="T130">, </text:span><text:span text:style-name="T133">…</text:span><text:span text:style-name="T55">, </text:span><text:span text:style-name="Variable"><text:span text:style-name="T55">p</text:span></text:span><text:span text:style-name="Variável_20_subscrita"><text:span text:style-name="T55">n</text:span></text:span> <text:span text:style-name="T156">é a lista de todos os primos. Há, portanto, um número infinito de números primos.</text:span></text:p>
      <text:p text:style-name="P138"><text:span text:style-name="T76">■</text:span></text:p>
      <text:p text:style-name="Text_20_body">Esta prova é um exemplo de uma prova por contradição, um dos estilos padrão de prova matemática. Em primeiro lugar e acima de tudo, a prova é um <text:span text:style-name="Strong_20_Emphasis">argumento</text:span>. Ela contém uma sequência de afirmações, sendo a última a <text:span text:style-name="Variable">conclusão</text:span> que se segue às afirmações anteriores. O argumento é <text:span text:style-name="Strong_20_Emphasis">válido</text:span>, o que significa que a conclusão deve ser verdadeira se as premissas forem verdadeiras. Vejamos a demonstração linha a linha.</text:p>
      <text:list xml:id="list4179458338" text:style-name="L5">
        <text:list-item>
          <text:p text:style-name="P227">Suponha que exista um número finito de primos. [isto é uma <text:span text:style-name="Emphasis">premissa</text:span>. Note o uso de “suponha”.]</text:p>
        </text:list-item>
        <text:list-item>
          <text:p text:style-name="P225"><text:span text:style-name="T157">Podemos listar </text:span><text:span text:style-name="T158">tod</text:span><text:span text:style-name="T157">os números primos com uma lista finita </text:span><text:span text:style-name="Variable"><text:span text:style-name="T130">p</text:span></text:span><text:span text:style-name="T154">1</text:span><text:span text:style-name="T130">, </text:span><text:span text:style-name="Variable"><text:span text:style-name="T130">p</text:span></text:span><text:span text:style-name="T154">2</text:span><text:span text:style-name="T130">, </text:span><text:span text:style-name="T133">…</text:span><text:span text:style-name="T55">, </text:span><text:span text:style-name="Variable"><text:span text:style-name="T55">p</text:span></text:span><text:span text:style-name="Variável_20_subscrita"><text:span text:style-name="T55">n </text:span></text:span><text:span text:style-name="T158">[decorre de 1, dado que o conjunto de números primos </text:span><text:span text:style-name="T35">seria</text:span><text:span text:style-name="T158"> finito.]</text:span></text:p>
        </text:list-item>
        <text:list-item>
          <text:p text:style-name="P228">Seja <text:span text:style-name="Variable"><text:span text:style-name="T55">N</text:span></text:span><text:span text:style-name="T55"> = </text:span><text:span text:style-name="Variable"><text:span text:style-name="T57">p</text:span></text:span><text:span text:style-name="T151">1</text:span><text:span text:style-name="T56"> </text:span><text:span text:style-name="T144">×</text:span><text:span text:style-name="T56"> </text:span><text:span text:style-name="Variable"><text:span text:style-name="T57">p</text:span></text:span><text:span text:style-name="T152">2</text:span><text:span text:style-name="T56"> </text:span><text:span text:style-name="T144">× </text:span><text:span text:style-name="T134">…</text:span><text:span text:style-name="T144"> × </text:span><text:span text:style-name="Variable"><text:span text:style-name="T55">p</text:span></text:span><text:span text:style-name="Variável_20_subscrita"><text:span text:style-name="T55">n</text:span></text:span><text:span text:style-name="T144"> + 1 </text:span><text:span text:style-name="T143">[basicamente é simplesmente notação, embora seja a parte mais inspirada da demonstração, olhar para <text:s/></text:span><text:span text:style-name="Variable"><text:span text:style-name="T55">N</text:span></text:span><text:span text:style-name="T55"> = </text:span><text:span text:style-name="Variable"><text:span text:style-name="T57">p</text:span></text:span><text:span text:style-name="T151">1</text:span><text:span text:style-name="T56"> </text:span><text:span text:style-name="T144">×</text:span><text:span text:style-name="T56"> </text:span><text:span text:style-name="Variable"><text:span text:style-name="T57">p</text:span></text:span><text:span text:style-name="T152">2</text:span><text:span text:style-name="T56"> </text:span><text:span text:style-name="T144">× </text:span><text:span text:style-name="T134">…</text:span><text:span text:style-name="T144"> × </text:span><text:span text:style-name="Variable"><text:span text:style-name="T55">p</text:span></text:span><text:span text:style-name="Variável_20_subscrita"><text:span text:style-name="T55">n</text:span></text:span><text:span text:style-name="T144"> + 1 </text:span><text:span text:style-name="T143">é a ideia chave.]</text:span></text:p>
        </text:list-item>
        <text:list-item>
          <text:p text:style-name="P228"><text:span text:style-name="Variable"><text:span text:style-name="T143">N</text:span></text:span><text:span text:style-name="T143"> pode ser escrito como um número primo ou como um produto de dois ou mais números primos [decorre do Teorema Fundamental da Aritmética.]</text:span></text:p>
        </text:list-item>
        <text:list-item>
          <text:p text:style-name="P226"><text:span text:style-name="Variable"><text:span text:style-name="T146">N</text:span></text:span><text:span text:style-name="T146"> não pode ser primo [pela definição de </text:span><text:span text:style-name="Variable"><text:span text:style-name="T146">N </text:span></text:span><text:span text:style-name="T146"><text:s/></text:span><text:span text:style-name="T147">(linha 3) </text:span><text:span text:style-name="T146">e nossa lista <text:s/></text:span><text:span text:style-name="Variable"><text:span text:style-name="T145">p</text:span></text:span><text:span text:style-name="T153">1</text:span><text:span text:style-name="T145">, </text:span><text:span text:style-name="Variable"><text:span text:style-name="T145">p</text:span></text:span><text:span text:style-name="T153">2</text:span><text:span text:style-name="T145">, </text:span><text:span text:style-name="T133">…</text:span><text:span text:style-name="T55">, </text:span><text:span text:style-name="Variable"><text:span text:style-name="T55">p</text:span></text:span><text:span text:style-name="Variável_20_subscrita"><text:span text:style-name="T55">n </text:span></text:span><text:span text:style-name="T58"><text:s/></text:span><text:span text:style-name="T158">conter todos os primos </text:span><text:span text:style-name="T58">(linha 2)</text:span><text:span text:style-name="T158">, </text:span><text:span text:style-name="Variable"><text:span text:style-name="T158">N</text:span></text:span><text:span text:style-name="T158"> é maior que todos eles]</text:span></text:p>
        </text:list-item>
        <text:list-item>
          <text:p text:style-name="P228">Nenhum dos números na lista pode ser fator de <text:span text:style-name="Variable">N</text:span> [porque eles teriam que ser também divisores de 1]</text:p>
        </text:list-item>
        <text:list-item>
          <text:p text:style-name="P228">Os fatores primos de <text:span text:style-name="Variable">N</text:span> têm que estar fora da lista [devido a 5 e 6]</text:p>
        </text:list-item>
        <text:list-item>
          <text:p text:style-name="P228">Isto é uma contradição [devido a 2]</text:p>
        </text:list-item>
        <text:list-item>
          <text:p text:style-name="P225"><text:span text:style-name="T158">Portanto existe uma quantidade infinita de números primos [</text:span><text:span text:style-name="T35">devido as</text:span><text:span text:style-name="T158"> linhas 1 e 8: nossa única premissa inicial nos leva a uma contradição, logo a premissa é falsa].</text:span></text:p>
        </text:list-item>
      </text:list>
      <text:p text:style-name="P229"><text:soft-page-break/></text:p>
      <text:p text:style-name="P230">Note que, toda vez que passamos de uma linha para a seguinte, mantemos o argumento válido, pois cada linha segue-se de linhas anteriores (diz-se que a cada passo, <text:span text:style-name="Strong_20_Emphasis">preservamos a verdade</text:span>). Portanto, se as premissas forem verdadeiras, a conclusão deve ser verdadeira. No entanto, chegamos a uma contradição, que obviamente não pode ser verdadeira. Qual a única coisa que estar errada? A nossa premissa inicial. Ela tem que ser falsa.</text:p>
      <text:p text:style-name="P230">O tipo de análise linha a linha que fizemos acima é uma ótima maneira de compreender o que realmente está acontecendo. Sempre que se deparar com uma prova num livro texto, você deve assegurar-se de compreender exatamente o que cada linha está dizendo e porque é que é verdade. Além disso, é igualmente importante compreender a estrutura geral da prova. É aqui que a utilização de ferramentas da lógica é útil. Felizmente, há um número relativamente pequeno de estilos de provas padrão que surgem repetidamente. Estar familiarizado com estes pode ajudar a compreender a prova, bem como dar ideias de como escrever as suas próprias demonstrações.</text:p>
      <text:h text:style-name="P213" text:outline-level="3"><text:span text:style-name="T160">Prova </text:span><text:span text:style-name="T166">D</text:span><text:span text:style-name="T160">ireta</text:span></text:h>
      <text:p text:style-name="P231">O estilo de prova mais simples (de uma perspectiva lógica) é uma prova direta. Muitas vezes, tudo o que é necessário para provar algo é uma explicação sistemática do que tudo significa. As provas diretas são especialmente úteis quando se trata de provar implicações. O formato geral para provar <text:span text:style-name="Variable">P</text:span> <text:span text:style-name="T135">⇒</text:span> <text:span text:style-name="Variable">Q</text:span> é este:</text:p>
      <text:p text:style-name="P232">Assumir <text:span text:style-name="Variable">P</text:span>. Explicar, explicar, ..., explicar. Portanto, <text:span text:style-name="Variable">Q</text:span>.</text:p>
      <text:p text:style-name="P231">Muitas vezes queremos provar declarações universais, talvez da forma ∀<text:span text:style-name="Variable">x</text:span>(<text:span text:style-name="Variable">P</text:span>(<text:span text:style-name="Variable">x</text:span>) <text:span text:style-name="T135">⇒ </text:span><text:span text:style-name="Variable">Q</text:span>(<text:span text:style-name="Variable">x</text:span>)). Mais uma vez, vamos querer assumir que <text:span text:style-name="Variable">P</text:span>(<text:span text:style-name="Variable">x</text:span>) é verdadeir<text:span text:style-name="T160">a</text:span> e deduzir <text:span text:style-name="Variable">Q</text:span>(<text:span text:style-name="Variable">x</text:span>).</text:p>
      <text:p text:style-name="P231">Mas e quanto ao <text:span text:style-name="Variable">x</text:span>? Queremos que isto funcione para todos os <text:span text:style-name="Variable">x</text:span>. Conseguimos isto através da fixação do <text:span text:style-name="Variable">x</text:span> como um elemento arbitrário (do tipo em que estamos interessados).</text:p>
      <text:p text:style-name="P231">Aqui estão alguns exemplos. Primeiro, criaremos a estrutura de prova para uma prova direta, depois preencheremos os detalhes.</text:p>
      <text:p text:style-name="P255">Exemplo <text:sequence text:ref-name="refExemplo15" text:name="Exemplo" text:formula="ooow:Exemplo+1" style:num-format="1">7.4.2</text:sequence></text:p>
      <text:p text:style-name="P139">Provar: Para todo inteiro <text:span text:style-name="Variable">n</text:span>, se <text:span text:style-name="Variable">n</text:span> é par, então <text:span text:style-name="Variable">n</text:span><text:span text:style-name="T67">2</text:span> é par.</text:p>
      <text:p text:style-name="P139"><text:span text:style-name="Strong_20_Emphasis"><text:span text:style-name="T161">Solução.</text:span></text:span><text:span text:style-name="T161"> </text:span>O formato da prova será este: Seja <text:span text:style-name="Variable">n</text:span> um número inteiro arbitrário. Assuma que <text:span text:style-name="Variable">n</text:span> é par. Explicar explicar explicar. Portanto <text:span text:style-name="Variable">n</text:span><text:span text:style-name="T67">2</text:span> é par.</text:p>
      <text:p text:style-name="P139">Para preencher os detalhes, vamos basicamente explicar o que significa <text:span text:style-name="Variable">n</text:span> ser par, e depois ver o que isso significa para <text:span text:style-name="Variable">n</text:span><text:span text:style-name="T67">2</text:span>. Aqui está uma prova completa.</text:p>
      <text:p text:style-name="P139"><text:span text:style-name="Strong_20_Emphasis">Demonstração.</text:span> Seja <text:span text:style-name="Variable">n</text:span> um número inteiro arbitrário. Suponha que <text:span text:style-name="Variable">n</text:span> é par. Então <text:span text:style-name="Variable">n</text:span> = 2<text:span text:style-name="Variable">k</text:span> para algum inteiro <text:span text:style-name="Variable">k</text:span>. Agora <text:span text:style-name="Variable">n</text:span><text:span text:style-name="T67">2</text:span> = (2<text:span text:style-name="Variable">k</text:span>)<text:span text:style-name="T67">2</text:span>=4<text:span text:style-name="Variable">k</text:span><text:span text:style-name="T67">2</text:span>=2(2<text:span text:style-name="Variable">k</text:span><text:span text:style-name="T67">2</text:span>). Uma vez que 2<text:span text:style-name="Variable">k</text:span><text:span text:style-name="T67">2</text:span> é um número inteiro, <text:span text:style-name="Variable">n</text:span><text:span text:style-name="T67">2</text:span> é par.</text:p>
      <text:p text:style-name="P141"><text:span text:style-name="T76">■</text:span></text:p>
      <text:p text:style-name="Text_20_body"/>
      <text:p text:style-name="P256"><text:soft-page-break/>Exemplo <text:sequence text:ref-name="refExemplo16" text:name="Exemplo" text:formula="ooow:Exemplo+1" style:num-format="1">7.4.3</text:sequence></text:p>
      <text:p text:style-name="P140">Provar: Para todos os inteiros <text:span text:style-name="Variable">a</text:span>, <text:span text:style-name="Variable">b</text:span>, e <text:span text:style-name="Variable">c</text:span>, se <text:span text:style-name="Variable">a</text:span>|<text:span text:style-name="Variable">b</text:span> e <text:span text:style-name="Variable">b</text:span>|<text:span text:style-name="Variable">c</text:span> então <text:span text:style-name="Variable">a</text:span>|<text:span text:style-name="Variable">c</text:span>. (Aqui <text:span text:style-name="Variable">x</text:span>|<text:span text:style-name="Variable">y</text:span>, leia-se “<text:span text:style-name="Variable">x</text:span> divide <text:span text:style-name="Variable">y</text:span>” significa que <text:span text:style-name="Variable">y</text:span> é um múltiplo de <text:span text:style-name="Variable">x</text:span>, ou seja, que o resto da divisão de <text:span text:style-name="Variable"><text:span text:style-name="T164">y</text:span></text:span> por <text:span text:style-name="Variable"><text:span text:style-name="T164">x</text:span></text:span> é zero).</text:p>
      <text:p text:style-name="P142"><text:span text:style-name="Strong_20_Emphasis"><text:span text:style-name="T162">Solução. </text:span></text:span><text:span text:style-name="T162">Mesmo antes de sabermos o significado do símbolo “</text:span><text:span text:style-name="T163">divide”</text:span><text:span text:style-name="T162">, podemos criar </text:span><text:span text:style-name="T163">o </text:span><text:span text:style-name="T36">esquema</text:span><text:span text:style-name="T163"> de </text:span><text:span text:style-name="T162">uma prova direta para esta afirmação. Será algo parecido com isto: </text:span><text:span text:style-name="T36">Sejam</text:span><text:span text:style-name="T162"> </text:span><text:span text:style-name="Variable"><text:span text:style-name="T162">a</text:span></text:span><text:span text:style-name="T162">, </text:span><text:span text:style-name="Variable"><text:span text:style-name="T162">b</text:span></text:span><text:span text:style-name="T162">, e </text:span><text:span text:style-name="Variable"><text:span text:style-name="T162">c</text:span></text:span><text:span text:style-name="T162"> inteiros arbitrários. Assum</text:span><text:span text:style-name="T36">a</text:span><text:span text:style-name="T162"> que </text:span><text:span text:style-name="Variable"><text:span text:style-name="T162">a</text:span></text:span><text:span text:style-name="T162">|</text:span><text:span text:style-name="Variable"><text:span text:style-name="T162">b</text:span></text:span><text:span text:style-name="T162"> e </text:span><text:span text:style-name="Variable"><text:span text:style-name="T162">b</text:span></text:span><text:span text:style-name="T162">|</text:span><text:span text:style-name="Variable"><text:span text:style-name="T162">c</text:span></text:span><text:span text:style-name="T162">. </text:span><text:span text:style-name="T36">Três pontinhos</text:span><text:span text:style-name="T162">. Portanto, </text:span><text:span text:style-name="Variable"><text:span text:style-name="T162">a</text:span></text:span><text:span text:style-name="T162">|</text:span><text:span text:style-name="Variable"><text:span text:style-name="T162">c</text:span></text:span><text:span text:style-name="T162">.</text:span></text:p>
      <text:p text:style-name="P142"><text:span text:style-name="T162">Como é que </text:span><text:span text:style-name="T37">preenchemos os três pontinhos</text:span><text:span text:style-name="T162">? Dizemos o que a nossa hipótese (</text:span><text:span text:style-name="Variable"><text:span text:style-name="T162">a</text:span></text:span><text:span text:style-name="T162">|</text:span><text:span text:style-name="Variable"><text:span text:style-name="T162">b</text:span></text:span><text:span text:style-name="T162"> e </text:span><text:span text:style-name="Variable"><text:span text:style-name="T162">b</text:span></text:span><text:span text:style-name="T162">|</text:span><text:span text:style-name="Variable"><text:span text:style-name="T162">c</text:span></text:span><text:span text:style-name="T162">) realmente significa e porque é que isto nos leva a concluir o que (</text:span><text:span text:style-name="Variable"><text:span text:style-name="T162">a</text:span></text:span><text:span text:style-name="T162">|</text:span><text:span text:style-name="Variable"><text:span text:style-name="T162">c</text:span></text:span><text:span text:style-name="T162">) realmente significa. Outra forma de dizer que </text:span><text:span text:style-name="Variable"><text:span text:style-name="T162">a</text:span></text:span><text:span text:style-name="T162">|</text:span><text:span text:style-name="Variable"><text:span text:style-name="T162">b</text:span></text:span><text:span text:style-name="T162"> é dizer que </text:span><text:span text:style-name="Variable"><text:span text:style-name="T162">b </text:span></text:span><text:span text:style-name="T162">= </text:span><text:span text:style-name="Variable"><text:span text:style-name="T162">ka</text:span></text:span><text:span text:style-name="T162"> para algum inteiro </text:span><text:span text:style-name="Variable"><text:span text:style-name="T162">k</text:span></text:span><text:span text:style-name="T162"> (isto é, que </text:span><text:span text:style-name="Variable"><text:span text:style-name="T162">b</text:span></text:span><text:span text:style-name="T162"> é um múltiplo de </text:span><text:span text:style-name="Variable"><text:span text:style-name="T162">a</text:span></text:span><text:span text:style-name="T162">). </text:span><text:span text:style-name="T37">Onde queremos chegar</text:span><text:span text:style-name="T162">? Que </text:span><text:span text:style-name="Variable"><text:span text:style-name="T162">c</text:span></text:span><text:span text:style-name="T162"> = </text:span><text:span text:style-name="Variable"><text:span text:style-name="T162">la</text:span></text:span><text:span text:style-name="T162">, para um número inteiro </text:span><text:span text:style-name="Variable"><text:span text:style-name="T162">l</text:span></text:span><text:span text:style-name="T162"> (porque queremos que </text:span><text:span text:style-name="Variable"><text:span text:style-name="T162">c</text:span></text:span><text:span text:style-name="T162"> seja um múltiplo de </text:span><text:span text:style-name="Variable"><text:span text:style-name="T162">a</text:span></text:span><text:span text:style-name="T162">). Aqui está a prova completa.</text:span></text:p>
      <text:p text:style-name="P140"><text:span text:style-name="Strong_20_Emphasis">Demonstração.</text:span> Sejam <text:span text:style-name="Variable">a</text:span>, <text:span text:style-name="Variable">b</text:span>, e <text:span text:style-name="Variable">c</text:span> números inteiros. Assuma que <text:span text:style-name="Variable">a</text:span>|<text:span text:style-name="Variable">b</text:span> e <text:span text:style-name="Variable">b</text:span>|<text:span text:style-name="Variable">c</text:span>. Em outras palavras, <text:span text:style-name="Variable">b</text:span> é um múltiplo de <text:span text:style-name="Variable">a</text:span> e <text:span text:style-name="Variable">c</text:span> é um múltiplo de <text:span text:style-name="Variable">b</text:span>. Então existem inteiros <text:span text:style-name="Variable">k</text:span> e <text:span text:style-name="Variable">j</text:span> tais que <text:span text:style-name="Variable">b</text:span> = <text:span text:style-name="Variable">ka</text:span> e <text:span text:style-name="Variable">c</text:span> = <text:span text:style-name="Variable">jb</text:span>. Combinando estes (através de substituição) obtemos que <text:span text:style-name="Variable">c</text:span>=<text:span text:style-name="Variable">jka</text:span>. Mas <text:span text:style-name="Variable">jk</text:span> é um inteiro, portanto isto diz que <text:span text:style-name="Variable">c</text:span> é um múltiplo de <text:span text:style-name="Variable">a</text:span>. Portanto <text:span text:style-name="Variable">a</text:span>|<text:span text:style-name="Variable">c</text:span>.</text:p>
      <text:p text:style-name="P143"><text:span text:style-name="T76">■</text:span></text:p>
      <text:h text:style-name="P212" text:outline-level="3">Prova por Contrapositivo</text:h>
      <text:p text:style-name="P235">Lembre-se de que uma implicação <text:span text:style-name="Variable">P</text:span> <text:span text:style-name="T135">⇒</text:span> <text:span text:style-name="Variable">Q</text:span> é logicamente equivalente à sua contrapositiva ¬<text:span text:style-name="Variable">Q</text:span> <text:span text:style-name="T135">⇒</text:span> ¬<text:span text:style-name="Variable">P</text:span>. Há muitos exemplos de afirmações que são difíceis de provar diretamente, mas cujas contrapositivas podem ser facilmente provadas diretamente. Isto é tudo o que a prova por contrapositivo faz. Fornece uma prova direta da contraposição da implicação. Isto é suficiente porque o contrapositivo é logicamente equivalente à implicação original.</text:p>
      <text:p text:style-name="P235">O esqueleto da prova de <text:span text:style-name="Variable">P</text:span> <text:span text:style-name="T135">⇒</text:span> <text:span text:style-name="Variable">Q</text:span> por contrapositivo será sempre mais ou menos parecido com isto:</text:p>
      <text:p text:style-name="P233">Assuma ¬<text:span text:style-name="Variable">Q</text:span>. Explicar, explicar, ... explicar. Portanto ¬<text:span text:style-name="Variable">P</text:span>.</text:p>
      <text:p text:style-name="P234">Como antes, se existirem variáveis e quantificadores, definimo-los como sendo elementos arbitrários do nosso domínio. Aqui estão dois exemplos:</text:p>
      <text:p text:style-name="P257">Exemplo <text:sequence text:ref-name="refExemplo17" text:name="Exemplo" text:formula="ooow:Exemplo+1" style:num-format="1">7.4.4</text:sequence></text:p>
      <text:p text:style-name="P144">A afirmação “para todo número inteiro <text:span text:style-name="Variable">n</text:span>, se <text:span text:style-name="Variable">n</text:span><text:span text:style-name="T67">2</text:span> é par, então <text:span text:style-name="Variable">n</text:span> é par” é verdadeira?</text:p>
      <text:p text:style-name="P144"><text:span text:style-name="Strong_20_Emphasis"><text:span text:style-name="T165">Solução.</text:span></text:span><text:span text:style-name="T165"> </text:span>Esta é a recíproca da afirmação que provamos acima usando uma prova direta. Ao tentarmos alguns exemplos, esta afirmação parece ser definitivamente verdadeira. Portanto, vamos prová-la.</text:p>
      <text:p text:style-name="P144">Uma prova direta desta afirmação exigiria a fixação de um <text:span text:style-name="Variable">n</text:span> arbitrário e partir do princípio de que <text:span text:style-name="Variable">n</text:span><text:span text:style-name="T67">2</text:span> é par. Mas não é de todo claro como isto nos permitiria concluir algo sobre <text:span text:style-name="Variable">n</text:span>. Só porque <text:span text:style-name="Variable">n</text:span><text:span text:style-name="T67">2</text:span> = 2<text:span text:style-name="Variable">k</text:span> não sugere por si só como poderíamos escrever <text:span text:style-name="Variable">n</text:span> como um múltiplo de 2.</text:p>
      <text:p text:style-name="P144"><text:soft-page-break/>Tente outra coisa: escreva o contrapositivo da afirmação. Obtemos, para todo número inteiro <text:span text:style-name="Variable">n</text:span>, se <text:span text:style-name="Variable">n</text:span> é ímpar então <text:span text:style-name="Variable">n</text:span><text:span text:style-name="T67">2</text:span> é ímpar. Isto parece muito mais promissor. A nossa prova será algo semelhante a isto:</text:p>
      <text:p text:style-name="P144">Seja <text:span text:style-name="Variable">n</text:span> um número inteiro arbitrário. Suponha que <text:span text:style-name="Variable">n</text:span> não é par. Isto significa que <text:span text:style-name="T136">…</text:span> Em outras palavras: <text:span text:style-name="T136">…</text:span> Mas isto é o mesmo que dizer <text:span text:style-name="T136">…</text:span> Portanto <text:span text:style-name="Variable">n</text:span><text:span text:style-name="T67">2</text:span> não é par.</text:p>
      <text:p text:style-name="P144">Agora preenchemos os detalhes:</text:p>
      <text:p text:style-name="P144"><text:span text:style-name="Strong_20_Emphasis">Demonstração.</text:span> Provaremos o contrapositivo. Seja <text:span text:style-name="Variable">n</text:span> um número inteiro arbitrário. Suponha que <text:span text:style-name="Variable">n</text:span> não é par, e portanto ímpar. Então <text:span text:style-name="Variable">n</text:span> = 2<text:span text:style-name="Variable">k</text:span> + 1 para algum inteiro <text:span text:style-name="Variable">k</text:span>. Agora <text:span text:style-name="Variable">n</text:span><text:span text:style-name="T67">2</text:span> = (2<text:span text:style-name="Variable">k</text:span> + 1)<text:span text:style-name="T67">2 </text:span>= 4<text:span text:style-name="Variable">k</text:span><text:span text:style-name="T67">2</text:span> + 4<text:span text:style-name="Variable">k</text:span> + 1 = 2(2<text:span text:style-name="Variable">k</text:span><text:span text:style-name="T67">2</text:span> + 2<text:span text:style-name="Variable">k</text:span>) + 1. Uma vez que 2<text:span text:style-name="Variable">k</text:span><text:span text:style-name="T67">2 </text:span>+ 2<text:span text:style-name="Variable">k</text:span> é um número inteiro, vemos que <text:span text:style-name="Variable">n</text:span><text:span text:style-name="T67">2</text:span> é ímpar e, portanto, não é par.</text:p>
      <text:p text:style-name="P145"><text:span text:style-name="T76">■</text:span></text:p>
      <text:p text:style-name="Text_20_body"/>
      <text:p text:style-name="P258">Exemplo <text:sequence text:ref-name="refExemplo18" text:name="Exemplo" text:formula="ooow:Exemplo+1" style:num-format="1">7.4.5</text:sequence></text:p>
      <text:p text:style-name="P146">Prove: para todos os inteiros <text:span text:style-name="Variable">a</text:span> e <text:span text:style-name="Variable">b</text:span>, se <text:span text:style-name="Variable">a</text:span> + <text:span text:style-name="Variable">b</text:span> é ímpar, então <text:span text:style-name="Variable">a</text:span> é ímpar ou <text:span text:style-name="Variable">b</text:span> é ímpar.</text:p>
      <text:p text:style-name="P146"><text:span text:style-name="Strong_20_Emphasis">Solução.</text:span> O problema de tentar uma prova direta é que será difícil separar <text:span text:style-name="Variable">a</text:span> e <text:span text:style-name="Variable">b</text:span> de saber algo sobre <text:span text:style-name="Variable">a</text:span> + <text:span text:style-name="Variable">b</text:span>. Por outro lado, se soubermos algo sobre <text:span text:style-name="Variable">a</text:span> e <text:span text:style-name="Variable">b</text:span> separadamente, então combiná-los poderá dar-nos informações sobre <text:span text:style-name="Variable">a</text:span> + <text:span text:style-name="Variable">b</text:span>. O contrapositivo da afirmação que estamos a tentar provar é: para todos os inteiros <text:span text:style-name="Variable">a</text:span> e <text:span text:style-name="Variable">b</text:span>, se <text:span text:style-name="Variable">a</text:span> e <text:span text:style-name="Variable">b</text:span> são pares, então <text:span text:style-name="Variable">a</text:span> + <text:span text:style-name="Variable">b</text:span> é par. Assim, a nossa prova terá o seguinte formato:</text:p>
      <text:p text:style-name="P146">Sejam <text:span text:style-name="Variable">a</text:span> e <text:span text:style-name="Variable">b</text:span> números inteiros. Assuma que <text:span text:style-name="Variable">a</text:span> e <text:span text:style-name="Variable">b</text:span> são ambos pares. la la la la. Portanto, <text:span text:style-name="Variable">a</text:span> + <text:span text:style-name="Variable">b</text:span> é par.</text:p>
      <text:p text:style-name="P146">Aqui está uma prova completa:</text:p>
      <text:p text:style-name="P146"><text:span text:style-name="Strong_20_Emphasis">Prova.</text:span> Sejam <text:span text:style-name="Variable">a</text:span> e <text:span text:style-name="Variable">b</text:span> números inteiros. Assuma que <text:span text:style-name="Variable">a</text:span> e <text:span text:style-name="Variable">b</text:span> são pares. Então <text:span text:style-name="Variable">a</text:span> = 2<text:span text:style-name="Variable">k</text:span> e <text:span text:style-name="Variable">b</text:span> = 2<text:span text:style-name="Variable">l</text:span> para algum par de inteiros <text:span text:style-name="Variable">k</text:span> e <text:span text:style-name="Variable">l</text:span>. Agora <text:span text:style-name="Variable">a</text:span> + <text:span text:style-name="Variable">b</text:span> = 2<text:span text:style-name="Variable">k</text:span> + 2<text:span text:style-name="Variable">l</text:span> = 2(<text:span text:style-name="Variable">k</text:span> + <text:span text:style-name="Variable">l</text:span>). Uma vez que <text:span text:style-name="Variable">k</text:span> + <text:span text:style-name="Variable">l</text:span> é um número inteiro, vemos que a + b é par, completando a prova.</text:p>
      <text:p text:style-name="P146">Note que a nossa suposição de que <text:span text:style-name="Variable">a</text:span> e <text:span text:style-name="Variable">b</text:span> são pares é realmente a negação de que <text:span text:style-name="Variable">a</text:span> ou <text:span text:style-name="Variable">b</text:span> é ímpar. Utilizamos aqui a lei de De Morgan.</text:p>
      <text:p text:style-name="P148"><text:span text:style-name="T76">■</text:span></text:p>
      <text:p text:style-name="Text_20_body">Vimos como provar algumas afirmações sob a forma de implicações: diretamente ou por contrapositivos. Algumas afirmações não são formuladas inicialmente como implicações.</text:p>
      <text:p text:style-name="P259">Exemplo <text:sequence text:ref-name="refExemplo19" text:name="Exemplo" text:formula="ooow:Exemplo+1" style:num-format="1">7.4.6</text:sequence></text:p>
      <text:p text:style-name="P147">Considere a seguinte declaração: para todo número primo <text:span text:style-name="Variable">p</text:span>, ou <text:span text:style-name="Variable">p</text:span> = 2 ou <text:span text:style-name="Variable">p</text:span> é ímpar. Podemos reformular isto: para todo número primo <text:span text:style-name="Variable">p</text:span>, se <text:span text:style-name="Variable">p</text:span> ≠ 2, então <text:span text:style-name="Variable">p</text:span> é ímpar. Agora tente provar isso.</text:p>
      <text:p text:style-name="P148"><text:span text:style-name="Strong_20_Emphasis">Solução.</text:span></text:p>
      <text:p text:style-name="P147">Prova. Seja <text:span text:style-name="Variable">p</text:span> um número primo arbitrário. Assuma que <text:span text:style-name="Variable">p</text:span> não é ímpar. Assim, <text:span text:style-name="Variable">p</text:span> é divisível por 2. Uma vez que <text:span text:style-name="Variable">p</text:span> é primo, ele deve ter exatamente dois divisores, e <text:span text:style-name="T167">ele </text:span><text:soft-page-break/>tem 2 como divisor, assim, <text:span text:style-name="Variable">p</text:span> deve ser divisível apenas por 1 e 2. Portanto, <text:span text:style-name="Variable">p</text:span> = 2. Isto completa a prova (por contrapositivo).</text:p>
      <text:p text:style-name="P149"><text:span text:style-name="T76">■</text:span></text:p>
      <text:h text:style-name="P214" text:outline-level="3">Prova por Contradição</text:h>
      <text:p text:style-name="P237">Pode haver declarações que realmente não podem ser reformuladas como implicações. Por exemplo, “<draw:g text:anchor-type="as-char" svg:y="-0.37cm" draw:z-index="10" draw:style-name="gr1"><svg:title>TexMaths</svg:title><svg:desc>12§inline§\sqrt{2}§svg§600§FALSE§</svg:desc><draw:frame draw:style-name="gr9" draw:text-style-name="P267" svg:width="0.56cm" svg:height="0.421cm" svg:x="0cm" svg:y="0cm"><draw:image xlink:href="Pictures/100007D2000001D40000015FA100B9A3C50D08C2.svg" xlink:type="simple" xlink:show="embed" xlink:actuate="onLoad" loext:mime-type="image/svg+xml"><text:p/></draw:image><draw:image xlink:href="Pictures/100002010000001B00000014BA33F6A621256EA7.png" xlink:type="simple" xlink:show="embed" xlink:actuate="onLoad" loext:mime-type="image/png"/></draw:frame></draw:g> é irracional”. Neste caso, é difícil saber por onde começar. O que podemos supor? Bem, digamos que queremos provar a afirmação <text:span text:style-name="Variable">P</text:span>. E se pudéssemos provar que ¬<text:span text:style-name="Variable">P</text:span> <text:span text:style-name="T137">⇒</text:span> <text:span text:style-name="Variable">Q</text:span> onde <text:span text:style-name="Variable">Q</text:span> era falso? Se esta implicação for verdadeira, e <text:span text:style-name="Variable">Q</text:span> for falso, o que podemos dizer sobre ¬<text:span text:style-name="Variable">P</text:span>? Também deve ser falso, o que torna <text:span text:style-name="Variable">P</text:span> verdadeiro!</text:p>
      <text:p text:style-name="P236">É por isso que a prova por contradição funciona. Se conseguirmos provar que ¬<text:span text:style-name="Variable">P</text:span> conduz a uma contradição, então a única conclusão é que ¬<text:span text:style-name="Variable">P</text:span> é falso, por isso <text:span text:style-name="Variable">P</text:span> é verdadeiro. Era isso <text:span text:style-name="T168">o</text:span> que queríamos provar. Em outras palavras, se é impossível que <text:span text:style-name="Variable">P</text:span> seja falso, <text:span text:style-name="Variable">P</text:span> tem que ser verdadeiro.</text:p>
      <text:p text:style-name="P236">Aqui estão três exemplos de provas por contradição:</text:p>
      <text:p text:style-name="P260">Exemplo <text:sequence text:ref-name="refExemplo20" text:name="Exemplo" text:formula="ooow:Exemplo+1" style:num-format="1">7.4.7</text:sequence></text:p>
      <text:p text:style-name="P150">Prove que <draw:g text:anchor-type="as-char" svg:y="-0.37cm" draw:z-index="11" draw:style-name="gr1"><svg:title>TexMaths</svg:title><svg:desc>12§inline§\sqrt{2}§svg§600§FALSE§</svg:desc><draw:frame draw:style-name="gr8" draw:text-style-name="P267" svg:width="0.56cm" svg:height="0.421cm" svg:x="0cm" svg:y="0cm"><draw:image xlink:href="Pictures/100007D2000001D40000015FA100B9A3C50D08C2.svg" xlink:type="simple" xlink:show="embed" xlink:actuate="onLoad" loext:mime-type="image/svg+xml"><text:p/></draw:image><draw:image xlink:href="Pictures/100002010000001B00000014BA33F6A621256EA7.png" xlink:type="simple" xlink:show="embed" xlink:actuate="onLoad" loext:mime-type="image/png"/></draw:frame></draw:g><text:s/>é irracional.</text:p>
      <text:p text:style-name="P151"><text:span text:style-name="Strong_20_Emphasis">Solução.</text:span></text:p>
      <text:p text:style-name="P152">Prova: <text:span text:style-name="T169">Suponha que não é o caso. Então </text:span><text:span text:style-name="T169"><draw:g text:anchor-type="as-char" svg:y="-0.37cm" draw:z-index="12" draw:style-name="gr1"><svg:title>TexMaths</svg:title><svg:desc>12§inline§\sqrt{2}§svg§600§FALSE§</svg:desc><draw:frame draw:style-name="gr7" draw:text-style-name="P267" svg:width="0.56cm" svg:height="0.421cm" svg:x="0cm" svg:y="0cm"><draw:image xlink:href="Pictures/100007D2000001D40000015FA100B9A3C50D08C2.svg" xlink:type="simple" xlink:show="embed" xlink:actuate="onLoad" loext:mime-type="image/svg+xml"><text:p/></draw:image><draw:image xlink:href="Pictures/100002010000001B00000014BA33F6A621256EA7.png" xlink:type="simple" xlink:show="embed" xlink:actuate="onLoad" loext:mime-type="image/png"/></draw:frame></draw:g></text:span><text:span text:style-name="T169"><text:s/>é igual a uma fração racional </text:span><text:span text:style-name="T169"><draw:g text:anchor-type="as-char" svg:y="-0.318cm" draw:z-index="13" draw:style-name="gr1"><svg:title>TexMaths</svg:title><svg:desc>12§inline§\frac{a}{b}§svg§600§FALSE§</svg:desc><draw:frame draw:style-name="gr6" draw:text-style-name="P267" svg:width="0.214cm" svg:height="0.477cm" svg:x="0cm" svg:y="0.001cm"><draw:image xlink:href="Pictures/10000BFF000000B30000018D7DFEBC6C797856FB.svg" xlink:type="simple" xlink:show="embed" xlink:actuate="onLoad" loext:mime-type="image/svg+xml"><text:p/></draw:image><draw:image xlink:href="Pictures/100002010000000A000000174EB0B45E2A85BFA0.png" xlink:type="simple" xlink:show="embed" xlink:actuate="onLoad" loext:mime-type="image/png"/></draw:frame></draw:g></text:span><text:span text:style-name="T169">. Sem perda de generalidade, assuma que </text:span><text:span text:style-name="T169"><draw:g text:anchor-type="as-char" svg:y="-0.318cm" draw:z-index="14" draw:style-name="gr1"><svg:title>TexMaths</svg:title><svg:desc>12§inline§\frac{a}{b}§svg§600§FALSE§</svg:desc><draw:frame draw:style-name="gr5" draw:text-style-name="P267" svg:width="0.214cm" svg:height="0.477cm" svg:x="0cm" svg:y="0.001cm"><draw:image xlink:href="Pictures/10000BFF000000B30000018D7DFEBC6C797856FB.svg" xlink:type="simple" xlink:show="embed" xlink:actuate="onLoad" loext:mime-type="image/svg+xml"><text:p/></draw:image><draw:image xlink:href="Pictures/100002010000000A000000174EB0B45E2A85BFA0.png" xlink:type="simple" xlink:show="embed" xlink:actuate="onLoad" loext:mime-type="image/png"/></draw:frame></draw:g></text:span><text:span text:style-name="T169"><text:s/>está na sua forma irredutível (caso contrário, simplifique a fração). Então,</text:span></text:p>
      <text:p text:style-name="P44"><draw:g text:anchor-type="as-char" svg:y="-0.654cm" draw:z-index="15" draw:style-name="gr1"><svg:title>TexMaths</svg:title><svg:desc>12§display§2 = \frac{a^2}{b^2}§svg§600§FALSE§</svg:desc><draw:frame draw:style-name="gr4" draw:text-style-name="P267" svg:width="1.269cm" svg:height="0.96cm" svg:x="0cm" svg:y="0cm"><draw:image xlink:href="Pictures/100018A8000004210000032087278F729FFE410B.svg" xlink:type="simple" xlink:show="embed" xlink:actuate="onLoad" loext:mime-type="image/svg+xml"><text:p/></draw:image><draw:image xlink:href="Pictures/100002010000003C0000002D346572DE5A93FB6C.png" xlink:type="simple" xlink:show="embed" xlink:actuate="onLoad" loext:mime-type="image/png"/></draw:frame></draw:g></text:p>
      <text:p text:style-name="P154">2<text:span text:style-name="Variable">b</text:span><text:span text:style-name="T67">2</text:span> = <text:span text:style-name="Variable">a</text:span><text:span text:style-name="T67">2</text:span>.</text:p>
      <text:p text:style-name="P155">Então <text:span text:style-name="Variable">a</text:span><text:span text:style-name="T67">2</text:span> é par, e portanto <text:span text:style-name="Variable">a</text:span> é par (como vimos no <text:sequence-ref text:reference-format="category-and-value" text:ref-name="refExemplo17">Exemplo 7.4.4</text:sequence-ref><text:span text:style-name="T170">)</text:span>. <text:span text:style-name="T170">Então </text:span><text:span text:style-name="Variable"><text:span text:style-name="T170">a</text:span></text:span><text:span text:style-name="T170"> = 2</text:span><text:span text:style-name="Variable"><text:span text:style-name="T170">k</text:span></text:span><text:span text:style-name="T170"> para algum inteiro </text:span><text:span text:style-name="Variable"><text:span text:style-name="T170">k</text:span></text:span><text:span text:style-name="T170">, e </text:span><text:span text:style-name="Variable"><text:span text:style-name="T170">a</text:span></text:span><text:span text:style-name="T68">2</text:span><text:span text:style-name="T170"> = 4</text:span><text:span text:style-name="Variable"><text:span text:style-name="T170">k</text:span></text:span><text:span text:style-name="T68">2</text:span><text:span text:style-name="T170">. Nós temos, portanto,</text:span></text:p>
      <text:p text:style-name="P156">2<text:span text:style-name="Variable">b</text:span><text:span text:style-name="T67">2</text:span> = 4<text:span text:style-name="Variable">k</text:span><text:span text:style-name="T67">2</text:span><text:line-break/><text:span text:style-name="Variable">b</text:span><text:span text:style-name="T67">2</text:span> = 2<text:span text:style-name="Variable">k</text:span><text:span text:style-name="T67">2</text:span>.</text:p>
      <text:p text:style-name="P157">Portanto <text:span text:style-name="Variable">b</text:span><text:span text:style-name="T67">2</text:span> é par, e assim <text:span text:style-name="Variable">b</text:span> é par. Como <text:span text:style-name="Variable">a</text:span> também é par, nós vemos que <draw:g text:anchor-type="as-char" svg:y="-0.318cm" draw:z-index="16" draw:style-name="gr1"><svg:title>TexMaths</svg:title><svg:desc>12§inline§\frac{a}{b}§svg§600§FALSE§</svg:desc><draw:frame draw:style-name="gr3" draw:text-style-name="P267" svg:width="0.214cm" svg:height="0.477cm" svg:x="0cm" svg:y="0.001cm"><draw:image xlink:href="Pictures/10000BFF000000B30000018D7DFEBC6C797856FB.svg" xlink:type="simple" xlink:show="embed" xlink:actuate="onLoad" loext:mime-type="image/svg+xml"><text:p/></draw:image><draw:image xlink:href="Pictures/100002010000000A000000174EB0B45E2A85BFA0.png" xlink:type="simple" xlink:show="embed" xlink:actuate="onLoad" loext:mime-type="image/png"/></draw:frame></draw:g><text:s/>não pode estar na sua forma irredutível, uma contradição. Portanto <draw:g text:anchor-type="as-char" svg:y="-0.37cm" draw:z-index="17" draw:style-name="gr1"><svg:title>TexMaths</svg:title><svg:desc>12§inline§\sqrt{2}§svg§600§FALSE§</svg:desc><draw:frame draw:style-name="gr2" draw:text-style-name="P267" svg:width="0.56cm" svg:height="0.421cm" svg:x="0cm" svg:y="0cm"><draw:image xlink:href="Pictures/100007D2000001D40000015FA100B9A3C50D08C2.svg" xlink:type="simple" xlink:show="embed" xlink:actuate="onLoad" loext:mime-type="image/svg+xml"><text:p/></draw:image><draw:image xlink:href="Pictures/100002010000001B00000014BA33F6A621256EA7.png" xlink:type="simple" xlink:show="embed" xlink:actuate="onLoad" loext:mime-type="image/png"/></draw:frame></draw:g><text:s/>é irracional.</text:p>
      <text:p text:style-name="P157"><text:span text:style-name="T76">■</text:span></text:p>
      <text:p text:style-name="Text_20_body"/>
      <text:p text:style-name="P261">Exemplo <text:sequence text:ref-name="refExemplo21" text:name="Exemplo" text:formula="ooow:Exemplo+1" style:num-format="1">7.4.8</text:sequence></text:p>
      <text:p text:style-name="P158">Prove: Não há números inteiros <text:span text:style-name="Variable">x</text:span> e <text:span text:style-name="Variable">y</text:span> tais que <text:span text:style-name="Variable">x</text:span><text:span text:style-name="T67">2</text:span> = 4<text:span text:style-name="Variable">y </text:span>+ 2.</text:p>
      <text:p text:style-name="P159"><text:span text:style-name="Strong_20_Emphasis"><text:span text:style-name="T38">Demonstração</text:span></text:span><text:span text:style-name="Strong_20_Emphasis"><text:span text:style-name="T171">.</text:span></text:span><text:span text:style-name="T171"> Procedemos por contradição. Assim, suponha que existem números inteiros </text:span><text:span text:style-name="Variable"><text:span text:style-name="T171">x</text:span></text:span><text:span text:style-name="T171"> e </text:span><text:span text:style-name="Variable"><text:span text:style-name="T171">y</text:span></text:span><text:span text:style-name="T171"> tais que </text:span><text:span text:style-name="Variable"><text:span text:style-name="T171">x</text:span></text:span><text:span text:style-name="T69">2</text:span><text:span text:style-name="T171"> = 4</text:span><text:span text:style-name="Variable"><text:span text:style-name="T171">y</text:span></text:span><text:span text:style-name="T171"> + 2 = 2(2</text:span><text:span text:style-name="Variable"><text:span text:style-name="T171">y</text:span></text:span><text:span text:style-name="T171"> + 1). Portanto, </text:span><text:span text:style-name="Variable"><text:span text:style-name="T171">x</text:span></text:span><text:span text:style-name="T69">2</text:span><text:span text:style-name="T171"> é par. Vimos que isto implica que </text:span><text:span text:style-name="Variable"><text:span text:style-name="T171">x</text:span></text:span><text:span text:style-name="T171"> é par. Então </text:span><text:span text:style-name="Variable"><text:span text:style-name="T171">x</text:span></text:span><text:span text:style-name="T171"> = 2</text:span><text:span text:style-name="Variable"><text:span text:style-name="T171">k</text:span></text:span><text:span text:style-name="T171"> para algum número inteiro </text:span><text:span text:style-name="Variable"><text:span text:style-name="T171">k</text:span></text:span><text:span text:style-name="T171">. Logo </text:span><text:span text:style-name="Variable"><text:span text:style-name="T171">x</text:span></text:span><text:span text:style-name="T69">2</text:span><text:span text:style-name="T171"> = 4</text:span><text:span text:style-name="Variable"><text:span text:style-name="T171">k</text:span></text:span><text:span text:style-name="T69">2</text:span><text:span text:style-name="T171">. Isto, por </text:span><text:soft-page-break/><text:span text:style-name="T171">sua vez, resulta em 2</text:span><text:span text:style-name="Variable"><text:span text:style-name="T171">k</text:span></text:span><text:span text:style-name="T69">2</text:span><text:span text:style-name="T171"> = (2</text:span><text:span text:style-name="Variable"><text:span text:style-name="T171">y</text:span></text:span><text:span text:style-name="T171"> + 1). Mas 2</text:span><text:span text:style-name="Variable"><text:span text:style-name="T171">k</text:span></text:span><text:span text:style-name="T69">2</text:span><text:span text:style-name="T171"> é par, e 2</text:span><text:span text:style-name="Variable"><text:span text:style-name="T171">y</text:span></text:span><text:span text:style-name="T171">+1 é ímpar, pelo que estes não podem ser iguais. Assim, temos uma contradição, por isso não pode haver quaisquer inteiros </text:span><text:span text:style-name="Variable"><text:span text:style-name="T171">x</text:span></text:span><text:span text:style-name="T171"> e </text:span><text:span text:style-name="Variable"><text:span text:style-name="T171">y</text:span></text:span><text:span text:style-name="T171"> tais que </text:span><text:span text:style-name="Variable"><text:span text:style-name="T171">x</text:span></text:span><text:span text:style-name="T69">2</text:span><text:span text:style-name="T171"> = 4</text:span><text:span text:style-name="Variable"><text:span text:style-name="T171">y</text:span></text:span><text:span text:style-name="T171"> + 2.</text:span></text:p>
      <text:p text:style-name="P160"><text:span text:style-name="T76">■</text:span></text:p>
      <text:p text:style-name="Text_20_body"/>
      <text:p text:style-name="P262">Exemplo <text:sequence text:ref-name="refExemplo22" text:name="Exemplo" text:formula="ooow:Exemplo+1" style:num-format="1">7.4.9</text:sequence></text:p>
      <text:p text:style-name="P161">O <text:span text:style-name="Strong_20_Emphasis">Princípio da Casa de Pombos</text:span>: Se mais do que <text:span text:style-name="Variable">n</text:span> pombos voarem para <text:span text:style-name="Variable">n</text:span> casas de pombos, então pelo menos uma casa de pombos conterá pelo menos dois pombos. Prove isto!</text:p>
      <text:p text:style-name="P161"><text:span text:style-name="Strong_20_Emphasis">Solução.</text:span></text:p>
      <text:p text:style-name="P161">Prova. Suponha, ao contrário do estipulado, que cada uma das casas de pombos contém, no máximo, um pombo. Então, no máximo, haverá <text:span text:style-name="Variable">n</text:span> pombos. Mas assumimos que existem mais do que <text:span text:style-name="Variable">n</text:span> pombos, pelo que isto é impossível. Assim, tem de haver uma casa de pombos com mais do que um pombo.</text:p>
      <text:p text:style-name="P161"><text:span text:style-name="T76">■</text:span></text:p>
      <text:p text:style-name="P161">Embora tenhamos formulado esta prova como uma prova por contradição, poderíamos também ter usado uma prova por contraposição, uma vez que a nossa contradição era simplesmente a negação da hipótese. Por vezes isto acontecerá, caso em que se pode usar qualquer um dos dois estilos de prova. Há exemplos, porém, em que a contradição ocorre “muito longe” da afirmação original.</text:p>
      <text:h text:style-name="P215" text:outline-level="3">Prova por <text:span text:style-name="T172">(</text:span>Contra-<text:span text:style-name="T172">)</text:span>Exemplo</text:h>
      <text:p text:style-name="P238">Quase NUNCA é correto provar uma declaração apenas com um exemplo. Certamente que nenhuma das declarações provadas acima pode ser provada através de um exemplo. Isto porque em cada um desses casos estamos tentando provar que algo é válido para todos os números inteiros. Afirmamos que <text:span text:style-name="Variable">n</text:span><text:span text:style-name="T67">2</text:span> ser par implica que <text:span text:style-name="Variable">n</text:span> é par, independentemente do número inteiro que escolhemos. Mostrar que isto funciona para <text:span text:style-name="Variable">n</text:span> = 4 não é nem de perto suficiente.</text:p>
      <text:p text:style-name="P238">Isto não pode ser enfatizado o suficiente. Se estiver tentando provar uma declaração no formato ∀<text:span text:style-name="Variable">xP</text:span>(<text:span text:style-name="Variable">x</text:span>), você NÃO PODE absolutamente provar isto com um exemplo.</text:p>
      <text:p text:style-name="P238">No entanto, declarações existenciais podem ser provadas desta forma. Se quisermos provar que existe um número inteiro <text:span text:style-name="Variable"><text:span text:style-name="T172">n</text:span></text:span> tal que <text:span text:style-name="Variable">n</text:span><text:span text:style-name="T67">2</text:span> − <text:span text:style-name="Variable">n</text:span> + 41 não é primo, tudo o que precisamos fazer é encontrar um <text:span text:style-name="T172">tal </text:span><text:span text:style-name="Variable"><text:span text:style-name="T172">n</text:span></text:span>. Isto pode parecer uma <text:span text:style-name="T39">coisa fácil de se provar</text:span> até tentarmos alguns valores para <text:span text:style-name="Variable">n</text:span>.</text:p>
      <table:table table:name="Tabela12" table:style-name="Tabela12">
        <table:table-column table:style-name="Tabela12.A"/>
        <table:table-column table:style-name="Tabela12.B"/>
        <table:table-column table:style-name="Tabela12.C"/>
        <table:table-column table:style-name="Tabela12.B" table:number-columns-repeated="4"/>
        <table:table-column table:style-name="Tabela12.C"/>
        <table:table-row table:style-name="Tabela12.1">
          <table:table-cell table:style-name="Tabela12.A1" office:value-type="string">
            <text:p text:style-name="P220"><text:span text:style-name="Variable">n</text:span></text:p>
          </table:table-cell>
          <table:table-cell table:style-name="Tabela12.B1" office:value-type="string">
            <text:p text:style-name="P220">1</text:p>
          </table:table-cell>
          <table:table-cell table:style-name="Tabela12.B1" office:value-type="string">
            <text:p text:style-name="P220">2</text:p>
          </table:table-cell>
          <table:table-cell table:style-name="Tabela12.B1" office:value-type="string">
            <text:p text:style-name="P220">3</text:p>
          </table:table-cell>
          <table:table-cell table:style-name="Tabela12.B1" office:value-type="string">
            <text:p text:style-name="P220">4</text:p>
          </table:table-cell>
          <table:table-cell table:style-name="Tabela12.B1" office:value-type="string">
            <text:p text:style-name="P220">5</text:p>
          </table:table-cell>
          <table:table-cell table:style-name="Tabela12.B1" office:value-type="string">
            <text:p text:style-name="P220">6</text:p>
          </table:table-cell>
          <table:table-cell table:style-name="Tabela12.B1" office:value-type="string">
            <text:p text:style-name="P220">7</text:p>
          </table:table-cell>
        </table:table-row>
        <table:table-row table:style-name="TableLine2264735332576">
          <table:table-cell table:style-name="Tabela12.A2" office:value-type="string">
            <text:p text:style-name="P239"><text:span text:style-name="Variable">n</text:span><text:span text:style-name="T67">2</text:span> − <text:span text:style-name="Variable">n</text:span> + 41</text:p>
          </table:table-cell>
          <table:table-cell table:style-name="Tabela12.B2" office:value-type="string">
            <text:p text:style-name="P219">41</text:p>
          </table:table-cell>
          <table:table-cell table:style-name="Tabela12.B2" office:value-type="string">
            <text:p text:style-name="P219">43</text:p>
          </table:table-cell>
          <table:table-cell table:style-name="Tabela12.B2" office:value-type="string">
            <text:p text:style-name="P219">47</text:p>
          </table:table-cell>
          <table:table-cell table:style-name="Tabela12.B2" office:value-type="string">
            <text:p text:style-name="P219">53</text:p>
          </table:table-cell>
          <table:table-cell table:style-name="Tabela12.B2" office:value-type="string">
            <text:p text:style-name="P219">61</text:p>
          </table:table-cell>
          <table:table-cell table:style-name="Tabela12.B2" office:value-type="string">
            <text:p text:style-name="P219">71</text:p>
          </table:table-cell>
          <table:table-cell table:style-name="Tabela12.B2" office:value-type="string">
            <text:p text:style-name="P219">83</text:p>
          </table:table-cell>
        </table:table-row>
      </table:table>
      <text:p text:style-name="P238"/>
      <text:p text:style-name="P240">Até agora só obtivemos primos. Você pode sentir-se tentado a conjecturar: “Para todos os inteiros positivos <text:span text:style-name="Variable">n</text:span>, o número <text:span text:style-name="Variable">n</text:span><text:span text:style-name="T67">2</text:span> − <text:span text:style-name="Variable">n</text:span> + 41 é primo”. Se quisesse provar isto, teria de usar uma prova direta, uma prova por contrapositivo, ou outro estilo de pro<text:soft-page-break/>va, mas certamente não é suficiente dar nem mesmo 7 exemplos. Na verdade, podemos provar que esta conjectura é falsa, provando a sua negação: “Há um número inteiro positivo tal que <text:span text:style-name="Variable">n</text:span><text:span text:style-name="T67">2</text:span> − <text:span text:style-name="Variable">n</text:span> + 41 não é primo”. Uma vez que esta é uma afirmação existencial, é suficiente mostrar que existe de fato um tal número.</text:p>
      <text:p text:style-name="P241"><text:span text:style-name="T173">Realmente, podemos ver rapidamente que </text:span><text:span text:style-name="Variable"><text:span text:style-name="T173">n</text:span></text:span><text:span text:style-name="T173"> = 41 dará 41</text:span><text:span text:style-name="T70">2</text:span><text:span text:style-name="T173"> que certamente não é primo. Poder-se-ia dizer que isto é um contra-exemplo </text:span><text:span text:style-name="T40">para a</text:span><text:span text:style-name="T173"> conjectura de que </text:span><text:span text:style-name="Variable"><text:span text:style-name="T173">n</text:span></text:span><text:span text:style-name="T70">2</text:span><text:span text:style-name="T173"> − </text:span><text:span text:style-name="Variable"><text:span text:style-name="T173">n</text:span></text:span><text:span text:style-name="T173"> + 41 é sempre primo. Uma vez que tantas afirmações em matemática são universais, tornando as suas negações existenciais, podemos muitas vezes provar que uma afirmação é falsa (se for), fornecendo um contra-exemplo.</text:span></text:p>
      <text:p text:style-name="P263">Exemplo <text:sequence text:ref-name="refExemplo23" text:name="Exemplo" text:formula="ooow:Exemplo+1" style:num-format="1">7.4.10</text:sequence></text:p>
      <text:p text:style-name="P162">Acima provamos, “para todos os inteiros <text:span text:style-name="Variable">a</text:span> e <text:span text:style-name="Variable">b</text:span>, se <text:span text:style-name="Variable">a</text:span> + <text:span text:style-name="Variable">b</text:span> é ímpar, então <text:span text:style-name="Variable">a</text:span> é ímpar ou <text:span text:style-name="Variable">b</text:span> é ímpar”. A recíproca é verdadeira?</text:p>
      <text:p text:style-name="P162"><text:span text:style-name="Strong_20_Emphasis">Solução. </text:span>A recíproca é a afirmação, “para todos os inteiros <text:span text:style-name="Variable">a</text:span> e <text:span text:style-name="Variable">b</text:span>, se <text:span text:style-name="Variable">a</text:span> for ímpar ou <text:span text:style-name="Variable">b</text:span> for ímpar, então <text:span text:style-name="Variable">a</text:span> + <text:span text:style-name="Variable">b</text:span> é ímpar”. Isto é falso! Como é que provamos que é falso? Temos de provar a negação da recíproca. Vejamos os símbolos. A recíproca é</text:p>
      <text:p text:style-name="P163">∀<text:span text:style-name="Variable">a</text:span>∀<text:span text:style-name="Variable">b</text:span>((<text:span text:style-name="Variable">O</text:span>(<text:span text:style-name="Variable">a</text:span>) ∨ <text:span text:style-name="Variable">O</text:span>(<text:span text:style-name="Variable">b</text:span>)) <text:span text:style-name="T138">⇒</text:span> <text:span text:style-name="Variable">O</text:span>(<text:span text:style-name="Variable">a </text:span>+ <text:span text:style-name="Variable">b</text:span>))).</text:p>
      <text:p text:style-name="P162">Queremos provar a sua negação:</text:p>
      <text:p text:style-name="P164">¬∀<text:span text:style-name="Variable">a</text:span>∀<text:span text:style-name="Variable">b</text:span>((<text:span text:style-name="Variable">O</text:span>(<text:span text:style-name="Variable">a</text:span>) ∨ <text:span text:style-name="Variable">O</text:span>(<text:span text:style-name="Variable">b</text:span>)) <text:span text:style-name="T138">⇒</text:span> <text:span text:style-name="Variable">O</text:span>(<text:span text:style-name="Variable">a </text:span>+ <text:span text:style-name="Variable">b</text:span>))).</text:p>
      <text:p text:style-name="P162">Simplifique utilizando as regras das seções anteriores:</text:p>
      <text:p text:style-name="P163">∃<text:span text:style-name="Variable">a</text:span>∃<text:span text:style-name="Variable">b</text:span>((<text:span text:style-name="Variable">O</text:span>(<text:span text:style-name="Variable">a</text:span>) ∨ <text:span text:style-name="Variable">O</text:span>(<text:span text:style-name="Variable">b</text:span>)) ∧ ¬<text:span text:style-name="Variable">O</text:span>(<text:span text:style-name="Variable">a </text:span>+ <text:span text:style-name="Variable">b</text:span>))).</text:p>
      <text:p text:style-name="P162">À medida que a negação passou pelos quantificadores, estes mudaram de ∀ para ∃. Foi então necessário tomar a negação de uma implicação, o que equivale a afirmar a parte do se e não a parte do então.</text:p>
      <text:p text:style-name="P162">Agora sabemos o que fazer. Para provar que o inverso é falso, precisamos encontrar dois inteiros <text:span text:style-name="Variable">a</text:span> e <text:span text:style-name="Variable">b</text:span> tais que <text:span text:style-name="Variable">a</text:span> é ímpar ou <text:span text:style-name="Variable">b</text:span> seja ímpar, mas <text:span text:style-name="Variable">a</text:span> + <text:span text:style-name="Variable">b</text:span> não é ímpar (portanto é par). Isso é fácil: 1 e 3. (lembre-se, “ou” significa um ou outro ou ambos). Ambos são ímpares, mas 1 + 3 = 4 não é ímpar.</text:p>
      <text:p text:style-name="P165"><text:span text:style-name="T76">■</text:span></text:p>
      <text:h text:style-name="P216" text:outline-level="3">Prova por Casos</text:h>
      <text:p text:style-name="P243">A ideia <text:span text:style-name="T174">da prova por casos </text:span>é provar que <text:span text:style-name="Variable">P</text:span> é verdade, provando que <text:span text:style-name="Variable">Q</text:span> <text:span text:style-name="T138">⇒</text:span> <text:span text:style-name="Variable">P</text:span> e ¬<text:span text:style-name="Variable">Q</text:span> <text:span text:style-name="T138">⇒</text:span> <text:span text:style-name="Variable">P</text:span> para alguma afirmação <text:span text:style-name="Variable">Q</text:span>. Assim, independentemente de <text:span text:style-name="Variable">Q</text:span> ser ou não verdade, sabemos que <text:span text:style-name="Variable">P</text:span> é verdade. Na verdade, poderíamos generalizar isto. Suponhamos que queremos provar <text:span text:style-name="Variable">P</text:span>. Sabemos que pelo menos uma das declarações <text:span text:style-name="Variable">Q</text:span><text:span text:style-name="T150">1</text:span>, <text:span text:style-name="Variable">Q</text:span><text:span text:style-name="T150">2</text:span>, <text:span text:style-name="T139">…</text:span>, <text:span text:style-name="Variable">Q</text:span><text:span text:style-name="Variável_20_subscrita">n</text:span> é verdade. Se pudermos mostrar que <text:span text:style-name="Variable">Q</text:span><text:span text:style-name="T150">1</text:span> <text:span text:style-name="T138">⇒</text:span> <text:span text:style-name="Variable">P</text:span> e <text:span text:style-name="Variable">Q</text:span><text:span text:style-name="T150">2</text:span> <text:span text:style-name="T138">⇒</text:span> <text:span text:style-name="Variable">P</text:span> e assim por diante até <text:span text:style-name="Variable">Q</text:span><text:span text:style-name="Variável_20_subscrita">n</text:span> <text:span text:style-name="T138">⇒</text:span> P, então podemos concluir <text:span text:style-name="Variable">P</text:span>. O essencial é que queremos ter a certeza de que um dos nossos casos (os <text:span text:style-name="Variable">Q</text:span><text:span text:style-name="Variável_20_subscrita">i</text:span>'s) tem de ser verdade, aconteça o que acontecer.</text:p>
      <text:p text:style-name="P242">Se esse último parágrafo foi confuso, talvez um exemplo possa tornar as coisas mais claras.</text:p>
      <text:p text:style-name="P264">Exemplo <text:sequence text:ref-name="refExemplo24" text:name="Exemplo" text:formula="ooow:Exemplo+1" style:num-format="1">7.4.11</text:sequence></text:p>
      <text:p text:style-name="P165"><text:soft-page-break/>Prove: Para qualquer inteiro <text:span text:style-name="Variable">n</text:span>, o número (<text:span text:style-name="Variable">n</text:span><text:span text:style-name="T67">3</text:span> – <text:span text:style-name="Variable">n</text:span>) é par.</text:p>
      <text:p text:style-name="P165"><text:span text:style-name="Strong_20_Emphasis">Solução.</text:span> </text:p>
      <text:p text:style-name="P166">É difícil saber por onde começar isto, porque não sabemos quase nada sobre <text:span text:style-name="Variable">n</text:span>. Poderíamos ser capazes de provar que <text:span text:style-name="Variable">n</text:span><text:span text:style-name="T67">3</text:span> <text:span text:style-name="T76">−</text:span> <text:span text:style-name="Variable">n</text:span> é par se soubéssemos que <text:span text:style-name="Variable">n</text:span> era par. Na verdade, poderíamos provavelmente provar que <text:span text:style-name="Variable">n</text:span><text:span text:style-name="T67">3</text:span> <text:span text:style-name="T76">−</text:span> <text:span text:style-name="Variable">n</text:span> era par se <text:span text:style-name="Variable">n</text:span> fosse ímpar. Mas como <text:span text:style-name="Variable">n</text:span> tem que ser par ou ímpar, isto será suficiente. Aqui está a prova.</text:p>
      <text:p text:style-name="P167">Prova. Consideramos dois casos: Se <text:span text:style-name="Variable">n</text:span> for par ou se <text:span text:style-name="Variable">n</text:span> for ímpar.</text:p>
      <text:p text:style-name="P170">Caso 1: <text:span text:style-name="Variable">n</text:span> é par. Então <text:span text:style-name="Variable">n</text:span> = 2<text:span text:style-name="Variable">k</text:span> para algum inteiro <text:span text:style-name="Variable">k</text:span>. Isso nos dá</text:p>
      <text:p text:style-name="P168"><text:tab/><text:span text:style-name="Variable"><text:span text:style-name="T175">n</text:span></text:span><text:span text:style-name="T71">3</text:span><text:span text:style-name="T175"> </text:span><text:span text:style-name="T140">−</text:span><text:span text:style-name="T175"> </text:span><text:span text:style-name="Variable"><text:span text:style-name="T175">n</text:span></text:span><text:tab/>= 8<text:span text:style-name="Variable">k</text:span><text:span text:style-name="T67">3</text:span> <text:span text:style-name="T140">−</text:span> 2<text:span text:style-name="Variable">k</text:span><text:line-break/><text:tab/><text:tab/>= 2(4<text:span text:style-name="Variable">k</text:span><text:span text:style-name="T67">2</text:span> <text:span text:style-name="T140">−</text:span> <text:span text:style-name="Variable">k</text:span>),</text:p>
      <text:p text:style-name="P170">e como 4<text:span text:style-name="Variable">k</text:span><text:span text:style-name="T67">2</text:span> <text:span text:style-name="T140">−</text:span> <text:span text:style-name="Variable">k</text:span> é um inteiro, isso significa que <text:span text:style-name="Variable"><text:span text:style-name="T175">n</text:span></text:span><text:span text:style-name="T71">3</text:span><text:span text:style-name="T175"> </text:span><text:span text:style-name="T140">−</text:span><text:span text:style-name="T175"> </text:span><text:span text:style-name="Variable"><text:span text:style-name="T175">n</text:span></text:span> é par.</text:p>
      <text:p text:style-name="P167">Caso 2: <text:span text:style-name="Variable">n</text:span> é ímpar. Então <text:span text:style-name="Variable">n</text:span> = 2<text:span text:style-name="Variable">k</text:span> + 1 para algum inteiro <text:span text:style-name="Variable">k</text:span>. Isso nos dá</text:p>
      <text:p text:style-name="P169"><text:tab/><text:span text:style-name="Variable"><text:span text:style-name="T175">n</text:span></text:span><text:span text:style-name="T71">3</text:span><text:span text:style-name="T175"> </text:span><text:span text:style-name="T140">−</text:span><text:span text:style-name="T175"> </text:span><text:span text:style-name="Variable"><text:span text:style-name="T175">n</text:span></text:span><text:tab/>= (2<text:span text:style-name="Variable">k</text:span> + 1)<text:span text:style-name="T67">3</text:span> <text:span text:style-name="T140">−</text:span> (2<text:span text:style-name="Variable">k</text:span> + 1)<text:line-break/><text:tab/><text:tab/>= 8<text:span text:style-name="Variable">k</text:span><text:span text:style-name="T67">3</text:span> + 6<text:span text:style-name="Variable">k</text:span><text:span text:style-name="T67">2</text:span> + 6<text:span text:style-name="Variable">k</text:span> + 1 <text:span text:style-name="T140">− </text:span>2<text:span text:style-name="Variable">k</text:span> <text:span text:style-name="T140">−</text:span> 1<text:line-break/><text:tab/><text:tab/>= 2(4<text:span text:style-name="Variable">k</text:span><text:span text:style-name="T67">3</text:span> + 3<text:span text:style-name="Variable">k</text:span><text:span text:style-name="T67">2</text:span> + 2<text:span text:style-name="Variable">k</text:span>),</text:p>
      <text:p text:style-name="P170">e como 4<text:span text:style-name="Variable">k</text:span><text:span text:style-name="T67">3</text:span> + 3<text:span text:style-name="Variable">k</text:span><text:span text:style-name="T67">2</text:span> + 2<text:span text:style-name="Variable">k</text:span> é um inteiro, vemos que <text:span text:style-name="Variable"><text:span text:style-name="T175">n</text:span></text:span><text:span text:style-name="T71">3</text:span><text:span text:style-name="T175"> </text:span><text:span text:style-name="T140">−</text:span><text:span text:style-name="T175"> </text:span><text:span text:style-name="Variable"><text:span text:style-name="T175">n</text:span></text:span> é novamente par.</text:p>
      <text:p text:style-name="P170">Como <text:span text:style-name="Variable"><text:span text:style-name="T175">n</text:span></text:span><text:span text:style-name="T71">3</text:span><text:span text:style-name="T175"> </text:span><text:span text:style-name="T140">−</text:span><text:span text:style-name="T175"> </text:span><text:span text:style-name="Variable"><text:span text:style-name="T175">n</text:span></text:span> é par em ambos os casos exaustivos, vemos que <text:span text:style-name="Variable"><text:span text:style-name="T175">n</text:span></text:span><text:span text:style-name="T71">3</text:span><text:span text:style-name="T175"> </text:span><text:span text:style-name="T140">−</text:span><text:span text:style-name="T175"> </text:span><text:span text:style-name="Variable"><text:span text:style-name="T175">n</text:span></text:span> é realmente sempre par.</text:p>
      <text:p text:style-name="P172"><text:span text:style-name="T76">■</text:span></text:p>
      <text:p text:style-name="P244"><text:span text:style-name="T176">Poderíamos seguir apresentando diferentes estilos de prova. Por exemplo, </text:span><text:span text:style-name="T41">deixamos de </text:span><text:span text:style-name="T176">menciona</text:span><text:span text:style-name="T41">r</text:span><text:span text:style-name="T176"> aqui as </text:span><text:span text:style-name="Strong_20_Emphasis"><text:span text:style-name="T176">provas combinatoriais</text:span></text:span><text:span text:style-name="T176">. No entanto, vamos terminar falando um pouco mais sobre um tipo de prova que vimos no capítulo passado, a prova por indução.</text:span></text:p>
      <text:h text:style-name="P217" text:outline-level="3">Prova por Indução</text:h>
      <text:p text:style-name="P246"><text:span text:style-name="T177">No capítulo passado, vimos um estilo de prova extremamente útil: a prova por indução. Lembre-se que se quis</text:span><text:span text:style-name="T41">ermos</text:span><text:span text:style-name="T177"> provar que uma determinada propriedade </text:span><text:span text:style-name="Variable"><text:span text:style-name="T177">P</text:span></text:span><text:span text:style-name="T177"> é verdadeira para todos os números inteiros maiores ou iguais a </text:span><text:span text:style-name="Variable"><text:span text:style-name="T177">n</text:span></text:span>, <text:span text:style-name="T177">usamos os seguintes passos:</text:span></text:p>
      <text:list xml:id="list4282069184" text:style-name="L6">
        <text:list-item>
          <text:p text:style-name="P245">Provamos que <text:span text:style-name="Variable">P</text:span>(<text:span text:style-name="Variable">n</text:span>) é verdadeira. Este é o caso base.</text:p>
        </text:list-item>
        <text:list-item>
          <text:p text:style-name="P247"><text:span text:style-name="T177">Provamos que Se P(</text:span><text:span text:style-name="Variable"><text:span text:style-name="T41">k</text:span></text:span><text:span text:style-name="T177">) é verdadeira estão </text:span><text:span text:style-name="Variable"><text:span text:style-name="T177">P</text:span></text:span><text:span text:style-name="T177">(</text:span><text:span text:style-name="Variable"><text:span text:style-name="T41">k</text:span></text:span><text:span text:style-name="T177"> + 1) é verdadeira, para qualquer </text:span><text:span text:style-name="Variable"><text:span text:style-name="T177">k</text:span></text:span><text:span text:style-name="T177"> </text:span><text:span text:style-name="T141">≥</text:span><text:span text:style-name="T59"> </text:span><text:span text:style-name="Variable"><text:span text:style-name="T59">n</text:span></text:span><text:span text:style-name="T59">. Este é o passo indutivo.</text:span></text:p>
        </text:list-item>
        <text:list-item>
          <text:p text:style-name="P247"><text:span text:style-name="T59">Uma vez provados o caso base e o passo indutivo, a propriedade é verdadeira para todo número inteiro maior ou igual a </text:span><text:span text:style-name="Variable"><text:span text:style-name="T59">n</text:span></text:span><text:span text:style-name="T59">.</text:span></text:p>
        </text:list-item>
      </text:list>
      <text:p text:style-name="P246"><text:span text:style-name="T177">Vejamos mais um exemplo:</text:span></text:p>
      <text:p text:style-name="P265">Exemplo <text:sequence text:ref-name="refExemplo25" text:name="Exemplo" text:formula="ooow:Exemplo+1" style:num-format="1">7.4.12</text:sequence></text:p>
      <text:p text:style-name="Corpo_20_do_20_Exemplo">Você aprendeu no ensino médio que (<text:span text:style-name="Variable">ab</text:span>)<text:span text:style-name="Variável_20_sobrescrita">n</text:span> = <text:span text:style-name="Variable">a</text:span><text:span text:style-name="Variável_20_sobrescrita">n</text:span><text:span text:style-name="Variable">b</text:span><text:span text:style-name="Variável_20_sobrescrita">n</text:span>. Comprove isto por indução matemática.</text:p>
      <text:p text:style-name="P174"><text:soft-page-break/><text:span text:style-name="Strong_20_Emphasis">Solução.</text:span> Seja <text:span text:style-name="Variable">P</text:span>(<text:span text:style-name="Variable">n</text:span>) a proposição que <text:s/>(<text:span text:style-name="Variable">ab</text:span>)<text:span text:style-name="Variável_20_sobrescrita">n</text:span> = <text:span text:style-name="Variable">a</text:span><text:span text:style-name="Variável_20_sobrescrita">n</text:span><text:span text:style-name="Variable">b</text:span><text:span text:style-name="Variável_20_sobrescrita">n</text:span>.</text:p>
      <text:list xml:id="list3975994027" text:style-name="L7">
        <text:list-item>
          <text:p text:style-name="P197"><text:span text:style-name="T42">C</text:span>aso base. Provamos que P(1) é verdade simplesmente plugando-o. Fazendo <text:span text:style-name="Variable">n</text:span> = 1 <text:s/>temos</text:p>
          <text:p text:style-name="P199">(<text:span text:style-name="Variable">ab</text:span>)<text:span text:style-name="T67">1</text:span><text:tab/><text:span text:style-name="T178">=<text:tab/></text:span><text:span text:style-name="Variable">ab</text:span></text:p>
          <text:p text:style-name="P199"><text:span text:style-name="Variable">a</text:span><text:span text:style-name="T72">1</text:span><text:span text:style-name="Variable">b</text:span><text:span text:style-name="T72">1</text:span> <text:tab/>= <text:span text:style-name="Variable">ab</text:span></text:p>
        </text:list-item>
        <text:list-item>
          <text:p text:style-name="P199"><text:span text:style-name="T42">P</text:span><text:span text:style-name="T178">asso indutivo. Temos agora de provar que </text:span><text:span text:style-name="Variable"><text:span text:style-name="T178">P</text:span></text:span><text:span text:style-name="T178">(</text:span><text:span text:style-name="Variable"><text:span text:style-name="T178">k</text:span></text:span><text:span text:style-name="T178">) ⇒ </text:span><text:span text:style-name="Variable"><text:span text:style-name="T178">P</text:span></text:span><text:span text:style-name="T178">(</text:span><text:span text:style-name="Variable"><text:span text:style-name="T178">k</text:span></text:span><text:span text:style-name="T178"> + 1). Em outras palavras, assumimos que </text:span><text:span text:style-name="Variable"><text:span text:style-name="T178">P</text:span></text:span><text:span text:style-name="T178">(</text:span><text:span text:style-name="Variable"><text:span text:style-name="T178">k</text:span></text:span><text:span text:style-name="T178">) é verdade, e depois usamos essa suposição para provar que </text:span><text:span text:style-name="Variable"><text:span text:style-name="T178">P</text:span></text:span><text:span text:style-name="T178">(</text:span><text:span text:style-name="Variable"><text:span text:style-name="T178">k</text:span></text:span><text:span text:style-name="T178"> + 1) também é verdade. </text:span></text:p>
          <text:p text:style-name="P199">Sejamos absolutamente claros onde queremos chegar com isto. Assumindo que P(k) é verdade significa que podemos contar com o fato de que</text:p>
          <text:p text:style-name="P200">(<text:span text:style-name="Variable">ab</text:span>)<text:span text:style-name="Variável_20_sobrescrita">k</text:span> = <text:span text:style-name="Variable">a</text:span><text:span text:style-name="Variável_20_sobrescrita">k</text:span><text:span text:style-name="Variable">b</text:span><text:span text:style-name="Variável_20_sobrescrita">k</text:span>.</text:p>
          <text:p text:style-name="P199">O que precisamos fazer, então, é provar que <text:span text:style-name="Variable">P</text:span>(<text:span text:style-name="Variable">k</text:span> + 1) é verdade, o que equivale a provar que</text:p>
          <text:p text:style-name="P200"><text:span text:style-name="T178">(</text:span><text:span text:style-name="Variable">ab</text:span>)<text:span text:style-name="Variável_20_sobrescrita">k</text:span><text:span text:style-name="T67">+1</text:span> = <text:span text:style-name="Variable">a</text:span><text:span text:style-name="Variável_20_sobrescrita">k</text:span><text:span text:style-name="T67">+1</text:span><text:span text:style-name="Variable">b</text:span><text:span text:style-name="Variável_20_sobrescrita">k</text:span><text:span text:style-name="T67">+1</text:span>.</text:p>
          <text:p text:style-name="P199">Agora sabemos, pela própria definição de expoentes, que:</text:p>
          <text:p text:style-name="P200">(<text:span text:style-name="Variable">ab</text:span>)<text:span text:style-name="Variável_20_sobrescrita">k</text:span><text:span text:style-name="T67">+1</text:span> = <text:span text:style-name="Variable">ab</text:span>(<text:span text:style-name="Variable">ab</text:span>)<text:span text:style-name="Variável_20_sobrescrita">k</text:span>.</text:p>
          <text:p text:style-name="P199">Acrescentando a nossa hipótese indutiva permite-nos então determinar:</text:p>
        </text:list-item>
      </text:list>
      <text:p text:style-name="P171"><text:tab/>(<text:span text:style-name="Variable">ab</text:span>)<text:span text:style-name="Variável_20_sobrescrita">k</text:span><text:span text:style-name="T67">+1<text:tab/></text:span>=<text:tab/><text:span text:style-name="Variable">ab</text:span>(<text:span text:style-name="Variable">ab</text:span>)<text:span text:style-name="Variável_20_sobrescrita">k</text:span><text:line-break/><text:tab/><text:tab/>=<text:tab/><text:span text:style-name="Variable">ab</text:span> <text:span text:style-name="T149">·</text:span> <text:span text:style-name="Variable">a</text:span><text:span text:style-name="Variável_20_sobrescrita">k</text:span><text:span text:style-name="Variable">b</text:span><text:span text:style-name="Variável_20_sobrescrita">k</text:span><text:line-break/><text:tab/><text:tab/>= <text:span text:style-name="Variable">a</text:span> <text:span text:style-name="T149">·</text:span> <text:span text:style-name="Variable">a</text:span><text:span text:style-name="Variável_20_sobrescrita">k</text:span><text:span text:style-name="T149">·</text:span> <text:span text:style-name="Variable">b</text:span> <text:span text:style-name="T149">·</text:span> <text:span text:style-name="Variable">b</text:span><text:span text:style-name="Variável_20_sobrescrita">k</text:span><text:line-break/><text:tab/><text:tab/>= <text:span text:style-name="Variable">a</text:span><text:span text:style-name="Variável_20_sobrescrita">k</text:span><text:span text:style-name="Variável_20_sobrescrita"><text:span text:style-name="T67"> </text:span></text:span><text:span text:style-name="T67">+ 1</text:span><text:span text:style-name="Variable">b</text:span><text:span text:style-name="Variável_20_sobrescrita">k</text:span><text:span text:style-name="T67"> + 1</text:span></text:p>
      <text:p text:style-name="Corpo_20_do_20_Exemplo">Por conseguinte, ∀<text:span text:style-name="Variable">n</text:span> ≥ 1 <text:span text:style-name="Variable">P</text:span>(<text:span text:style-name="Variable">n</text:span>).</text:p>
      <text:p text:style-name="P173"><text:span text:style-name="T76">■</text:span></text:p>
      <text:h text:style-name="Heading_20_4" text:outline-level="4">In<text:span text:style-name="T179">dução Forte</text:span></text:h>
      <text:p text:style-name="Text_20_body">Agora, por vezes, precisamos na realidade fazer uma suposição mais forte do que simplesmente “a proposição <text:span text:style-name="Variable">P</text:span>(<text:span text:style-name="Variable">k</text:span>) é verdadeira”, a fim de provar que <text:span text:style-name="Variable">P</text:span>(<text:span text:style-name="Variable">k</text:span> + 1) é verdadeira. Em todos os exemplos anteriores, o caso <text:span text:style-name="Variable">k</text:span> + 1 fluiu diretamente do caso <text:span text:style-name="Variable">k</text:span>, e apenas o caso <text:span text:style-name="Variable">k</text:span>. Mas, por vezes, é preciso saber que todos os casos inferiores a <text:span text:style-name="Variable">k</text:span> + 1 são verdadeiros, a fim de provar o caso <text:span text:style-name="Variable">k</text:span> + 1. Nessas situações, utilizamos a forma forte da indução matemática. Ela diz:</text:p>
      <text:list xml:id="list3755512671" text:style-name="L8">
        <text:list-item>
          <text:p text:style-name="P248">Se um predicado for verdadeiro para um certo número,</text:p>
        </text:list-item>
        <text:list-item>
          <text:p text:style-name="P248">e o fato de ser verdade para todos os números até um certo número <text:span text:style-name="T180">(</text:span>inclusive<text:span text:style-name="T180">)</text:span>, significaria que também é verdade para o número seguinte (ou seja, um número <text:span text:style-name="T43">a mais</text:span>),</text:p>
        </text:list-item>
        <text:list-item>
          <text:p text:style-name="P249">então ele é verdadeiro para todos os números.</text:p>
        </text:list-item>
      </text:list>
      <text:p text:style-name="P250">É exatamente o mesmo que a forma fraca, exceto que a hipótese indutiva é mais forte. Em vez de ter de provar</text:p>
      <text:p text:style-name="P251"><text:soft-page-break/><text:span text:style-name="Variable"><text:span text:style-name="T178">P</text:span></text:span><text:span text:style-name="T178">(</text:span><text:span text:style-name="Variable"><text:span text:style-name="T178">k</text:span></text:span><text:span text:style-name="T178">) ⇒ </text:span><text:span text:style-name="Variable"><text:span text:style-name="T178">P</text:span></text:span><text:span text:style-name="T178">(</text:span><text:span text:style-name="Variable"><text:span text:style-name="T178">k</text:span></text:span><text:span text:style-name="T178"> + 1),</text:span></text:p>
      <text:p text:style-name="P250">temos que provar</text:p>
      <text:p text:style-name="P252">(<text:span text:style-name="T76">∀</text:span><text:span text:style-name="Variable"><text:span text:style-name="T46">i</text:span></text:span><text:span text:style-name="T46"> </text:span><text:span text:style-name="T76">≤</text:span><text:span text:style-name="T46"> </text:span><text:span text:style-name="Variable"><text:span text:style-name="T46">k</text:span></text:span><text:span text:style-name="T46"> </text:span><text:span text:style-name="Variable"><text:span text:style-name="T46">P</text:span></text:span><text:span text:style-name="T46">(</text:span><text:span text:style-name="Variable"><text:span text:style-name="T46">i</text:span></text:span><text:span text:style-name="T46">)</text:span>) <text:span text:style-name="T76">⇒</text:span><text:span text:style-name="T46"> </text:span><text:span text:style-name="Variable"><text:span text:style-name="T46">P</text:span></text:span><text:span text:style-name="T46">(</text:span><text:span text:style-name="Variable"><text:span text:style-name="T46">k</text:span></text:span><text:span text:style-name="T46"> + 1).</text:span></text:p>
      <text:p text:style-name="P250">À primeira vista, isso pode não parecer mais fácil. Mas se olhar com cuidado, pode ver que adicionamos informações ao lado esquerdo da implicação. Já não precisamos contar apenas com o fato de que <text:span text:style-name="Variable">P</text:span>(5) é verdade para provar <text:span text:style-name="Variable">P</text:span>(6). Agora podemos tirar partido do fato que <text:span text:style-name="Variable">P</text:span>(1), <text:span text:style-name="Variable">P</text:span>(2), <text:span text:style-name="Variable">P</text:span>(3), <text:span text:style-name="Variable">P</text:span>(4), e <text:span text:style-name="Variable">P</text:span>(5) são todos sabidamente verdadeiros quando tentamos provar <text:span text:style-name="Variable">P</text:span>(6). E isso pode fazer uma enorme diferença.</text:p>
      <text:p text:style-name="P266">Exemplo <text:sequence text:ref-name="refExemplo26" text:name="Exemplo" text:formula="ooow:Exemplo+1" style:num-format="1">7.4.13</text:sequence></text:p>
      <text:p text:style-name="P176"><text:span text:style-name="T181">O Teorema Fundamental da Aritmética permite-nos dizer que </text:span><text:span text:style-name="T44">todo</text:span><text:span text:style-name="T181"> número natural (superior a 2) é exprimível como produto de um ou mais primos. Por exemplo, 6 pode ser escrito como “2 · 3”, onde 2 e 3 são primos. O número 7 é em si mesmo primo, e por isso pode ser escrito como “7”. O número 9.180 pode ser escrito como “2 · 2 · 3 · 3 · 3 · 3 · 5 · 17”, sendo todos eles primos. Como podemos provar que isto é sempre possível, não importa qual seja o número?</text:span></text:p>
      <text:p text:style-name="P175"><text:span text:style-name="Strong_20_Emphasis">Solução.</text:span> </text:p>
      <text:p text:style-name="P175">Seja <text:span text:style-name="Variable">P</text:span>(<text:span text:style-name="Variable">n</text:span>) a proposição de que o número <text:span text:style-name="Variable">n</text:span> pode ser expresso como um produto de números primos. A nossa prova fica assim:</text:p>
      <text:list xml:id="list194411071983503" text:continue-list="list3975994027" text:style-name="L7">
        <text:list-item text:start-value="1">
          <text:p text:style-name="P198"><text:span text:style-name="T42">C</text:span>aso base. <text:span text:style-name="T178">P(2) é verdade, uma vez que 2 pode ser escrito como “2”, e 2 é um número primo. (Note que não utiliz</text:span><text:span text:style-name="T181">a</text:span><text:span text:style-name="T178">mos 0 ou 1 como caso base aqui, uma vez que na realidade nenhum desses números é exprimível como um produto de primos. Fato curioso).</text:span></text:p>
        </text:list-item>
        <text:list-item>
          <text:p text:style-name="P201">Passo indutivo. Temos agora de provar que (∀<text:span text:style-name="Variable">i</text:span> ≤ <text:span text:style-name="Variable">k</text:span> <text:span text:style-name="Variable">P</text:span>(<text:span text:style-name="Variable">k</text:span>)) ⇒ <text:span text:style-name="Variable">P</text:span>(<text:span text:style-name="Variable">k</text:span> + 1). Em outras palavras, assumimos que <text:span text:style-name="Variable">P</text:span>(<text:span text:style-name="Variable">i</text:span>) é verdadeiro para todos os números até <text:span text:style-name="Variable">k</text:span>, e depois usamos essa suposição para provar que <text:span text:style-name="Variable">P</text:span>(<text:span text:style-name="Variable">k</text:span> + 1) também é verdadeiro.</text:p>
          <text:p text:style-name="P202">Quanto ao número <text:span text:style-name="Variable">k</text:span> + 1, há duas possibilidades: ou ele é primo, ou não é. Se for, então estamos terminados, porque ele pode obviamente ser escrito simplesmente como ele próprio, que consideramos ser o produto de um único primo (23 pode ser escrito como “23”). Mas suponhamos que ele não seja primo. Então, pode ser decomposto como o produto de dois números, cada um deles menor do que ele próprio (21 pode ser decomposto como 7 · 3; 24 pode ser decomposto como 6 · 4 ou 12 · 2 ou 8 · 3, faça a sua escolha). Agora não sabemos nada de especial sobre esses dois números<text:span text:style-name="T142">…</text:span> exceto o fato de que a hipótese indutiva nos diz que todos os números inferiores a <text:span text:style-name="Variable">k</text:span> + 1 são expressíveis como o produto de um ou mais primos! Portanto, estes dois números, quaisquer que sejam, são expressíveis como produto de primos, e assim, quando os multiplicarmos juntos para obtermos <text:span text:style-name="Variable">k</text:span> + 1, teremos uma cadeia mais longa de primos multiplicados juntos. Portanto, (∀<text:span text:style-name="Variable">i</text:span> ≤ <text:span text:style-name="Variable">k</text:span> <text:span text:style-name="Variable">P</text:span>(<text:span text:style-name="Variable">k</text:span>)) ⇒ <text:span text:style-name="Variable">P</text:span>(<text:span text:style-name="Variable">k</text:span> + 1).</text:p>
        </text:list-item>
      </text:list>
      <text:p text:style-name="Corpo_20_do_20_Exemplo"><text:span text:style-name="T182">Portanto, pela forte forma da indução matemática, ∀</text:span><text:span text:style-name="Variable"><text:span text:style-name="T182">n</text:span></text:span><text:span text:style-name="T182"> ≥ 2, </text:span><text:span text:style-name="Variable"><text:span text:style-name="T182">P</text:span></text:span><text:span text:style-name="T182">(</text:span><text:span text:style-name="Variable"><text:span text:style-name="T182">n</text:span></text:span><text:span text:style-name="T182">) </text:span><text:span text:style-name="T183">é verdadeira</text:span><text:span text:style-name="T182">.</text:span></text:p>
      <text:p text:style-name="P177"><text:span text:style-name="T76">■</text:span></text:p>
      <text:p text:style-name="Corpo_20_do_20_Exemplo"><text:soft-page-break/>Você consegue ver porque precisávamos da forma forte aqui. Se quiséssemos provar que 15 é exprimível como produto de primos, saber que 14 é exprimível como produto de primos não nos faz bem <text:span text:style-name="T45">algum</text:span>. O que precisávamos saber era que 5 e 3 eram exprimíveis dessa forma. Em geral, a forma forte de indução é útil quando se tem de <text:span text:style-name="T184">re</text:span>partir algo em partes menores, mas não há garantia de que as partes sejam “um a menos” do que o original. Apenas se sabe que serão menores do que a original.</text:p>
      <text:h text:style-name="Heading_20_2" text:outline-level="2">Créditos</text:h>
      <text:p text:style-name="P253"><text:span text:style-name="T45">Todas as seções, com exceção da seção “Prova por Indução”,</text:span><text:span text:style-name="T8"> fo</text:span><text:span text:style-name="T45">ram</text:span><text:span text:style-name="T65"> adaptad</text:span><text:span text:style-name="T45">as</text:span><text:span text:style-name="T65"> </text:span><text:span text:style-name="T66">(traduzid</text:span><text:span text:style-name="T45">as</text:span><text:span text:style-name="T66"> e modificad</text:span><text:span text:style-name="T45">as</text:span><text:span text:style-name="T66">)</text:span><text:span text:style-name="T65"> de [</text:span><text:span text:style-name="T45">2</text:span><text:span text:style-name="T65">], que está disponível sob a licença Creative Commons Attribution-ShareAlike 4.0 International. </text:span><text:span text:style-name="T184">A seção “Prova por Indução” foi </text:span><text:span text:style-name="T65">adaptad</text:span><text:span text:style-name="T45">a</text:span><text:span text:style-name="T65"> </text:span><text:span text:style-name="T66">(traduzid</text:span><text:span text:style-name="T45">a</text:span><text:span text:style-name="T66"> e modificad</text:span><text:span text:style-name="T45">a</text:span><text:span text:style-name="T66">)</text:span><text:span text:style-name="T65"> de [</text:span><text:span text:style-name="T45">1</text:span><text:span text:style-name="T65">], </text:span><text:span text:style-name="T184">disponível sob a mesma licença.</text:span></text:p>
      <text:h text:style-name="Heading_20_2" text:outline-level="2">Referências</text:h>
      <text:list xml:id="list1014355839" text:style-name="L4">
        <text:list-item>
          <text:p text:style-name="P223"><text:span text:style-name="T65">Davies, Stephen. </text:span><text:span text:style-name="Emphasis"><text:span text:style-name="T65">A Cool Brisk Walk Through Discrete Mathematics</text:span></text:span><text:span text:style-name="T65">. Disponível em </text:span><text:a xlink:type="simple" xlink:href="http://www.allthemath.org/vol-i/" text:style-name="Internet_20_link" text:visited-style-name="Visited_20_Internet_20_Link"><text:span text:style-name="T65">http://www.allthemath.org/vol-i/</text:span></text:a></text:p>
        </text:list-item>
        <text:list-item>
          <text:p text:style-name="P222">Levin, Oscar. <text:span text:style-name="Emphasis">Discrete Mathematics: An Open Introduction</text:span>. Disponível em <text:a xlink:type="simple" xlink:href="http://discrete.openmathbooks.org/" text:style-name="Internet_20_link" text:visited-style-name="Visited_20_Internet_20_Link">http://discrete.openmathbooks.org</text:a> </text:p>
        </text:list-item>
      </text:list>
      <text:h text:style-name="Heading_20_2" text:outline-level="2">Licença</text:h>
      <text:p text:style-name="P2">É concedida permissão para copiar, distribuir, transmitir e adaptar est<text:span text:style-name="T7">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7">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style style:name="MT2" style:family="text">
      <style:text-properties officeooo:rsid="0257dcfc"/>
    </style:style>
    <style:style style:name="MT3" style:family="text">
      <style:text-properties officeooo:rsid="0365a6d1"/>
    </style:style>
    <style:style style:name="MT4" style:family="text">
      <style:text-properties officeooo:rsid="03f83b6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atemática Discreta para Computação – <text:span text:style-name="MT1">Prof.</text:span> Sergio Queiroz – Módulo <text:span text:style-name="MT2">V</text:span><text:span text:style-name="MT3">I</text:span><text:span text:style-name="MT4">I</text:span><text:tab/><text:page-number text:select-page="current">27</text:page-number>/<text:page-count>27</text:page-coun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3-16T19:42:43.193000000</dc:date>
    <meta:editing-duration>P6DT12H21M2S</meta:editing-duration>
    <meta:editing-cycles>865</meta:editing-cycles>
    <meta:generator>LibreOffice/6.4.7.2$Windows_X86_64 LibreOffice_project/639b8ac485750d5696d7590a72ef1b496725cfb5</meta:generator>
    <meta:document-statistic meta:table-count="12" meta:image-count="0" meta:object-count="0" meta:page-count="27" meta:paragraph-count="650" meta:word-count="10664" meta:character-count="58170" meta:non-whitespace-character-count="48083"/>
  </office:meta>
</office:document-meta>
</file>